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code2" svg:font-family="Junicode" style:font-adornments="Bold" style:font-pitch="variable"/>
    <style:font-face style:name="Junicode1" svg:font-family="Junicode" style:font-adornments="Regular" style:font-pitch="variable"/>
    <style:font-face style:name="Junicode:c2sc" svg:font-family="Junicode:c2sc" style:font-pitch="variable"/>
    <style:font-face style:name="Junicode:case" svg:font-family="Junicode:case" style:font-pitch="variable"/>
    <style:font-face style:name="Junicode:cv01=1" svg:font-family="Junicode:cv01=1" style:font-pitch="variable"/>
    <style:font-face style:name="Junicode:cv01=2" svg:font-family="Junicode:cv01=2" style:font-pitch="variable"/>
    <style:font-face style:name="Junicode:cv01=3" svg:font-family="Junicode:cv01=3" style:font-pitch="variable"/>
    <style:font-face style:name="Junicode:cv02" svg:font-family="Junicode:cv02" style:font-pitch="variable"/>
    <style:font-face style:name="Junicode:cv02=2" svg:font-family="Junicode:cv02=2" style:font-pitch="variable"/>
    <style:font-face style:name="Junicode:cv02=3" svg:font-family="Junicode:cv02=3" style:font-pitch="variable"/>
    <style:font-face style:name="Junicode:cv02=4" svg:font-family="Junicode:cv02=4" style:font-pitch="variable"/>
    <style:font-face style:name="Junicode:cv02=5" svg:font-family="Junicode:cv02=5" style:font-pitch="variable"/>
    <style:font-face style:name="Junicode:cv05" svg:font-family="Junicode:cv05" style:font-pitch="variable"/>
    <style:font-face style:name="Junicode:cv06" svg:font-family="Junicode:cv06" style:font-pitch="variable"/>
    <style:font-face style:name="Junicode:cv07" svg:font-family="Junicode:cv07" style:font-pitch="variable"/>
    <style:font-face style:name="Junicode:cv08" svg:font-family="Junicode:cv08" style:font-pitch="variable"/>
    <style:font-face style:name="Junicode:cv08=2" svg:font-family="Junicode:cv08=2" style:font-pitch="variable"/>
    <style:font-face style:name="Junicode:cv08=3" svg:font-family="Junicode:cv08=3" style:font-pitch="variable"/>
    <style:font-face style:name="Junicode:cv09" svg:font-family="Junicode:cv09" style:font-pitch="variable"/>
    <style:font-face style:name="Junicode:cv09=2" svg:font-family="Junicode:cv09=2" style:font-pitch="variable"/>
    <style:font-face style:name="Junicode:cv10" svg:font-family="Junicode:cv10" style:font-pitch="variable"/>
    <style:font-face style:name="Junicode:cv10=2" svg:font-family="Junicode:cv10=2" style:font-pitch="variable"/>
    <style:font-face style:name="Junicode:cv10=3" svg:font-family="Junicode:cv10=3" style:font-pitch="variable"/>
    <style:font-face style:name="Junicode:cv11" svg:font-family="Junicode:cv11" style:font-pitch="variable"/>
    <style:font-face style:name="Junicode:cv12" svg:font-family="Junicode:cv12" style:font-pitch="variable"/>
    <style:font-face style:name="Junicode:cv12=2" svg:font-family="Junicode:cv12=2" style:font-pitch="variable"/>
    <style:font-face style:name="Junicode:cv12=3" svg:font-family="Junicode:cv12=3" style:font-pitch="variable"/>
    <style:font-face style:name="Junicode:cv12=4" svg:font-family="Junicode:cv12=4" style:font-pitch="variable"/>
    <style:font-face style:name="Junicode:cv12=5" svg:font-family="Junicode:cv12=5" style:font-pitch="variable"/>
    <style:font-face style:name="Junicode:cv12=6" svg:font-family="Junicode:cv12=6" style:font-pitch="variable"/>
    <style:font-face style:name="Junicode:cv13" svg:font-family="Junicode:cv13" style:font-pitch="variable"/>
    <style:font-face style:name="Junicode:cv13=2" svg:font-family="Junicode:cv13=2" style:font-pitch="variable"/>
    <style:font-face style:name="Junicode:cv13=3" svg:font-family="Junicode:cv13=3" style:font-pitch="variable"/>
    <style:font-face style:name="Junicode:cv14" svg:font-family="Junicode:cv14" style:font-pitch="variable"/>
    <style:font-face style:name="Junicode:cv14=2" svg:font-family="Junicode:cv14=2" style:font-pitch="variable"/>
    <style:font-face style:name="Junicode:cv14=3" svg:font-family="Junicode:cv14=3" style:font-pitch="variable"/>
    <style:font-face style:name="Junicode:cv14=4" svg:font-family="Junicode:cv14=4" style:font-pitch="variable"/>
    <style:font-face style:name="Junicode:cv14=5" svg:font-family="Junicode:cv14=5" style:font-pitch="variable"/>
    <style:font-face style:name="Junicode:cv14=6" svg:font-family="Junicode:cv14=6" style:font-pitch="variable"/>
    <style:font-face style:name="Junicode:cv14=7" svg:font-family="Junicode:cv14=7" style:font-pitch="variable"/>
    <style:font-face style:name="Junicode:cv15" svg:font-family="Junicode:cv15" style:font-pitch="variable"/>
    <style:font-face style:name="Junicode:cv16" svg:font-family="Junicode:cv16" style:font-pitch="variable"/>
    <style:font-face style:name="Junicode:cv16=2" svg:font-family="Junicode:cv16=2" style:font-pitch="variable"/>
    <style:font-face style:name="Junicode:cv17" svg:font-family="Junicode:cv17" style:font-pitch="variable"/>
    <style:font-face style:name="Junicode:cv17=2" svg:font-family="Junicode:cv17=2" style:font-pitch="variable"/>
    <style:font-face style:name="Junicode:cv18=1" svg:font-family="Junicode:cv18=1" style:font-pitch="variable"/>
    <style:font-face style:name="Junicode:cv18=2" svg:font-family="Junicode:cv18=2" style:font-pitch="variable"/>
    <style:font-face style:name="Junicode:cv18=3" svg:font-family="Junicode:cv18=3" style:font-pitch="variable"/>
    <style:font-face style:name="Junicode:cv19" svg:font-family="Junicode:cv19" style:font-pitch="variable"/>
    <style:font-face style:name="Junicode:cv20=1" svg:font-family="Junicode:cv20=1" style:font-pitch="variable"/>
    <style:font-face style:name="Junicode:cv20=2" svg:font-family="Junicode:cv20=2" style:font-pitch="variable"/>
    <style:font-face style:name="Junicode:cv20=3" svg:font-family="Junicode:cv20=3" style:font-pitch="variable"/>
    <style:font-face style:name="Junicode:cv22" svg:font-family="Junicode:cv22" style:font-pitch="variable"/>
    <style:font-face style:name="Junicode:cv22=2" svg:font-family="Junicode:cv22=2" style:font-pitch="variable"/>
    <style:font-face style:name="Junicode:cv22=3" svg:font-family="Junicode:cv22=3" style:font-pitch="variable"/>
    <style:font-face style:name="Junicode:cv22=4" svg:font-family="Junicode:cv22=4" style:font-pitch="variable"/>
    <style:font-face style:name="Junicode:cv24" svg:font-family="Junicode:cv24" style:font-pitch="variable"/>
    <style:font-face style:name="Junicode:cv25" svg:font-family="Junicode:cv25" style:font-pitch="variable"/>
    <style:font-face style:name="Junicode:cv25=1" svg:font-family="Junicode:cv25=1" style:font-pitch="variable"/>
    <style:font-face style:name="Junicode:cv25=3" svg:font-family="Junicode:cv25=3" style:font-pitch="variable"/>
    <style:font-face style:name="Junicode:cv26" svg:font-family="Junicode:cv26" style:font-pitch="variable"/>
    <style:font-face style:name="Junicode:cv26=2" svg:font-family="Junicode:cv26=2" style:font-pitch="variable"/>
    <style:font-face style:name="Junicode:cv26=3" svg:font-family="Junicode:cv26=3" style:font-pitch="variable"/>
    <style:font-face style:name="Junicode:cv27" svg:font-family="Junicode:cv27" style:font-pitch="variable"/>
    <style:font-face style:name="Junicode:cv28" svg:font-family="Junicode:cv28" style:font-pitch="variable"/>
    <style:font-face style:name="Junicode:cv28=2" svg:font-family="Junicode:cv28=2" style:font-pitch="variable"/>
    <style:font-face style:name="Junicode:cv28=3" svg:font-family="Junicode:cv28=3" style:font-pitch="variable"/>
    <style:font-face style:name="Junicode:cv28=4" svg:font-family="Junicode:cv28=4" style:font-pitch="variable"/>
    <style:font-face style:name="Junicode:cv29" svg:font-family="Junicode:cv29" style:font-pitch="variable"/>
    <style:font-face style:name="Junicode:cv30" svg:font-family="Junicode:cv30" style:font-pitch="variable"/>
    <style:font-face style:name="Junicode:cv31" svg:font-family="Junicode:cv31" style:font-pitch="variable"/>
    <style:font-face style:name="Junicode:cv33" svg:font-family="Junicode:cv33" style:font-pitch="variable"/>
    <style:font-face style:name="Junicode:cv34" svg:font-family="Junicode:cv34" style:font-pitch="variable"/>
    <style:font-face style:name="Junicode:cv35" svg:font-family="Junicode:cv35" style:font-pitch="variable"/>
    <style:font-face style:name="Junicode:cv36" svg:font-family="Junicode:cv36" style:font-pitch="variable"/>
    <style:font-face style:name="Junicode:cv36=2" svg:font-family="Junicode:cv36=2" style:font-pitch="variable"/>
    <style:font-face style:name="Junicode:cv37" svg:font-family="Junicode:cv37" style:font-pitch="variable"/>
    <style:font-face style:name="Junicode:cv37=2" svg:font-family="Junicode:cv37=2" style:font-pitch="variable"/>
    <style:font-face style:name="Junicode:cv38" svg:font-family="Junicode:cv38" style:font-pitch="variable"/>
    <style:font-face style:name="Junicode:cv38=2" svg:font-family="Junicode:cv38=2" style:font-pitch="variable"/>
    <style:font-face style:name="Junicode:cv38=3" svg:font-family="Junicode:cv38=3" style:font-pitch="variable"/>
    <style:font-face style:name="Junicode:cv38=4" svg:font-family="Junicode:cv38=4" style:font-pitch="variable"/>
    <style:font-face style:name="Junicode:cv38=5" svg:font-family="Junicode:cv38=5" style:font-pitch="variable"/>
    <style:font-face style:name="Junicode:cv38=6" svg:font-family="Junicode:cv38=6" style:font-pitch="variable"/>
    <style:font-face style:name="Junicode:cv39" svg:font-family="Junicode:cv39" style:font-pitch="variable"/>
    <style:font-face style:name="Junicode:cv40" svg:font-family="Junicode:cv40" style:font-pitch="variable"/>
    <style:font-face style:name="Junicode:cv40=2" svg:font-family="Junicode:cv40=2" style:font-pitch="variable"/>
    <style:font-face style:name="Junicode:cv44" svg:font-family="Junicode:cv44" style:font-pitch="variable"/>
    <style:font-face style:name="Junicode:cv44=2" svg:font-family="Junicode:cv44=2" style:font-pitch="variable"/>
    <style:font-face style:name="Junicode:cv44=3" svg:font-family="Junicode:cv44=3" style:font-pitch="variable"/>
    <style:font-face style:name="Junicode:cv44=4" svg:font-family="Junicode:cv44=4" style:font-pitch="variable"/>
    <style:font-face style:name="Junicode:cv48" svg:font-family="Junicode:cv48" style:font-pitch="variable"/>
    <style:font-face style:name="Junicode:cv48=2" svg:font-family="Junicode:cv48=2" style:font-pitch="variable"/>
    <style:font-face style:name="Junicode:cv48=3" svg:font-family="Junicode:cv48=3" style:font-pitch="variable"/>
    <style:font-face style:name="Junicode:cv48=4" svg:font-family="Junicode:cv48=4" style:font-pitch="variable"/>
    <style:font-face style:name="Junicode:cv49" svg:font-family="Junicode:cv49" style:font-pitch="variable"/>
    <style:font-face style:name="Junicode:cv50" svg:font-family="Junicode:cv50" style:font-pitch="variable"/>
    <style:font-face style:name="Junicode:cv50=2" svg:font-family="Junicode:cv50=2" style:font-pitch="variable"/>
    <style:font-face style:name="Junicode:cv51" svg:font-family="Junicode:cv51" style:font-pitch="variable"/>
    <style:font-face style:name="Junicode:cv52" svg:font-family="Junicode:cv52" style:font-pitch="variable"/>
    <style:font-face style:name="Junicode:cv52=2" svg:font-family="Junicode:cv52=2" style:font-pitch="variable"/>
    <style:font-face style:name="Junicode:cv53" svg:font-family="Junicode:cv53" style:font-pitch="variable"/>
    <style:font-face style:name="Junicode:cv53=2" svg:font-family="Junicode:cv53=2" style:font-pitch="variable"/>
    <style:font-face style:name="Junicode:cv53=3" svg:font-family="Junicode:cv53=3" style:font-pitch="variable"/>
    <style:font-face style:name="Junicode:cv54" svg:font-family="Junicode:cv54" style:font-pitch="variable"/>
    <style:font-face style:name="Junicode:cv54=2" svg:font-family="Junicode:cv54=2" style:font-pitch="variable"/>
    <style:font-face style:name="Junicode:cv55" svg:font-family="Junicode:cv55" style:font-pitch="variable"/>
    <style:font-face style:name="Junicode:cv55=2" svg:font-family="Junicode:cv55=2" style:font-pitch="variable"/>
    <style:font-face style:name="Junicode:cv56" svg:font-family="Junicode:cv56" style:font-pitch="variable"/>
    <style:font-face style:name="Junicode:cv57" svg:font-family="Junicode:cv57" style:font-pitch="variable"/>
    <style:font-face style:name="Junicode:cv57=2" svg:font-family="Junicode:cv57=2" style:font-pitch="variable"/>
    <style:font-face style:name="Junicode:cv57=3" svg:font-family="Junicode:cv57=3" style:font-pitch="variable"/>
    <style:font-face style:name="Junicode:cv59" svg:font-family="Junicode:cv59" style:font-pitch="variable"/>
    <style:font-face style:name="Junicode:cv59=2" svg:font-family="Junicode:cv59=2" style:font-pitch="variable"/>
    <style:font-face style:name="Junicode:cv59=3" svg:font-family="Junicode:cv59=3" style:font-pitch="variable"/>
    <style:font-face style:name="Junicode:cv60" svg:font-family="Junicode:cv60" style:font-pitch="variable"/>
    <style:font-face style:name="Junicode:cv61" svg:font-family="Junicode:cv61" style:font-pitch="variable"/>
    <style:font-face style:name="Junicode:cv62" svg:font-family="Junicode:cv62" style:font-pitch="variable"/>
    <style:font-face style:name="Junicode:cv62&amp;ss10" svg:font-family="Junicode:cv62&amp;ss10" style:font-pitch="variable"/>
    <style:font-face style:name="Junicode:cv63" svg:font-family="Junicode:cv63" style:font-pitch="variable"/>
    <style:font-face style:name="Junicode:cv64" svg:font-family="Junicode:cv64" style:font-pitch="variable"/>
    <style:font-face style:name="Junicode:cv65" svg:font-family="Junicode:cv65" style:font-pitch="variable"/>
    <style:font-face style:name="Junicode:cv66" svg:font-family="Junicode:cv66" style:font-pitch="variable"/>
    <style:font-face style:name="Junicode:cv66=2" svg:font-family="Junicode:cv66=2" style:font-pitch="variable"/>
    <style:font-face style:name="Junicode:cv66=3" svg:font-family="Junicode:cv66=3" style:font-pitch="variable"/>
    <style:font-face style:name="Junicode:cv66=4" svg:font-family="Junicode:cv66=4" style:font-pitch="variable"/>
    <style:font-face style:name="Junicode:cv67" svg:font-family="Junicode:cv67" style:font-pitch="variable"/>
    <style:font-face style:name="Junicode:cv67&amp;ss01" svg:font-family="Junicode:cv67&amp;ss01" style:font-pitch="variable"/>
    <style:font-face style:name="Junicode:cv68" svg:font-family="Junicode:cv68" style:font-pitch="variable"/>
    <style:font-face style:name="Junicode:cv69" svg:font-family="Junicode:cv69" style:font-pitch="variable"/>
    <style:font-face style:name="Junicode:cv69=2" svg:font-family="Junicode:cv69=2" style:font-pitch="variable"/>
    <style:font-face style:name="Junicode:cv70" svg:font-family="Junicode:cv70" style:font-pitch="variable"/>
    <style:font-face style:name="Junicode:cv70=10" svg:font-family="Junicode:cv70=10" style:font-pitch="variable"/>
    <style:font-face style:name="Junicode:cv70=11" svg:font-family="Junicode:cv70=11" style:font-pitch="variable"/>
    <style:font-face style:name="Junicode:cv70=12" svg:font-family="Junicode:cv70=12" style:font-pitch="variable"/>
    <style:font-face style:name="Junicode:cv70=13" svg:font-family="Junicode:cv70=13" style:font-pitch="variable"/>
    <style:font-face style:name="Junicode:cv70=14" svg:font-family="Junicode:cv70=14" style:font-pitch="variable"/>
    <style:font-face style:name="Junicode:cv70=15" svg:font-family="Junicode:cv70=15" style:font-pitch="variable"/>
    <style:font-face style:name="Junicode:cv70=16" svg:font-family="Junicode:cv70=16" style:font-pitch="variable"/>
    <style:font-face style:name="Junicode:cv70=17" svg:font-family="Junicode:cv70=17" style:font-pitch="variable"/>
    <style:font-face style:name="Junicode:cv70=18" svg:font-family="Junicode:cv70=18" style:font-pitch="variable"/>
    <style:font-face style:name="Junicode:cv70=19" svg:font-family="Junicode:cv70=19" style:font-pitch="variable"/>
    <style:font-face style:name="Junicode:cv70=2" svg:font-family="Junicode:cv70=2" style:font-pitch="variable"/>
    <style:font-face style:name="Junicode:cv70=20" svg:font-family="Junicode:cv70=20" style:font-pitch="variable"/>
    <style:font-face style:name="Junicode:cv70=3" svg:font-family="Junicode:cv70=3" style:font-pitch="variable"/>
    <style:font-face style:name="Junicode:cv70=4" svg:font-family="Junicode:cv70=4" style:font-pitch="variable"/>
    <style:font-face style:name="Junicode:cv70=5" svg:font-family="Junicode:cv70=5" style:font-pitch="variable"/>
    <style:font-face style:name="Junicode:cv70=6" svg:font-family="Junicode:cv70=6" style:font-pitch="variable"/>
    <style:font-face style:name="Junicode:cv70=7" svg:font-family="Junicode:cv70=7" style:font-pitch="variable"/>
    <style:font-face style:name="Junicode:cv70=8" svg:font-family="Junicode:cv70=8" style:font-pitch="variable"/>
    <style:font-face style:name="Junicode:cv70=9" svg:font-family="Junicode:cv70=9" style:font-pitch="variable"/>
    <style:font-face style:name="Junicode:cv71" svg:font-family="Junicode:cv71" style:font-pitch="variable"/>
    <style:font-face style:name="Junicode:cv72" svg:font-family="Junicode:cv72" style:font-pitch="variable"/>
    <style:font-face style:name="Junicode:cv72=2" svg:font-family="Junicode:cv72=2" style:font-pitch="variable"/>
    <style:font-face style:name="Junicode:cv73" svg:font-family="Junicode:cv73" style:font-pitch="variable"/>
    <style:font-face style:name="Junicode:cv73=2" svg:font-family="Junicode:cv73=2" style:font-pitch="variable"/>
    <style:font-face style:name="Junicode:cv73=3" svg:font-family="Junicode:cv73=3" style:font-pitch="variable"/>
    <style:font-face style:name="Junicode:cv73=4" svg:font-family="Junicode:cv73=4" style:font-pitch="variable"/>
    <style:font-face style:name="Junicode:cv73=5" svg:font-family="Junicode:cv73=5" style:font-pitch="variable"/>
    <style:font-face style:name="Junicode:cv74" svg:font-family="Junicode:cv74" style:font-pitch="variable"/>
    <style:font-face style:name="Junicode:cv74=2" svg:font-family="Junicode:cv74=2" style:font-pitch="variable"/>
    <style:font-face style:name="Junicode:cv74=3" svg:font-family="Junicode:cv74=3" style:font-pitch="variable"/>
    <style:font-face style:name="Junicode:cv74=4" svg:font-family="Junicode:cv74=4" style:font-pitch="variable"/>
    <style:font-face style:name="Junicode:cv75" svg:font-family="Junicode:cv75" style:font-pitch="variable"/>
    <style:font-face style:name="Junicode:cv76" svg:font-family="Junicode:cv76" style:font-pitch="variable"/>
    <style:font-face style:name="Junicode:cv76=2" svg:font-family="Junicode:cv76=2" style:font-pitch="variable"/>
    <style:font-face style:name="Junicode:cv76=3" svg:font-family="Junicode:cv76=3" style:font-pitch="variable"/>
    <style:font-face style:name="Junicode:cv77" svg:font-family="Junicode:cv77" style:font-pitch="variable"/>
    <style:font-face style:name="Junicode:cv78" svg:font-family="Junicode:cv78" style:font-pitch="variable"/>
    <style:font-face style:name="Junicode:cv79" svg:font-family="Junicode:cv79" style:font-pitch="variable"/>
    <style:font-face style:name="Junicode:cv79=2" svg:font-family="Junicode:cv79=2" style:font-pitch="variable"/>
    <style:font-face style:name="Junicode:cv80" svg:font-family="Junicode:cv80" style:font-pitch="variable"/>
    <style:font-face style:name="Junicode:cv81" svg:font-family="Junicode:cv81" style:font-pitch="variable"/>
    <style:font-face style:name="Junicode:cv81=2" svg:font-family="Junicode:cv81=2" style:font-pitch="variable"/>
    <style:font-face style:name="Junicode:cv81=2&amp;case" svg:font-family="Junicode:cv81=2&amp;case" style:font-pitch="variable"/>
    <style:font-face style:name="Junicode:cv81=2&amp;smcp" svg:font-family="Junicode:cv81=2&amp;smcp" style:font-pitch="variable"/>
    <style:font-face style:name="Junicode:cv81=3" svg:font-family="Junicode:cv81=3" style:font-pitch="variable"/>
    <style:font-face style:name="Junicode:cv82" svg:font-family="Junicode:cv82" style:font-pitch="variable"/>
    <style:font-face style:name="Junicode:cv82=2" svg:font-family="Junicode:cv82=2" style:font-pitch="variable"/>
    <style:font-face style:name="Junicode:cv83" svg:font-family="Junicode:cv83" style:font-pitch="variable"/>
    <style:font-face style:name="Junicode:cv84" svg:font-family="Junicode:cv84" style:font-pitch="variable"/>
    <style:font-face style:name="Junicode:cv84=10" svg:font-family="Junicode:cv84=10" style:font-pitch="variable"/>
    <style:font-face style:name="Junicode:cv84=11" svg:font-family="Junicode:cv84=11" style:font-pitch="variable"/>
    <style:font-face style:name="Junicode:cv84=12" svg:font-family="Junicode:cv84=12" style:font-pitch="variable"/>
    <style:font-face style:name="Junicode:cv84=13" svg:font-family="Junicode:cv84=13" style:font-pitch="variable"/>
    <style:font-face style:name="Junicode:cv84=14" svg:font-family="Junicode:cv84=14" style:font-pitch="variable"/>
    <style:font-face style:name="Junicode:cv84=15" svg:font-family="Junicode:cv84=15" style:font-pitch="variable"/>
    <style:font-face style:name="Junicode:cv84=16" svg:font-family="Junicode:cv84=16" style:font-pitch="variable"/>
    <style:font-face style:name="Junicode:cv84=17" svg:font-family="Junicode:cv84=17" style:font-pitch="variable"/>
    <style:font-face style:name="Junicode:cv84=18" svg:font-family="Junicode:cv84=18" style:font-pitch="variable"/>
    <style:font-face style:name="Junicode:cv84=19" svg:font-family="Junicode:cv84=19" style:font-pitch="variable"/>
    <style:font-face style:name="Junicode:cv84=2" svg:font-family="Junicode:cv84=2" style:font-pitch="variable"/>
    <style:font-face style:name="Junicode:cv84=20" svg:font-family="Junicode:cv84=20" style:font-pitch="variable"/>
    <style:font-face style:name="Junicode:cv84=21" svg:font-family="Junicode:cv84=21" style:font-pitch="variable"/>
    <style:font-face style:name="Junicode:cv84=22" svg:font-family="Junicode:cv84=22" style:font-pitch="variable"/>
    <style:font-face style:name="Junicode:cv84=23" svg:font-family="Junicode:cv84=23" style:font-pitch="variable"/>
    <style:font-face style:name="Junicode:cv84=24" svg:font-family="Junicode:cv84=24" style:font-pitch="variable"/>
    <style:font-face style:name="Junicode:cv84=25" svg:font-family="Junicode:cv84=25" style:font-pitch="variable"/>
    <style:font-face style:name="Junicode:cv84=26" svg:font-family="Junicode:cv84=26" style:font-pitch="variable"/>
    <style:font-face style:name="Junicode:cv84=27" svg:font-family="Junicode:cv84=27" style:font-pitch="variable"/>
    <style:font-face style:name="Junicode:cv84=28" svg:font-family="Junicode:cv84=28" style:font-pitch="variable"/>
    <style:font-face style:name="Junicode:cv84=29" svg:font-family="Junicode:cv84=29" style:font-pitch="variable"/>
    <style:font-face style:name="Junicode:cv84=3" svg:font-family="Junicode:cv84=3" style:font-pitch="variable"/>
    <style:font-face style:name="Junicode:cv84=30" svg:font-family="Junicode:cv84=30" style:font-pitch="variable"/>
    <style:font-face style:name="Junicode:cv84=31" svg:font-family="Junicode:cv84=31" style:font-pitch="variable"/>
    <style:font-face style:name="Junicode:cv84=32" svg:font-family="Junicode:cv84=32" style:font-pitch="variable"/>
    <style:font-face style:name="Junicode:cv84=33" svg:font-family="Junicode:cv84=33" style:font-pitch="variable"/>
    <style:font-face style:name="Junicode:cv84=34" svg:font-family="Junicode:cv84=34" style:font-pitch="variable"/>
    <style:font-face style:name="Junicode:cv84=35" svg:font-family="Junicode:cv84=35" style:font-pitch="variable"/>
    <style:font-face style:name="Junicode:cv84=36" svg:font-family="Junicode:cv84=36" style:font-pitch="variable"/>
    <style:font-face style:name="Junicode:cv84=37" svg:font-family="Junicode:cv84=37" style:font-pitch="variable"/>
    <style:font-face style:name="Junicode:cv84=4" svg:font-family="Junicode:cv84=4" style:font-pitch="variable"/>
    <style:font-face style:name="Junicode:cv84=5" svg:font-family="Junicode:cv84=5" style:font-pitch="variable"/>
    <style:font-face style:name="Junicode:cv84=6" svg:font-family="Junicode:cv84=6" style:font-pitch="variable"/>
    <style:font-face style:name="Junicode:cv84=7" svg:font-family="Junicode:cv84=7" style:font-pitch="variable"/>
    <style:font-face style:name="Junicode:cv84=8" svg:font-family="Junicode:cv84=8" style:font-pitch="variable"/>
    <style:font-face style:name="Junicode:cv84=9" svg:font-family="Junicode:cv84=9" style:font-pitch="variable"/>
    <style:font-face style:name="Junicode:cv85" svg:font-family="Junicode:cv85" style:font-pitch="variable"/>
    <style:font-face style:name="Junicode:cv86" svg:font-family="Junicode:cv86" style:font-pitch="variable"/>
    <style:font-face style:name="Junicode:cv87" svg:font-family="Junicode:cv87" style:font-pitch="variable"/>
    <style:font-face style:name="Junicode:cv88" svg:font-family="Junicode:cv88" style:font-pitch="variable"/>
    <style:font-face style:name="Junicode:cv89" svg:font-family="Junicode:cv89" style:font-pitch="variable"/>
    <style:font-face style:name="Junicode:cv90" svg:font-family="Junicode:cv90" style:font-pitch="variable"/>
    <style:font-face style:name="Junicode:cv91" svg:font-family="Junicode:cv91" style:font-pitch="variable"/>
    <style:font-face style:name="Junicode:cv91=2" svg:font-family="Junicode:cv91=2" style:font-pitch="variable"/>
    <style:font-face style:name="Junicode:cv91=3" svg:font-family="Junicode:cv91=3" style:font-pitch="variable"/>
    <style:font-face style:name="Junicode:cv92" svg:font-family="Junicode:cv92" style:font-pitch="variable"/>
    <style:font-face style:name="Junicode:cv93" svg:font-family="Junicode:cv93" style:font-pitch="variable"/>
    <style:font-face style:name="Junicode:cv93=10" svg:font-family="Junicode:cv93=10" style:font-pitch="variable"/>
    <style:font-face style:name="Junicode:cv93=11" svg:font-family="Junicode:cv93=11" style:font-pitch="variable"/>
    <style:font-face style:name="Junicode:cv93=12" svg:font-family="Junicode:cv93=12" style:font-pitch="variable"/>
    <style:font-face style:name="Junicode:cv93=13" svg:font-family="Junicode:cv93=13" style:font-pitch="variable"/>
    <style:font-face style:name="Junicode:cv93=14" svg:font-family="Junicode:cv93=14" style:font-pitch="variable"/>
    <style:font-face style:name="Junicode:cv93=15" svg:font-family="Junicode:cv93=15" style:font-pitch="variable"/>
    <style:font-face style:name="Junicode:cv93=16" svg:font-family="Junicode:cv93=16" style:font-pitch="variable"/>
    <style:font-face style:name="Junicode:cv93=17" svg:font-family="Junicode:cv93=17" style:font-pitch="variable"/>
    <style:font-face style:name="Junicode:cv93=18" svg:font-family="Junicode:cv93=18" style:font-pitch="variable"/>
    <style:font-face style:name="Junicode:cv93=19" svg:font-family="Junicode:cv93=19" style:font-pitch="variable"/>
    <style:font-face style:name="Junicode:cv93=2" svg:font-family="Junicode:cv93=2" style:font-pitch="variable"/>
    <style:font-face style:name="Junicode:cv93=20" svg:font-family="Junicode:cv93=20" style:font-pitch="variable"/>
    <style:font-face style:name="Junicode:cv93=21" svg:font-family="Junicode:cv93=21" style:font-pitch="variable"/>
    <style:font-face style:name="Junicode:cv93=22" svg:font-family="Junicode:cv93=22" style:font-pitch="variable"/>
    <style:font-face style:name="Junicode:cv93=24" svg:font-family="Junicode:cv93=24" style:font-pitch="variable"/>
    <style:font-face style:name="Junicode:cv93=25" svg:font-family="Junicode:cv93=25" style:font-pitch="variable"/>
    <style:font-face style:name="Junicode:cv93=26" svg:font-family="Junicode:cv93=26" style:font-pitch="variable"/>
    <style:font-face style:name="Junicode:cv93=27" svg:font-family="Junicode:cv93=27" style:font-pitch="variable"/>
    <style:font-face style:name="Junicode:cv93=3" svg:font-family="Junicode:cv93=3" style:font-pitch="variable"/>
    <style:font-face style:name="Junicode:cv93=4" svg:font-family="Junicode:cv93=4" style:font-pitch="variable"/>
    <style:font-face style:name="Junicode:cv93=5" svg:font-family="Junicode:cv93=5" style:font-pitch="variable"/>
    <style:font-face style:name="Junicode:cv93=6" svg:font-family="Junicode:cv93=6" style:font-pitch="variable"/>
    <style:font-face style:name="Junicode:cv93=7" svg:font-family="Junicode:cv93=7" style:font-pitch="variable"/>
    <style:font-face style:name="Junicode:cv93=8" svg:font-family="Junicode:cv93=8" style:font-pitch="variable"/>
    <style:font-face style:name="Junicode:cv93=9" svg:font-family="Junicode:cv93=9" style:font-pitch="variable"/>
    <style:font-face style:name="Junicode:cv94" svg:font-family="Junicode:cv94" style:font-pitch="variable"/>
    <style:font-face style:name="Junicode:cv95" svg:font-family="Junicode:cv95" style:font-pitch="variable"/>
    <style:font-face style:name="Junicode:cv95=2" svg:font-family="Junicode:cv95=2" style:font-pitch="variable"/>
    <style:font-face style:name="Junicode:cv95=3" svg:font-family="Junicode:cv95=3" style:font-pitch="variable"/>
    <style:font-face style:name="Junicode:cv95=4" svg:font-family="Junicode:cv95=4" style:font-pitch="variable"/>
    <style:font-face style:name="Junicode:cv95=5" svg:font-family="Junicode:cv95=5" style:font-pitch="variable"/>
    <style:font-face style:name="Junicode:cv95=6" svg:font-family="Junicode:cv95=6" style:font-pitch="variable"/>
    <style:font-face style:name="Junicode:cv96" svg:font-family="Junicode:cv96" style:font-pitch="variable"/>
    <style:font-face style:name="Junicode:cv97" svg:font-family="Junicode:cv97" style:font-pitch="variable"/>
    <style:font-face style:name="Junicode:cv98" svg:font-family="Junicode:cv98" style:font-pitch="variable"/>
    <style:font-face style:name="Junicode:cv99&amp;smcp&amp;hlig" svg:font-family="Junicode:cv99&amp;smcp&amp;hlig" style:font-pitch="variable"/>
    <style:font-face style:name="Junicode:dlig" svg:font-family="Junicode:dlig" style:font-pitch="variable"/>
    <style:font-face style:name="Junicode:hist" svg:font-family="Junicode:hist" style:font-pitch="variable"/>
    <style:font-face style:name="Junicode:hist&amp;hlig" svg:font-family="Junicode:hist&amp;hlig" style:font-pitch="variable"/>
    <style:font-face style:name="Junicode:hlig" svg:font-family="Junicode:hlig" style:font-pitch="variable"/>
    <style:font-face style:name="Junicode:hlig&amp;smcp" svg:font-family="Junicode:hlig&amp;smcp" style:font-pitch="variable"/>
    <style:font-face style:name="Junicode:hlig&amp;ss01" svg:font-family="Junicode:hlig&amp;ss01" style:font-pitch="variable"/>
    <style:font-face style:name="Junicode:lnum" svg:font-family="Junicode:lnum" style:font-pitch="variable"/>
    <style:font-face style:name="Junicode:lnum&amp;pnum" svg:font-family="Junicode:lnum&amp;pnum" style:font-pitch="variable"/>
    <style:font-face style:name="Junicode:nalt=1" svg:font-family="Junicode:nalt=1" style:font-pitch="variable"/>
    <style:font-face style:name="Junicode:nalt=2" svg:font-family="Junicode:nalt=2" style:font-pitch="variable"/>
    <style:font-face style:name="Junicode:nalt=3" svg:font-family="Junicode:nalt=3" style:font-pitch="variable"/>
    <style:font-face style:name="Junicode:nalt=4" svg:font-family="Junicode:nalt=4" style:font-pitch="variable"/>
    <style:font-face style:name="Junicode:nalt=5" svg:font-family="Junicode:nalt=5" style:font-pitch="variable"/>
    <style:font-face style:name="Junicode:onum&amp;pnum" svg:font-family="Junicode:onum&amp;pnum" style:font-pitch="variable"/>
    <style:font-face style:name="Junicode:onum&amp;tnum" svg:font-family="Junicode:onum&amp;tnum" style:font-pitch="variable"/>
    <style:font-face style:name="Junicode:ornm" svg:font-family="Junicode:ornm" style:font-pitch="variable"/>
    <style:font-face style:name="Junicode:ornm=1" svg:font-family="Junicode:ornm=1" style:font-pitch="variable"/>
    <style:font-face style:name="Junicode:ornm=2" svg:font-family="Junicode:ornm=2" style:font-pitch="variable"/>
    <style:font-face style:name="Junicode:ornm=3" svg:font-family="Junicode:ornm=3" style:font-pitch="variable"/>
    <style:font-face style:name="Junicode:ornm=4" svg:font-family="Junicode:ornm=4" style:font-pitch="variable"/>
    <style:font-face style:name="Junicode:pcap" svg:font-family="Junicode:pcap" style:font-pitch="variable"/>
    <style:font-face style:name="Junicode:pnum" svg:font-family="Junicode:pnum" style:font-pitch="variable"/>
    <style:font-face style:name="Junicode:smcp" svg:font-family="Junicode:smcp" style:font-pitch="variable"/>
    <style:font-face style:name="Junicode:smcp1" svg:font-family="Junicode:smcp" style:font-adornments="Bold" style:font-pitch="variable"/>
    <style:font-face style:name="Junicode:smcp2" svg:font-family="Junicode:smcp" style:font-adornments="Regular" style:font-pitch="variable"/>
    <style:font-face style:name="Junicode:smcp&amp;cv84=11" svg:font-family="Junicode:smcp&amp;cv84=11" style:font-pitch="variable"/>
    <style:font-face style:name="Junicode:smcp&amp;cv99" svg:font-family="Junicode:smcp&amp;cv99" style:font-pitch="variable"/>
    <style:font-face style:name="Junicode:smcp&amp;cv99&amp;hlig" svg:font-family="Junicode:smcp&amp;cv99&amp;hlig" style:font-pitch="variable"/>
    <style:font-face style:name="Junicode:smcp&amp;hlig" svg:font-family="Junicode:smcp&amp;hlig" style:font-pitch="variable"/>
    <style:font-face style:name="Junicode:smcp&amp;pnum&amp;onum" svg:font-family="Junicode:smcp&amp;pnum&amp;onum" style:font-pitch="variable"/>
    <style:font-face style:name="Junicode:smcp&amp;ss07" svg:font-family="Junicode:smcp&amp;ss07" style:font-pitch="variable"/>
    <style:font-face style:name="Junicode:ss01" svg:font-family="Junicode:ss01" style:font-pitch="variable"/>
    <style:font-face style:name="Junicode:ss01&amp;hist" svg:font-family="Junicode:ss01&amp;hist" style:font-pitch="variable"/>
    <style:font-face style:name="Junicode:ss01&amp;hist&amp;hlig" svg:font-family="Junicode:ss01&amp;hist&amp;hlig" style:font-pitch="variable"/>
    <style:font-face style:name="Junicode:ss01&amp;hlig" svg:font-family="Junicode:ss01&amp;hlig" style:font-pitch="variable"/>
    <style:font-face style:name="Junicode:ss02" svg:font-family="Junicode:ss02" style:font-pitch="variable"/>
    <style:font-face style:name="Junicode:ss03" svg:font-family="Junicode:ss03" style:font-pitch="variable"/>
    <style:font-face style:name="Junicode:ss04" svg:font-family="Junicode:ss04" style:font-pitch="variable"/>
    <style:font-face style:name="Junicode:ss05" svg:font-family="Junicode:ss05" style:font-pitch="variable"/>
    <style:font-face style:name="Junicode:ss05&amp;hist" svg:font-family="Junicode:ss05&amp;hist" style:font-pitch="variable"/>
    <style:font-face style:name="Junicode:ss06" svg:font-family="Junicode:ss06" style:font-pitch="variable"/>
    <style:font-face style:name="Junicode:ss07" svg:font-family="Junicode:ss07" style:font-pitch="variable"/>
    <style:font-face style:name="Junicode:ss08" svg:font-family="Junicode:ss08" style:font-pitch="variable"/>
    <style:font-face style:name="Junicode:ss10" svg:font-family="Junicode:ss10" style:font-pitch="variable"/>
    <style:font-face style:name="Junicode:ss11" svg:font-family="Junicode:ss11" style:font-pitch="variable"/>
    <style:font-face style:name="Junicode:ss11&amp;hlig" svg:font-family="Junicode:ss11&amp;hlig" style:font-pitch="variable"/>
    <style:font-face style:name="Junicode:ss12" svg:font-family="Junicode:ss12" style:font-pitch="variable"/>
    <style:font-face style:name="Junicode:ss12&amp;rtlm" svg:font-family="Junicode:ss12&amp;rtlm" style:font-pitch="variable"/>
    <style:font-face style:name="Junicode:ss13" svg:font-family="Junicode:ss13" style:font-pitch="variable"/>
    <style:font-face style:name="Junicode:ss14" svg:font-family="Junicode:ss14" style:font-pitch="variable"/>
    <style:font-face style:name="Junicode:ss14&amp;ss15" svg:font-family="Junicode:ss14&amp;ss15" style:font-pitch="variable"/>
    <style:font-face style:name="Junicode:ss16" svg:font-family="Junicode:ss16" style:font-pitch="variable"/>
    <style:font-face style:name="Junicode:ss17" svg:font-family="Junicode:ss17" style:font-pitch="variable"/>
    <style:font-face style:name="Junicode:ss19" svg:font-family="Junicode:ss19" style:font-pitch="variable"/>
    <style:font-face style:name="Junicode:ss20" svg:font-family="Junicode:ss20" style:font-pitch="variable"/>
    <style:font-face style:name="Junicode:ss20&amp;cv84=17" svg:font-family="Junicode:ss20&amp;cv84=17" style:font-pitch="variable"/>
    <style:font-face style:name="Junicode:subs" svg:font-family="Junicode:subs" style:font-pitch="variable"/>
    <style:font-face style:name="Junicode:subs&amp;pnum&amp;onum" svg:font-family="Junicode:subs&amp;pnum&amp;onum" style:font-pitch="variable"/>
    <style:font-face style:name="Junicode:sups" svg:font-family="Junicode:sups" style:font-pitch="variable"/>
    <style:font-face style:name="Junicode:sups&amp;pnum&amp;onum" svg:font-family="Junicode:sups&amp;pnum&amp;onum" style:font-pitch="variable"/>
    <style:font-face style:name="Junicode:zero" svg:font-family="Junicode:zero" style:font-pitch="variable"/>
    <style:font-face style:name="Junicode:zero&amp;onum" svg:font-family="Junicode:zero&amp;onum" style:font-pitch="variable"/>
    <style:font-face style:name="Junicode:zero&amp;onum&amp;pnum" svg:font-family="Junicode:zero&amp;onum&amp;pnum" style:font-pitch="variable"/>
    <style:font-face style:name="Junicode:zero&amp;pnum" svg:font-family="Junicode:zero&amp;pnum" style:font-pitch="variable"/>
    <style:font-face style:name="Junicode:zero&amp;subs" svg:font-family="Junicode:zero&amp;subs" style:font-pitch="variable"/>
    <style:font-face style:name="Junicode:zero&amp;subs&amp;onum&amp;pnum" svg:font-family="Junicode:zero&amp;subs&amp;onum&amp;pnum" style:font-pitch="variable"/>
    <style:font-face style:name="Junicode:zero&amp;sups" svg:font-family="Junicode:zero&amp;sups" style:font-pitch="variable"/>
    <style:font-face style:name="Junicode:zero&amp;sups&amp;onum&amp;pnum" svg:font-family="Junicode:zero&amp;sups&amp;onum&amp;pnum" style:font-pitch="variable"/>
    <style:font-face style:name="JuniusX1" svg:font-family="JuniusX" style:font-adornments="Bold" style:font-pitch="variable"/>
    <style:font-face style:name="JuniusX" svg:font-family="JuniusX" style:font-adornments="Condensed" style:font-pitch="variable"/>
    <style:font-face style:name="JuniusX:c2sc" svg:font-family="JuniusX:c2sc" style:font-pitch="variable"/>
    <style:font-face style:name="JuniusX:onum&amp;tnum" svg:font-family="JuniusX:onum&amp;tnum" style:font-pitch="variable"/>
    <style:font-face style:name="JuniusX:smcp" svg:font-family="JuniusX:smcp" style:font-pitch="variable"/>
    <style:font-face style:name="JuniusX:ss10" svg:font-family="JuniusX:ss10" style:font-adornments="Regular"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AlphacvNN" style:family="table">
      <style:table-properties style:width="4.7403in" table:align="center" style:may-break-between-rows="true" table:border-model="collapsing"/>
    </style:style>
    <style:style style:name="AlphacvNN.A" style:family="table-column">
      <style:table-column-properties style:column-width="0.8701in"/>
    </style:style>
    <style:style style:name="AlphacvNN.C" style:family="table-column">
      <style:table-column-properties style:column-width="3in"/>
    </style:style>
    <style:style style:name="AlphacvNN.1" style:family="table-row">
      <style:table-row-properties fo:keep-together="auto"/>
    </style:style>
    <style:style style:name="AlphacvNN.A1" style:family="table-cell">
      <style:table-cell-properties fo:background-color="#ffe994" fo:padding="0.0382in" fo:border-left="0.5pt solid #000000" fo:border-right="none" fo:border-top="0.5pt solid #000000" fo:border-bottom="0.5pt solid #000000" style:writing-mode="page">
        <style:background-image/>
      </style:table-cell-properties>
    </style:style>
    <style:style style:name="AlphacvNN.C1" style:family="table-cell">
      <style:table-cell-properties fo:background-color="#ffe994" fo:padding="0.0382in" fo:border="0.5pt solid #000000" style:writing-mode="page">
        <style:background-image/>
      </style:table-cell-properties>
    </style:style>
    <style:style style:name="AlphacvN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lphacvNN.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7403in" table:align="center" style:may-break-between-rows="true" table:border-model="collapsing"/>
    </style:style>
    <style:style style:name="Table12.A" style:family="table-column">
      <style:table-column-properties style:column-width="1.9701in"/>
    </style:style>
    <style:style style:name="Table12.B" style:family="table-column">
      <style:table-column-properties style:column-width="0.8701in"/>
    </style:style>
    <style:style style:name="Table12.C" style:family="table-column">
      <style:table-column-properties style:column-width="1.9in"/>
    </style:style>
    <style:style style:name="Table12.1" style:family="table-row">
      <style:table-row-properties fo:keep-together="auto"/>
    </style:style>
    <style:style style:name="Table12.A1" style:family="table-cell">
      <style:table-cell-properties fo:background-color="#fff5ce"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fff5ce"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_20_left">
      <style:paragraph-properties fo:text-align="end" style:justify-single-word="false"/>
      <style:text-properties style:font-name="Junicode:smcp&amp;pnum&amp;onum"/>
    </style:style>
    <style:style style:name="P2" style:family="paragraph" style:parent-style-name="Header_20_left">
      <style:text-properties style:font-name="Junicode:smcp&amp;pnum&amp;o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officeooo:rsid="025c78ed" officeooo:paragraph-rsid="025c78ed"/>
    </style:style>
    <style:style style:name="P5" style:family="paragraph" style:parent-style-name="Standard">
      <style:text-properties officeooo:paragraph-rsid="02591656"/>
    </style:style>
    <style:style style:name="P6" style:family="paragraph" style:parent-style-name="Standard">
      <style:text-properties officeooo:paragraph-rsid="00069b8a"/>
    </style:style>
    <style:style style:name="P7" style:family="paragraph" style:parent-style-name="Standard">
      <style:paragraph-properties fo:margin-left="0.4925in" fo:margin-right="0in" fo:text-indent="0in" style:auto-text-indent="false"/>
    </style:style>
    <style:style style:name="P8" style:family="paragraph" style:parent-style-name="Standard">
      <style:paragraph-properties fo:margin-left="0.4925in" fo:margin-right="0in" fo:text-indent="0in" style:auto-text-indent="false"/>
      <style:text-properties officeooo:rsid="00069b8a" officeooo:paragraph-rsid="00069b8a"/>
    </style:style>
    <style:style style:name="P9" style:family="paragraph" style:parent-style-name="Standard">
      <style:paragraph-properties fo:margin-left="0.4925in" fo:margin-right="0in" fo:text-indent="0in" style:auto-text-indent="false"/>
      <style:text-properties officeooo:rsid="00069b8a" officeooo:paragraph-rsid="01ba70aa"/>
    </style:style>
    <style:style style:name="P10" style:family="paragraph" style:parent-style-name="Standard">
      <style:paragraph-properties fo:margin-left="0.4925in" fo:margin-right="0in" fo:text-indent="0in" style:auto-text-indent="false"/>
      <style:text-properties officeooo:paragraph-rsid="01ba70aa"/>
    </style:style>
    <style:style style:name="P11" style:family="paragraph" style:parent-style-name="Standard">
      <style:paragraph-properties fo:margin-left="0.4925in" fo:margin-right="0in" fo:margin-top="0in" fo:margin-bottom="0in" style:contextual-spacing="false" fo:text-indent="0in" style:auto-text-indent="false"/>
    </style:style>
    <style:style style:name="P12" style:family="paragraph" style:parent-style-name="Standard">
      <style:paragraph-properties fo:margin-top="0in" fo:margin-bottom="0.0799in" style:contextual-spacing="false"/>
      <style:text-properties officeooo:paragraph-rsid="027465a3"/>
    </style:style>
    <style:style style:name="P13" style:family="paragraph" style:parent-style-name="Standard">
      <style:paragraph-properties fo:margin-top="0in" fo:margin-bottom="0.0799in" style:contextual-spacing="false"/>
      <style:text-properties officeooo:rsid="01dcce7f" officeooo:paragraph-rsid="035418f6"/>
    </style:style>
    <style:style style:name="P14" style:family="paragraph" style:parent-style-name="Standard">
      <style:paragraph-properties fo:margin-top="0.1in" fo:margin-bottom="0in" style:contextual-spacing="false"/>
      <style:text-properties officeooo:paragraph-rsid="02d0394b"/>
    </style:style>
    <style:style style:name="P15" style:family="paragraph" style:parent-style-name="Standard">
      <style:paragraph-properties fo:margin-top="0.0799in" fo:margin-bottom="0.0799in" style:contextual-spacing="false"/>
      <style:text-properties officeooo:rsid="025145ac" officeooo:paragraph-rsid="025145ac"/>
    </style:style>
    <style:style style:name="P16" style:family="paragraph" style:parent-style-name="Table_20_Contents">
      <style:paragraph-properties fo:margin-top="0in" fo:margin-bottom="0in" style:contextual-spacing="false"/>
    </style:style>
    <style:style style:name="P17"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88a36" officeooo:paragraph-rsid="02ec561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88a36"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88a36"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88a36"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99185" officeooo:paragraph-rsid="02e9918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a71aa" officeooo:paragraph-rsid="02ea71a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b105f" officeooo:paragraph-rsid="02eb105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e023f"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f59b3"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f136ac" officeooo:paragraph-rsid="02f136a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f26b28"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f42027" officeooo:paragraph-rsid="02f4202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 fo:font-size="12pt" fo:language="zxx" fo:country="none"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cv29" fo:font-size="12pt" fo:language="zxx" fo:country="none" fo:font-style="normal" fo:text-shadow="none" style:text-underline-style="none" fo:font-weight="normal" officeooo:rsid="034a87c4" officeooo:paragraph-rsid="034a87c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cv30" fo:font-size="12pt" fo:language="zxx" fo:country="none" fo:font-style="normal" fo:text-shadow="none" style:text-underline-style="none" fo:font-weight="normal" officeooo:rsid="034a87c4" officeooo:paragraph-rsid="034a87c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margin-top="0in" fo:margin-bottom="0in" style:contextual-spacing="false"/>
    </style:style>
    <style:style style:name="P37" style:family="paragraph" style:parent-style-name="Standard">
      <style:paragraph-properties fo:margin-top="0in" fo:margin-bottom="0in" style:contextual-spacing="false" fo:line-height="0.25in"/>
      <style:text-properties fo:color="#611729" loext:opacity="100%" style:font-name="Junicode:ss11"/>
    </style:style>
    <style:style style:name="P38" style:family="paragraph" style:parent-style-name="Standard">
      <style:paragraph-properties fo:margin-top="0in" fo:margin-bottom="0in" style:contextual-spacing="false" fo:line-height="0.25in"/>
      <style:text-properties fo:color="#611729" loext:opacity="100%" style:font-name="Junicode:hist"/>
    </style:style>
    <style:style style:name="P39" style:family="paragraph" style:parent-style-name="Standard">
      <style:paragraph-properties fo:margin-top="0in" fo:margin-bottom="0in" style:contextual-spacing="false" fo:line-height="0.25in"/>
      <style:text-properties fo:color="#611729" loext:opacity="100%" style:font-name="Junicode:ss01"/>
    </style:style>
    <style:style style:name="P40" style:family="paragraph" style:parent-style-name="Standard">
      <style:paragraph-properties fo:margin-top="0in" fo:margin-bottom="0in" style:contextual-spacing="false" fo:line-height="0.25in"/>
      <style:text-properties fo:color="#611729" loext:opacity="100%" style:font-name="Junicode:ss01" officeooo:paragraph-rsid="0357bb0b"/>
    </style:style>
    <style:style style:name="P41" style:family="paragraph" style:parent-style-name="Standard">
      <style:paragraph-properties fo:margin-top="0in" fo:margin-bottom="0in" style:contextual-spacing="false" fo:line-height="0.25in"/>
      <style:text-properties fo:color="#611729" loext:opacity="100%" style:font-name="Junicode:ss01&amp;hist"/>
    </style:style>
    <style:style style:name="P42" style:family="paragraph" style:parent-style-name="Standard">
      <style:paragraph-properties fo:margin-top="0in" fo:margin-bottom="0in" style:contextual-spacing="false" fo:line-height="0.25in"/>
      <style:text-properties fo:color="#611729" loext:opacity="100%"/>
    </style:style>
    <style:style style:name="P43" style:family="paragraph" style:parent-style-name="Standard">
      <style:paragraph-properties fo:margin-top="0in" fo:margin-bottom="0in" style:contextual-spacing="false"/>
      <style:text-properties officeooo:paragraph-rsid="020c9bc0"/>
    </style:style>
    <style:style style:name="P44" style:family="paragraph" style:parent-style-name="Standard">
      <style:paragraph-properties fo:margin-top="0in" fo:margin-bottom="0in" style:contextual-spacing="false"/>
      <style:text-properties fo:color="#3465a4" loext:opacity="100%" style:font-name="Junicode:ss10" fo:font-size="14pt" officeooo:rsid="02078644" officeooo:paragraph-rsid="021e6707"/>
    </style:style>
    <style:style style:name="P45" style:family="paragraph" style:parent-style-name="Standard">
      <style:paragraph-properties fo:margin-top="0in" fo:margin-bottom="0in" style:contextual-spacing="false"/>
      <style:text-properties fo:color="#3465a4" loext:opacity="100%" style:font-name="Junicode:ss10" fo:font-size="14pt" officeooo:rsid="02078644" officeooo:paragraph-rsid="0216fa25"/>
    </style:style>
    <style:style style:name="P46" style:family="paragraph" style:parent-style-name="Standard">
      <style:paragraph-properties fo:margin-top="0in" fo:margin-bottom="0in" style:contextual-spacing="false"/>
      <style:text-properties officeooo:paragraph-rsid="0216fa25"/>
    </style:style>
    <style:style style:name="P47" style:family="paragraph" style:parent-style-name="Standard">
      <style:paragraph-properties fo:margin-top="0in" fo:margin-bottom="0in" style:contextual-spacing="false"/>
      <style:text-properties officeooo:paragraph-rsid="020e7711"/>
    </style:style>
    <style:style style:name="P48" style:family="paragraph" style:parent-style-name="Standard">
      <style:paragraph-properties fo:margin-top="0in" fo:margin-bottom="0in" style:contextual-spacing="false"/>
      <style:text-properties officeooo:paragraph-rsid="021e6707"/>
    </style:style>
    <style:style style:name="P49" style:family="paragraph" style:parent-style-name="Standard">
      <style:paragraph-properties fo:margin-top="0in" fo:margin-bottom="0in" style:contextual-spacing="false"/>
      <style:text-properties officeooo:paragraph-rsid="02158952"/>
    </style:style>
    <style:style style:name="P50" style:family="paragraph" style:parent-style-name="Standard">
      <style:paragraph-properties fo:margin-top="0in" fo:margin-bottom="0in" style:contextual-spacing="false"/>
      <style:text-properties officeooo:paragraph-rsid="02100141"/>
    </style:style>
    <style:style style:name="P51" style:family="paragraph" style:parent-style-name="Standard">
      <style:paragraph-properties fo:margin-top="0in" fo:margin-bottom="0in" style:contextual-spacing="false"/>
      <style:text-properties officeooo:paragraph-rsid="02197a76"/>
    </style:style>
    <style:style style:name="P52" style:family="paragraph" style:parent-style-name="Standard">
      <style:paragraph-properties fo:margin-top="0in" fo:margin-bottom="0in" style:contextual-spacing="false"/>
      <style:text-properties officeooo:paragraph-rsid="021b3018"/>
    </style:style>
    <style:style style:name="P53" style:family="paragraph" style:parent-style-name="Standard">
      <style:paragraph-properties fo:margin-top="0in" fo:margin-bottom="0in" style:contextual-spacing="false"/>
      <style:text-properties officeooo:paragraph-rsid="02269638"/>
    </style:style>
    <style:style style:name="P54" style:family="paragraph" style:parent-style-name="Standard">
      <style:paragraph-properties fo:margin-top="0in" fo:margin-bottom="0in" style:contextual-spacing="false"/>
      <style:text-properties officeooo:paragraph-rsid="0223e49c"/>
    </style:style>
    <style:style style:name="P55" style:family="paragraph" style:parent-style-name="Standard">
      <style:paragraph-properties fo:margin-top="0in" fo:margin-bottom="0in" style:contextual-spacing="false"/>
      <style:text-properties officeooo:paragraph-rsid="02287b52"/>
    </style:style>
    <style:style style:name="P56" style:family="paragraph" style:parent-style-name="Standard">
      <style:paragraph-properties fo:margin-top="0in" fo:margin-bottom="0in" style:contextual-spacing="false"/>
      <style:text-properties officeooo:paragraph-rsid="0220983a"/>
    </style:style>
    <style:style style:name="P57" style:family="paragraph" style:parent-style-name="Standard">
      <style:paragraph-properties fo:margin-top="0in" fo:margin-bottom="0in" style:contextual-spacing="false"/>
      <style:text-properties officeooo:paragraph-rsid="028752db"/>
    </style:style>
    <style:style style:name="P58" style:family="paragraph" style:parent-style-name="Standard">
      <style:paragraph-properties fo:margin-top="0in" fo:margin-bottom="0in" style:contextual-spacing="false"/>
      <style:text-properties officeooo:paragraph-rsid="02252a90"/>
    </style:style>
    <style:style style:name="P59" style:family="paragraph" style:parent-style-name="Standard">
      <style:paragraph-properties fo:margin-top="0in" fo:margin-bottom="0in" style:contextual-spacing="false"/>
      <style:text-properties officeooo:paragraph-rsid="021a8bc6"/>
    </style:style>
    <style:style style:name="P60" style:family="paragraph" style:parent-style-name="Standard">
      <style:paragraph-properties fo:margin-top="0in" fo:margin-bottom="0in" style:contextual-spacing="false"/>
      <style:text-properties officeooo:paragraph-rsid="020b9dd6"/>
    </style:style>
    <style:style style:name="P61" style:family="paragraph" style:parent-style-name="Standard">
      <style:paragraph-properties fo:margin-top="0in" fo:margin-bottom="0in" style:contextual-spacing="false"/>
      <style:text-properties fo:color="#224b12" loext:opacity="100%"/>
    </style:style>
    <style:style style:name="P62" style:family="paragraph" style:parent-style-name="Standard">
      <style:paragraph-properties fo:margin-top="0in" fo:margin-bottom="0in" style:contextual-spacing="false"/>
      <style:text-properties fo:color="#224b12" loext:opacity="100%" officeooo:rsid="029241c8" officeooo:paragraph-rsid="029241c8"/>
    </style:style>
    <style:style style:name="P63" style:family="paragraph" style:parent-style-name="Standard">
      <style:paragraph-properties fo:margin-top="0in" fo:margin-bottom="0in" style:contextual-spacing="false"/>
      <style:text-properties fo:color="#224b12" loext:opacity="100%" officeooo:rsid="0294266a" officeooo:paragraph-rsid="0294266a"/>
    </style:style>
    <style:style style:name="P64" style:family="paragraph" style:parent-style-name="Standard">
      <style:paragraph-properties fo:margin-top="0in" fo:margin-bottom="0in" style:contextual-spacing="false"/>
      <style:text-properties fo:color="#224b12" loext:opacity="100%" officeooo:rsid="02952416" officeooo:paragraph-rsid="02952416"/>
    </style:style>
    <style:style style:name="P65" style:family="paragraph" style:parent-style-name="Standard">
      <style:paragraph-properties fo:margin-top="0in" fo:margin-bottom="0in" style:contextual-spacing="false"/>
      <style:text-properties fo:color="#224b12" loext:opacity="100%" officeooo:rsid="029d23a5" officeooo:paragraph-rsid="029d23a5"/>
    </style:style>
    <style:style style:name="P66" style:family="paragraph" style:parent-style-name="Standard">
      <style:paragraph-properties fo:margin-top="0.1in" fo:margin-bottom="0.1in" style:contextual-spacing="false"/>
    </style:style>
    <style:style style:name="P67" style:family="paragraph" style:parent-style-name="Table_20_Heading">
      <style:paragraph-properties fo:text-align="center" style:justify-single-word="false"/>
      <style:text-properties fo:color="#000000" loext:opacity="100%" style:text-outline="false" style:text-line-through-style="none" style:text-line-through-type="none" style:font-name="Junicode:smcp"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Heading_20_1">
      <style:text-properties officeooo:paragraph-rsid="01be0657"/>
    </style:style>
    <style:style style:name="P69" style:family="paragraph" style:parent-style-name="Heading_20_1" style:master-page-name="">
      <style:paragraph-properties style:page-number="auto" fo:break-before="auto" fo:break-after="auto"/>
    </style:style>
    <style:style style:name="P70" style:family="paragraph" style:parent-style-name="Heading_20_2">
      <style:text-properties officeooo:paragraph-rsid="02591656"/>
    </style:style>
    <style:style style:name="P71" style:family="paragraph" style:parent-style-name="Heading_20_2">
      <style:text-properties officeooo:paragraph-rsid="012d6754"/>
    </style:style>
    <style:style style:name="P72" style:family="paragraph" style:parent-style-name="Heading_20_2">
      <style:text-properties officeooo:paragraph-rsid="019e5ab3"/>
    </style:style>
    <style:style style:name="P73" style:family="paragraph" style:parent-style-name="Heading_20_2">
      <style:text-properties officeooo:paragraph-rsid="0320ec59"/>
    </style:style>
    <style:style style:name="P74" style:family="paragraph" style:parent-style-name="Heading_20_2">
      <style:text-properties officeooo:paragraph-rsid="031f5097"/>
    </style:style>
    <style:style style:name="P75" style:family="paragraph" style:parent-style-name="Heading_20_2">
      <style:text-properties officeooo:paragraph-rsid="01be0657"/>
    </style:style>
    <style:style style:name="P76" style:family="paragraph" style:parent-style-name="Heading_20_2">
      <style:text-properties officeooo:paragraph-rsid="025da09f"/>
    </style:style>
    <style:style style:name="P77" style:family="paragraph" style:parent-style-name="Heading_20_2">
      <style:text-properties officeooo:paragraph-rsid="01bfbcfb"/>
    </style:style>
    <style:style style:name="P78" style:family="paragraph" style:parent-style-name="Heading_20_2">
      <style:text-properties fo:font-weight="bold" officeooo:rsid="003018e3" officeooo:paragraph-rsid="02ff8e0d" style:font-weight-asian="bold" style:font-weight-complex="bold"/>
    </style:style>
    <style:style style:name="P79" style:family="paragraph" style:parent-style-name="Heading_20_2">
      <style:text-properties officeooo:paragraph-rsid="016927bf"/>
    </style:style>
    <style:style style:name="P80" style:family="paragraph" style:parent-style-name="Heading_20_2">
      <style:text-properties officeooo:paragraph-rsid="01bc96f7"/>
    </style:style>
    <style:style style:name="P81" style:family="paragraph" style:parent-style-name="Standard" style:list-style-name="L1"/>
    <style:style style:name="P82" style:family="paragraph" style:parent-style-name="Standard" style:list-style-name="L2"/>
    <style:style style:name="P83" style:family="paragraph" style:parent-style-name="Standard">
      <style:paragraph-properties fo:margin-top="0in" fo:margin-bottom="0in" style:contextual-spacing="false" fo:line-height="0.25in"/>
      <style:text-properties fo:color="#611729" loext:opacity="100%" style:font-name="Junicode:hlig" officeooo:paragraph-rsid="0357bb0b"/>
    </style:style>
    <style:style style:name="T1" style:family="text">
      <style:text-properties officeooo:rsid="0325966b"/>
    </style:style>
    <style:style style:name="T2" style:family="text">
      <style:text-properties style:font-name="JuniusX:onum&amp;tnum" officeooo:rsid="003fa184"/>
    </style:style>
    <style:style style:name="T3" style:family="text">
      <style:text-properties officeooo:rsid="000a07c2"/>
    </style:style>
    <style:style style:name="T4" style:family="text">
      <style:text-properties style:font-name="JuniusX:c2sc" officeooo:rsid="000a07c2"/>
    </style:style>
    <style:style style:name="T5" style:family="text">
      <style:text-properties style:font-name="JuniusX:smcp" officeooo:rsid="000a07c2"/>
    </style:style>
    <style:style style:name="T6" style:family="text">
      <style:text-properties officeooo:rsid="002e2638"/>
    </style:style>
    <style:style style:name="T7" style:family="text">
      <style:text-properties officeooo:rsid="003fa184"/>
    </style:style>
    <style:style style:name="T8" style:family="text">
      <style:text-properties officeooo:rsid="00069b8a"/>
    </style:style>
    <style:style style:name="T9" style:family="text">
      <style:text-properties officeooo:rsid="004702d5"/>
    </style:style>
    <style:style style:name="T10" style:family="text">
      <style:text-properties officeooo:rsid="0051e39c"/>
    </style:style>
    <style:style style:name="T11"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12" style:family="text">
      <style:text-properties fo:color="#127622" loext:opacity="100%" style:font-name="JuniusX1"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13" style:family="text">
      <style:text-properties fo:color="#127622" loext:opacity="100%" fo:font-weight="bold" officeooo:rsid="016aa520" style:font-size-asian="16.1000003814697pt" style:font-weight-asian="bold" style:font-size-complex="16.1000003814697pt" style:font-weight-complex="bold"/>
    </style:style>
    <style:style style:name="T14" style:family="text">
      <style:text-properties fo:color="#127622" loext:opacity="100%" fo:font-weight="bold" officeooo:rsid="02ff8e0d" style:font-size-asian="16.1000003814697pt" style:font-weight-asian="bold" style:font-size-complex="16.1000003814697pt" style:font-weight-complex="bold"/>
    </style:style>
    <style:style style:name="T15" style:family="text">
      <style:text-properties fo:color="#127622" loext:opacity="100%" style:font-name="Liberation Mono" fo:font-size="11pt" fo:font-weight="bold" officeooo:rsid="02fc86f6" style:font-name-asian="Liberation Mono" style:font-size-asian="16.1000003814697pt" style:font-weight-asian="bold" style:font-name-complex="Liberation Mono" style:font-size-complex="16.1000003814697pt" style:font-weight-complex="bold"/>
    </style:style>
    <style:style style:name="T16" style:family="text">
      <style:text-properties fo:color="#8d281e" loext:opacity="100%" style:font-name="Junicode:dlig"/>
    </style:style>
    <style:style style:name="T17" style:family="text">
      <style:text-properties fo:color="#8d281e" loext:opacity="100%" style:font-name="Junicode:ss17"/>
    </style:style>
    <style:style style:name="T18" style:family="text">
      <style:text-properties officeooo:rsid="00661a20"/>
    </style:style>
    <style:style style:name="T19" style:family="text">
      <style:text-properties officeooo:rsid="0081de80"/>
    </style:style>
    <style:style style:name="T20" style:family="text">
      <style:text-properties fo:font-weight="bold" style:font-weight-asian="bold" style:font-weight-complex="bold"/>
    </style:style>
    <style:style style:name="T21" style:family="text">
      <style:text-properties fo:font-weight="bold" officeooo:rsid="027465a3" style:font-weight-asian="bold" style:font-weight-complex="bold"/>
    </style:style>
    <style:style style:name="T22" style:family="text">
      <style:text-properties fo:font-weight="bold" officeooo:rsid="02d0394b" style:font-weight-asian="bold" style:font-weight-complex="bold"/>
    </style:style>
    <style:style style:name="T23" style:family="text">
      <style:text-properties officeooo:rsid="008d35d0"/>
    </style:style>
    <style:style style:name="T24" style:family="text">
      <style:text-properties officeooo:rsid="008fa740"/>
    </style:style>
    <style:style style:name="T25" style:family="text">
      <style:text-properties officeooo:rsid="00953ddf"/>
    </style:style>
    <style:style style:name="T26" style:family="text">
      <style:text-properties officeooo:rsid="00a587dd"/>
    </style:style>
    <style:style style:name="T27" style:family="text">
      <style:text-properties fo:font-style="italic" style:font-style-asian="italic" style:font-style-complex="italic"/>
    </style:style>
    <style:style style:name="T28" style:family="text">
      <style:text-properties fo:font-style="italic" officeooo:rsid="026907e0" style:font-style-asian="italic" style:font-style-complex="italic"/>
    </style:style>
    <style:style style:name="T29" style:family="text">
      <style:text-properties officeooo:rsid="015891d1"/>
    </style:style>
    <style:style style:name="T30" style:family="text">
      <style:text-properties style:font-name="Liberation Mono" fo:font-size="11pt" officeooo:rsid="01ba70aa" style:font-name-asian="Liberation Mono" style:font-name-complex="Liberation Mono"/>
    </style:style>
    <style:style style:name="T31" style:family="text">
      <style:text-properties officeooo:rsid="01ba70aa"/>
    </style:style>
    <style:style style:name="T32" style:family="text">
      <style:text-properties officeooo:rsid="01dddb61"/>
    </style:style>
    <style:style style:name="T33" style:family="text">
      <style:text-properties officeooo:rsid="01df0317"/>
    </style:style>
    <style:style style:name="T34" style:family="text">
      <style:text-properties officeooo:rsid="01e1a470"/>
    </style:style>
    <style:style style:name="T35" style:family="text">
      <style:text-properties officeooo:rsid="01f0d5c0"/>
    </style:style>
    <style:style style:name="T36" style:family="text">
      <style:text-properties officeooo:rsid="02591656"/>
    </style:style>
    <style:style style:name="T37" style:family="text">
      <style:text-properties officeooo:rsid="025deda7"/>
    </style:style>
    <style:style style:name="T38" style:family="text">
      <style:text-properties officeooo:rsid="025ed203"/>
    </style:style>
    <style:style style:name="T39" style:family="text">
      <style:text-properties officeooo:rsid="026ede9b"/>
    </style:style>
    <style:style style:name="T40" style:family="text">
      <style:text-properties officeooo:rsid="027465a3"/>
    </style:style>
    <style:style style:name="T41" style:family="text">
      <style:text-properties officeooo:rsid="029c1dd2"/>
    </style:style>
    <style:style style:name="T42" style:family="text">
      <style:text-properties officeooo:rsid="02cfe8d2"/>
    </style:style>
    <style:style style:name="T43" style:family="text">
      <style:text-properties officeooo:rsid="02d0394b"/>
    </style:style>
    <style:style style:name="T44" style:family="text">
      <style:text-properties fo:color="#000000" loext:opacity="100%" style:text-outline="false" style:text-line-through-style="none" style:text-line-through-type="none"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language="zxx" fo:country="none"/>
    </style:style>
    <style:style style:name="T46" style:family="text">
      <style:text-properties fo:language="zxx" fo:country="none" style:language-asian="zxx" style:country-asian="none" style:language-complex="zxx" style:country-complex="none"/>
    </style:style>
    <style:style style:name="T47" style:family="text">
      <style:text-properties officeooo:rsid="02fc86f6"/>
    </style:style>
    <style:style style:name="T48" style:family="text">
      <style:text-properties officeooo:rsid="02fd13b4"/>
    </style:style>
    <style:style style:name="T49" style:family="text">
      <style:text-properties officeooo:rsid="02ff8e0d"/>
    </style:style>
    <style:style style:name="T50" style:family="text">
      <style:text-properties fo:color="#3465a4" loext:opacity="100%" style:font-name="Junicode:ss10"/>
    </style:style>
    <style:style style:name="T51" style:family="text">
      <style:text-properties fo:color="#3465a4" loext:opacity="100%" style:font-name="Junicode:ss10" fo:font-size="14pt" officeooo:rsid="02078644"/>
    </style:style>
    <style:style style:name="T52" style:family="text">
      <style:text-properties fo:color="#3465a4" loext:opacity="100%" style:font-name="Junicode:ss10" fo:font-size="14pt" officeooo:rsid="02100141"/>
    </style:style>
    <style:style style:name="T53" style:family="text">
      <style:text-properties fo:color="#3465a4" loext:opacity="100%" style:font-name="Junicode:ss10" fo:font-size="14pt" officeooo:rsid="020e7711"/>
    </style:style>
    <style:style style:name="T54" style:family="text">
      <style:text-properties fo:color="#3465a4" loext:opacity="100%" style:font-name="Junicode:ss10" fo:font-size="14pt" officeooo:rsid="02078644" fo:background-color="#ffde59" loext:char-shading-value="0"/>
    </style:style>
    <style:style style:name="T55" style:family="text">
      <style:text-properties fo:color="#3465a4" loext:opacity="100%" style:font-name="Junicode:ss10" fo:font-size="14pt" officeooo:rsid="02203ffe" fo:background-color="#ffde59" loext:char-shading-value="0"/>
    </style:style>
    <style:style style:name="T56" style:family="text">
      <style:text-properties fo:color="#3465a4" loext:opacity="100%" style:font-name="Junicode:ss10" fo:font-size="14pt" officeooo:rsid="022650bf" fo:background-color="#ffde59" loext:char-shading-value="0"/>
    </style:style>
    <style:style style:name="T57" style:family="text">
      <style:text-properties fo:color="#3465a4" loext:opacity="100%" style:font-name="Junicode:ss10" fo:font-size="14pt" officeooo:rsid="0220983a" fo:background-color="#ffde59" loext:char-shading-value="0"/>
    </style:style>
    <style:style style:name="T58" style:family="text">
      <style:text-properties fo:color="#3465a4" loext:opacity="100%" style:font-name="Junicode:ss10" fo:font-size="14pt" officeooo:rsid="02220e58" fo:background-color="#ffde59" loext:char-shading-value="0"/>
    </style:style>
    <style:style style:name="T59" style:family="text">
      <style:text-properties fo:color="#3465a4" loext:opacity="100%" style:font-name="Junicode:ss10" fo:font-size="14pt" officeooo:rsid="021f9c18"/>
    </style:style>
    <style:style style:name="T60" style:family="text">
      <style:text-properties fo:color="#3465a4" loext:opacity="100%" style:font-name="Junicode:ss10" fo:font-size="14pt" officeooo:rsid="02203ffe"/>
    </style:style>
    <style:style style:name="T61" style:family="text">
      <style:text-properties fo:color="#3465a4" loext:opacity="100%" style:font-name="Junicode:ss10" fo:font-size="14pt" officeooo:rsid="0223e49c"/>
    </style:style>
    <style:style style:name="T62" style:family="text">
      <style:text-properties fo:color="#3465a4" loext:opacity="100%" style:font-name="Junicode:ss10" fo:font-size="14pt" officeooo:rsid="0220983a"/>
    </style:style>
    <style:style style:name="T63" style:family="text">
      <style:text-properties fo:color="#3465a4" loext:opacity="100%" style:font-name="Junicode:ss10" fo:font-size="14pt" officeooo:rsid="034500b5"/>
    </style:style>
    <style:style style:name="T64" style:family="text">
      <style:text-properties fo:color="#3465a4" loext:opacity="100%" style:font-name="Junicode:ss10" officeooo:rsid="02078644"/>
    </style:style>
    <style:style style:name="T65" style:family="text">
      <style:text-properties fo:color="#3465a4" loext:opacity="100%" style:font-name="Junicode:ss10" officeooo:rsid="02100141"/>
    </style:style>
    <style:style style:name="T66" style:family="text">
      <style:text-properties fo:color="#3465a4" loext:opacity="100%" style:font-name="Junicode:ss10" officeooo:rsid="020e7711"/>
    </style:style>
    <style:style style:name="T67" style:family="text">
      <style:text-properties fo:color="#3465a4" loext:opacity="100%" style:font-name="Junicode:ss10" fo:background-color="#ffde59" loext:char-shading-value="0"/>
    </style:style>
    <style:style style:name="T68" style:family="text">
      <style:text-properties fo:color="#3465a4" loext:opacity="100%" style:font-name="Junicode:ss10" officeooo:rsid="02078644" fo:background-color="#ffde59" loext:char-shading-value="0"/>
    </style:style>
    <style:style style:name="T69" style:family="text">
      <style:text-properties fo:color="#3465a4" loext:opacity="100%" style:font-name="Junicode:ss10" officeooo:rsid="028752db"/>
    </style:style>
    <style:style style:name="T70" style:family="text">
      <style:text-properties fo:color="#780373" loext:opacity="100%" style:font-name="Linux Biolinum G" fo:font-size="18pt" fo:font-weight="normal" officeooo:rsid="0325966b" style:font-name-asian="PingFang SC" style:font-size-asian="28pt" style:font-weight-asian="bold" style:font-name-complex="Arial Unicode MS" style:font-size-complex="28pt" style:font-weight-complex="bold"/>
    </style:style>
    <style:style style:name="T71" style:family="text">
      <style:text-properties officeooo:rsid="03276213"/>
    </style:style>
    <style:style style:name="T72" style:family="text">
      <style:text-properties officeooo:rsid="0327af7b"/>
    </style:style>
    <style:style style:name="T73" style:family="text">
      <style:text-properties style:font-name="Junicode:smcp"/>
    </style:style>
    <style:style style:name="T74" style:family="text">
      <style:text-properties style:font-name="Junicode:smcp" fo:font-weight="bold" officeooo:rsid="02d0394b" style:font-weight-asian="bold" style:font-weight-complex="bold"/>
    </style:style>
    <style:style style:name="T75" style:family="text">
      <style:text-properties style:font-name="Junicode:c2sc" officeooo:rsid="000a07c2"/>
    </style:style>
    <style:style style:name="T76" style:family="text">
      <style:text-properties style:font-name="Junicode:pcap" fo:language="zxx" fo:country="none" officeooo:rsid="000a07c2" style:language-asian="zxx" style:country-asian="none" style:language-complex="zxx" style:country-complex="none"/>
    </style:style>
    <style:style style:name="T77" style:family="text">
      <style:text-properties style:font-name="Junicode:case" officeooo:rsid="000a07c2"/>
    </style:style>
    <style:style style:name="T78" style:family="text">
      <style:text-properties style:font-name="Junicode:nalt=1"/>
    </style:style>
    <style:style style:name="T79" style:family="text">
      <style:text-properties style:font-name="Junicode:nalt=1" officeooo:rsid="008ddb51"/>
    </style:style>
    <style:style style:name="T80" style:family="text">
      <style:text-properties style:font-name="Junicode:nalt=1" officeooo:rsid="008d35d0"/>
    </style:style>
    <style:style style:name="T81" style:family="text">
      <style:text-properties style:font-name="Junicode:nalt=2" fo:font-size="14pt" officeooo:rsid="008d35d0"/>
    </style:style>
    <style:style style:name="T82" style:family="text">
      <style:text-properties style:font-name="Junicode:nalt=2" officeooo:rsid="00069b8a"/>
    </style:style>
    <style:style style:name="T83" style:family="text">
      <style:text-properties style:font-name="Junicode:nalt=2" officeooo:rsid="008ddb51"/>
    </style:style>
    <style:style style:name="T84" style:family="text">
      <style:text-properties style:font-name="Junicode:nalt=3" officeooo:rsid="008ddb51"/>
    </style:style>
    <style:style style:name="T85" style:family="text">
      <style:text-properties style:font-name="Junicode:nalt=3" fo:font-size="14pt" officeooo:rsid="008ddb51"/>
    </style:style>
    <style:style style:name="T86" style:family="text">
      <style:text-properties style:font-name="Junicode:nalt=3" officeooo:rsid="00069b8a"/>
    </style:style>
    <style:style style:name="T87" style:family="text">
      <style:text-properties style:font-name="Junicode:nalt=4" officeooo:rsid="008ddb51"/>
    </style:style>
    <style:style style:name="T88" style:family="text">
      <style:text-properties style:font-name="Junicode:nalt=4" fo:font-size="14pt" officeooo:rsid="008ddb51"/>
    </style:style>
    <style:style style:name="T89" style:family="text">
      <style:text-properties style:font-name="Junicode:nalt=4" officeooo:rsid="00069b8a"/>
    </style:style>
    <style:style style:name="T90" style:family="text">
      <style:text-properties style:font-name="Junicode:nalt=5"/>
    </style:style>
    <style:style style:name="T91" style:family="text">
      <style:text-properties style:font-name="Junicode:nalt=5" officeooo:rsid="008ddb51"/>
    </style:style>
    <style:style style:name="T92" style:family="text">
      <style:text-properties style:font-name="Junicode:onum&amp;tnum"/>
    </style:style>
    <style:style style:name="T93" style:family="text">
      <style:text-properties style:font-name="Junicode:onum&amp;tnum" officeooo:rsid="00069b8a"/>
    </style:style>
    <style:style style:name="T94" style:family="text">
      <style:text-properties style:font-name="Junicode:pnum"/>
    </style:style>
    <style:style style:name="T95" style:family="text">
      <style:text-properties style:font-name="Junicode:onum&amp;pnum"/>
    </style:style>
    <style:style style:name="T96" style:family="text">
      <style:text-properties style:font-name="Junicode:lnum"/>
    </style:style>
    <style:style style:name="T97" style:family="text">
      <style:text-properties style:font-name="Junicode:lnum&amp;pnum"/>
    </style:style>
    <style:style style:name="T98" style:family="text">
      <style:text-properties style:font-name="Junicode:zero"/>
    </style:style>
    <style:style style:name="T99" style:family="text">
      <style:text-properties style:font-name="Junicode:zero&amp;onum"/>
    </style:style>
    <style:style style:name="T100" style:family="text">
      <style:text-properties style:font-name="Junicode:zero&amp;onum&amp;pnum"/>
    </style:style>
    <style:style style:name="T101" style:family="text">
      <style:text-properties style:font-name="Junicode:zero&amp;pnum"/>
    </style:style>
    <style:style style:name="T102" style:family="text">
      <style:text-properties style:font-name="Junicode:zero&amp;sups"/>
    </style:style>
    <style:style style:name="T103" style:family="text">
      <style:text-properties style:font-name="Junicode:zero&amp;subs"/>
    </style:style>
    <style:style style:name="T104" style:family="text">
      <style:text-properties style:font-name="Junicode:zero&amp;sups&amp;onum&amp;pnum"/>
    </style:style>
    <style:style style:name="T105" style:family="text">
      <style:text-properties style:font-name="Junicode:zero&amp;subs&amp;onum&amp;pnum"/>
    </style:style>
    <style:style style:name="T106" style:family="text">
      <style:text-properties style:font-name="Junicode:sups"/>
    </style:style>
    <style:style style:name="T107" style:family="text">
      <style:text-properties style:font-name="Junicode:sups&amp;pnum&amp;onum"/>
    </style:style>
    <style:style style:name="T108" style:family="text">
      <style:text-properties style:font-name="Junicode:subs"/>
    </style:style>
    <style:style style:name="T109" style:family="text">
      <style:text-properties style:font-name="Junicode:subs&amp;pnum&amp;onum"/>
    </style:style>
    <style:style style:name="T110" style:family="text">
      <style:text-properties style:font-name="Junicode:ornm=1"/>
    </style:style>
    <style:style style:name="T111" style:family="text">
      <style:text-properties style:font-name="Junicode:ornm=2"/>
    </style:style>
    <style:style style:name="T112" style:family="text">
      <style:text-properties style:font-name="Junicode:ornm=3"/>
    </style:style>
    <style:style style:name="T113" style:family="text">
      <style:text-properties style:font-name="Junicode:ornm=4"/>
    </style:style>
    <style:style style:name="T114" style:family="text">
      <style:text-properties style:font-name="Junicode:ornm"/>
    </style:style>
    <style:style style:name="T115" style:family="text">
      <style:text-properties style:font-name="Junicode:cv01=1"/>
    </style:style>
    <style:style style:name="T116" style:family="text">
      <style:text-properties style:font-name="Junicode:cv01=2"/>
    </style:style>
    <style:style style:name="T117" style:family="text">
      <style:text-properties style:font-name="Junicode:cv01=3"/>
    </style:style>
    <style:style style:name="T118" style:family="text">
      <style:text-properties style:font-name="Junicode:cv02"/>
    </style:style>
    <style:style style:name="T119" style:family="text">
      <style:text-properties style:font-name="Junicode:cv02=2"/>
    </style:style>
    <style:style style:name="T120" style:family="text">
      <style:text-properties style:font-name="Junicode:cv02=3"/>
    </style:style>
    <style:style style:name="T121" style:family="text">
      <style:text-properties style:font-name="Junicode:cv02=4"/>
    </style:style>
    <style:style style:name="T122" style:family="text">
      <style:text-properties style:font-name="Junicode:cv02=5"/>
    </style:style>
    <style:style style:name="T123" style:family="text">
      <style:text-properties style:font-name="Junicode:cv05"/>
    </style:style>
    <style:style style:name="T124" style:family="text">
      <style:text-properties style:font-name="Junicode:cv06"/>
    </style:style>
    <style:style style:name="T125" style:family="text">
      <style:text-properties style:font-name="Junicode:cv07"/>
    </style:style>
    <style:style style:name="T126" style:family="text">
      <style:text-properties style:font-name="Junicode:cv08" officeooo:rsid="02e88a36"/>
    </style:style>
    <style:style style:name="T127" style:family="text">
      <style:text-properties style:font-name="Junicode:cv08=2" officeooo:rsid="02e88a36"/>
    </style:style>
    <style:style style:name="T128" style:family="text">
      <style:text-properties style:font-name="Junicode:cv08=3" officeooo:rsid="02e88a36"/>
    </style:style>
    <style:style style:name="T129" style:family="text">
      <style:text-properties style:font-name="Junicode:cv09"/>
    </style:style>
    <style:style style:name="T130" style:family="text">
      <style:text-properties style:font-name="Junicode:cv09=2"/>
    </style:style>
    <style:style style:name="T131" style:family="text">
      <style:text-properties style:font-name="Junicode:cv10"/>
    </style:style>
    <style:style style:name="T132" style:family="text">
      <style:text-properties style:font-name="Junicode:cv10=2"/>
    </style:style>
    <style:style style:name="T133" style:family="text">
      <style:text-properties style:font-name="Junicode:cv10=3"/>
    </style:style>
    <style:style style:name="T134" style:family="text">
      <style:text-properties style:font-name="Junicode:cv11"/>
    </style:style>
    <style:style style:name="T135" style:family="text">
      <style:text-properties style:font-name="Junicode:cv12"/>
    </style:style>
    <style:style style:name="T136" style:family="text">
      <style:text-properties style:font-name="Junicode:cv12=2"/>
    </style:style>
    <style:style style:name="T137" style:family="text">
      <style:text-properties style:font-name="Junicode:cv12=3"/>
    </style:style>
    <style:style style:name="T138" style:family="text">
      <style:text-properties style:font-name="Junicode:cv12=4"/>
    </style:style>
    <style:style style:name="T139" style:family="text">
      <style:text-properties style:font-name="Junicode:cv12=5"/>
    </style:style>
    <style:style style:name="T140" style:family="text">
      <style:text-properties style:font-name="Junicode:cv12=6"/>
    </style:style>
    <style:style style:name="T141" style:family="text">
      <style:text-properties style:font-name="Junicode:cv15"/>
    </style:style>
    <style:style style:name="T142" style:family="text">
      <style:text-properties style:font-name="Junicode:cv16"/>
    </style:style>
    <style:style style:name="T143" style:family="text">
      <style:text-properties style:font-name="Junicode:cv16=2"/>
    </style:style>
    <style:style style:name="T144" style:family="text">
      <style:text-properties style:font-name="Junicode:cv17"/>
    </style:style>
    <style:style style:name="T145" style:family="text">
      <style:text-properties style:font-name="Junicode:cv17=2"/>
    </style:style>
    <style:style style:name="T146" style:family="text">
      <style:text-properties style:font-name="Junicode:cv18=1"/>
    </style:style>
    <style:style style:name="T147" style:family="text">
      <style:text-properties style:font-name="Junicode:cv18=2"/>
    </style:style>
    <style:style style:name="T148" style:family="text">
      <style:text-properties style:font-name="Junicode:cv18=3"/>
    </style:style>
    <style:style style:name="T149" style:family="text">
      <style:text-properties style:font-name="Junicode:cv19"/>
    </style:style>
    <style:style style:name="T150" style:family="text">
      <style:text-properties style:font-name="Junicode:cv20=1"/>
    </style:style>
    <style:style style:name="T151" style:family="text">
      <style:text-properties style:font-name="Junicode:cv20=2"/>
    </style:style>
    <style:style style:name="T152" style:family="text">
      <style:text-properties style:font-name="Junicode:cv20=3"/>
    </style:style>
    <style:style style:name="T153" style:family="text">
      <style:text-properties style:font-name="Junicode:cv22"/>
    </style:style>
    <style:style style:name="T154" style:family="text">
      <style:text-properties style:font-name="Junicode:cv22=2"/>
    </style:style>
    <style:style style:name="T155" style:family="text">
      <style:text-properties style:font-name="Junicode:cv22=3"/>
    </style:style>
    <style:style style:name="T156" style:family="text">
      <style:text-properties style:font-name="Junicode:cv22=4"/>
    </style:style>
    <style:style style:name="T157" style:family="text">
      <style:text-properties style:font-name="Junicode:cv24"/>
    </style:style>
    <style:style style:name="T158" style:family="text">
      <style:text-properties style:font-name="Junicode:cv25"/>
    </style:style>
    <style:style style:name="T159" style:family="text">
      <style:text-properties style:font-name="Junicode:cv25=1"/>
    </style:style>
    <style:style style:name="T160" style:family="text">
      <style:text-properties style:font-name="Junicode:cv25=3"/>
    </style:style>
    <style:style style:name="T161" style:family="text">
      <style:text-properties style:font-name="Junicode:cv26"/>
    </style:style>
    <style:style style:name="T162" style:family="text">
      <style:text-properties style:font-name="Junicode:cv26=2"/>
    </style:style>
    <style:style style:name="T163" style:family="text">
      <style:text-properties style:font-name="Junicode:cv26=3"/>
    </style:style>
    <style:style style:name="T164" style:family="text">
      <style:text-properties style:font-name="Junicode:cv27"/>
    </style:style>
    <style:style style:name="T165" style:family="text">
      <style:text-properties style:font-name="Junicode:cv28"/>
    </style:style>
    <style:style style:name="T166" style:family="text">
      <style:text-properties style:font-name="Junicode:cv28=2"/>
    </style:style>
    <style:style style:name="T167" style:family="text">
      <style:text-properties style:font-name="Junicode:cv28=3"/>
    </style:style>
    <style:style style:name="T168" style:family="text">
      <style:text-properties style:font-name="Junicode:cv28=4"/>
    </style:style>
    <style:style style:name="T169" style:family="text">
      <style:text-properties style:font-name="Junicode:cv31"/>
    </style:style>
    <style:style style:name="T170" style:family="text">
      <style:text-properties style:font-name="Junicode:cv33"/>
    </style:style>
    <style:style style:name="T171" style:family="text">
      <style:text-properties style:font-name="Junicode:cv34"/>
    </style:style>
    <style:style style:name="T172" style:family="text">
      <style:text-properties style:font-name="Junicode:cv35"/>
    </style:style>
    <style:style style:name="T173" style:family="text">
      <style:text-properties style:font-name="Junicode:cv36"/>
    </style:style>
    <style:style style:name="T174" style:family="text">
      <style:text-properties style:font-name="Junicode:cv36=2"/>
    </style:style>
    <style:style style:name="T175" style:family="text">
      <style:text-properties style:font-name="Junicode:cv37"/>
    </style:style>
    <style:style style:name="T176" style:family="text">
      <style:text-properties style:font-name="Junicode:cv37=2"/>
    </style:style>
    <style:style style:name="T177" style:family="text">
      <style:text-properties style:font-name="Junicode:cv38"/>
    </style:style>
    <style:style style:name="T178" style:family="text">
      <style:text-properties style:font-name="Junicode:cv38=2"/>
    </style:style>
    <style:style style:name="T179" style:family="text">
      <style:text-properties style:font-name="Junicode:cv38=3"/>
    </style:style>
    <style:style style:name="T180" style:family="text">
      <style:text-properties style:font-name="Junicode:cv38=4"/>
    </style:style>
    <style:style style:name="T181" style:family="text">
      <style:text-properties style:font-name="Junicode:cv38=5"/>
    </style:style>
    <style:style style:name="T182" style:family="text">
      <style:text-properties style:font-name="Junicode:cv38=6"/>
    </style:style>
    <style:style style:name="T183" style:family="text">
      <style:text-properties style:font-name="Junicode:cv39"/>
    </style:style>
    <style:style style:name="T184" style:family="text">
      <style:text-properties style:font-name="Junicode:cv40"/>
    </style:style>
    <style:style style:name="T185" style:family="text">
      <style:text-properties style:font-name="Junicode:cv40=2"/>
    </style:style>
    <style:style style:name="T186" style:family="text">
      <style:text-properties style:font-name="Junicode:cv44"/>
    </style:style>
    <style:style style:name="T187" style:family="text">
      <style:text-properties style:font-name="Junicode:cv44=2"/>
    </style:style>
    <style:style style:name="T188" style:family="text">
      <style:text-properties style:font-name="Junicode:cv44=3"/>
    </style:style>
    <style:style style:name="T189" style:family="text">
      <style:text-properties style:font-name="Junicode:cv44=4"/>
    </style:style>
    <style:style style:name="T190" style:family="text">
      <style:text-properties style:font-name="Junicode:cv48"/>
    </style:style>
    <style:style style:name="T191" style:family="text">
      <style:text-properties style:font-name="Junicode:cv48=2"/>
    </style:style>
    <style:style style:name="T192" style:family="text">
      <style:text-properties style:font-name="Junicode:cv48=3"/>
    </style:style>
    <style:style style:name="T193" style:family="text">
      <style:text-properties style:font-name="Junicode:cv48=4"/>
    </style:style>
    <style:style style:name="T194" style:family="text">
      <style:text-properties style:font-name="Junicode:cv49"/>
    </style:style>
    <style:style style:name="T195" style:family="text">
      <style:text-properties style:font-name="Junicode:cv50"/>
    </style:style>
    <style:style style:name="T196" style:family="text">
      <style:text-properties style:font-name="Junicode:cv50=2"/>
    </style:style>
    <style:style style:name="T197" style:family="text">
      <style:text-properties style:font-name="Junicode:cv51"/>
    </style:style>
    <style:style style:name="T198" style:family="text">
      <style:text-properties style:font-name="Junicode:cv52"/>
    </style:style>
    <style:style style:name="T199" style:family="text">
      <style:text-properties style:font-name="Junicode:cv52=2"/>
    </style:style>
    <style:style style:name="T200" style:family="text">
      <style:text-properties style:font-name="Junicode:cv59"/>
    </style:style>
    <style:style style:name="T201" style:family="text">
      <style:text-properties style:font-name="Junicode:cv59=2"/>
    </style:style>
    <style:style style:name="T202" style:family="text">
      <style:text-properties style:font-name="Junicode:cv59=3"/>
    </style:style>
    <style:style style:name="T203" style:family="text">
      <style:text-properties style:font-name="Junicode:cv60" fo:language="zxx" fo:country="none"/>
    </style:style>
    <style:style style:name="T204" style:family="text">
      <style:text-properties style:font-name="Junicode:cv61"/>
    </style:style>
    <style:style style:name="T205" style:family="text">
      <style:text-properties style:font-name="Junicode:cv62"/>
    </style:style>
    <style:style style:name="T206" style:family="text">
      <style:text-properties style:font-name="Junicode:cv62&amp;ss10"/>
    </style:style>
    <style:style style:name="T207" style:family="text">
      <style:text-properties style:font-name="Junicode:ss10"/>
    </style:style>
    <style:style style:name="T208" style:family="text">
      <style:text-properties style:font-name="Junicode:cv63"/>
    </style:style>
    <style:style style:name="T209" style:family="text">
      <style:text-properties style:font-name="Junicode:cv64"/>
    </style:style>
    <style:style style:name="T210" style:family="text">
      <style:text-properties style:font-name="Junicode:cv65"/>
    </style:style>
    <style:style style:name="T211" style:family="text">
      <style:text-properties style:font-name="Junicode:cv66"/>
    </style:style>
    <style:style style:name="T212" style:family="text">
      <style:text-properties style:font-name="Junicode:cv66=2"/>
    </style:style>
    <style:style style:name="T213" style:family="text">
      <style:text-properties style:font-name="Junicode:cv66=3"/>
    </style:style>
    <style:style style:name="T214" style:family="text">
      <style:text-properties style:font-name="Junicode:cv66=4"/>
    </style:style>
    <style:style style:name="T215" style:family="text">
      <style:text-properties style:font-name="Junicode:ss01"/>
    </style:style>
    <style:style style:name="T216" style:family="text">
      <style:text-properties style:font-name="Junicode:cv67"/>
    </style:style>
    <style:style style:name="T217" style:family="text">
      <style:text-properties style:font-name="Junicode:cv67&amp;ss01"/>
    </style:style>
    <style:style style:name="T218" style:family="text">
      <style:text-properties style:font-name="Junicode:ss02"/>
    </style:style>
    <style:style style:name="T219" style:family="text">
      <style:text-properties style:font-name="Junicode:hist"/>
    </style:style>
    <style:style style:name="T220" style:family="text">
      <style:text-properties style:font-name="Junicode:ss04"/>
    </style:style>
    <style:style style:name="T221" style:family="text">
      <style:text-properties style:font-name="Junicode:ss05"/>
    </style:style>
    <style:style style:name="T222" style:family="text">
      <style:text-properties style:font-name="Junicode:ss06"/>
    </style:style>
    <style:style style:name="T223" style:family="text">
      <style:text-properties style:font-name="Junicode:ss07"/>
    </style:style>
    <style:style style:name="T224" style:family="text">
      <style:text-properties style:font-name="Junicode:smcp&amp;ss07"/>
    </style:style>
    <style:style style:name="T225" style:family="text">
      <style:text-properties style:font-name="Junicode:ss08"/>
    </style:style>
    <style:style style:name="T226" style:family="text">
      <style:text-properties style:font-name="Junicode:ss11"/>
    </style:style>
    <style:style style:name="T227" style:family="text">
      <style:text-properties style:font-name="Junicode:ss16"/>
    </style:style>
    <style:style style:name="T228" style:family="text">
      <style:text-properties style:font-name="Junicode:cv68"/>
    </style:style>
    <style:style style:name="T229" style:family="text">
      <style:text-properties style:font-name="Junicode1" fo:font-size="14pt" officeooo:rsid="0334ecb5"/>
    </style:style>
    <style:style style:name="T230" style:family="text">
      <style:text-properties style:font-name="Junicode1" fo:font-size="14pt" officeooo:rsid="0353de36"/>
    </style:style>
    <style:style style:name="T231" style:family="text">
      <style:text-properties style:font-name="Junicode1" fo:font-size="14pt" officeooo:rsid="035418f6"/>
    </style:style>
    <style:style style:name="T232" style:family="text">
      <style:text-properties style:font-name="Junicode1" fo:font-size="14pt" officeooo:rsid="0359044d"/>
    </style:style>
    <style:style style:name="T233" style:family="text">
      <style:text-properties style:font-name="Junicode:smcp&amp;cv99"/>
    </style:style>
    <style:style style:name="T234" style:family="text">
      <style:text-properties style:font-name="Junicode:smcp&amp;cv99&amp;hlig"/>
    </style:style>
    <style:style style:name="T235" style:family="text">
      <style:text-properties style:font-name="Junicode:cv69"/>
    </style:style>
    <style:style style:name="T236" style:family="text">
      <style:text-properties style:font-name="Junicode:cv69=2"/>
    </style:style>
    <style:style style:name="T237" style:family="text">
      <style:text-properties style:font-name="Junicode:cv70"/>
    </style:style>
    <style:style style:name="T238" style:family="text">
      <style:text-properties style:font-name="Junicode:cv70=2"/>
    </style:style>
    <style:style style:name="T239" style:family="text">
      <style:text-properties style:font-name="Junicode:cv70=3"/>
    </style:style>
    <style:style style:name="T240" style:family="text">
      <style:text-properties style:font-name="Junicode:cv70=4"/>
    </style:style>
    <style:style style:name="T241" style:family="text">
      <style:text-properties style:font-name="Junicode:cv70=5"/>
    </style:style>
    <style:style style:name="T242" style:family="text">
      <style:text-properties style:font-name="Junicode:cv70=6"/>
    </style:style>
    <style:style style:name="T243" style:family="text">
      <style:text-properties style:font-name="Junicode:cv70=7"/>
    </style:style>
    <style:style style:name="T244" style:family="text">
      <style:text-properties style:font-name="Junicode:cv70=8"/>
    </style:style>
    <style:style style:name="T245" style:family="text">
      <style:text-properties style:font-name="Junicode:cv70=9"/>
    </style:style>
    <style:style style:name="T246" style:family="text">
      <style:text-properties style:font-name="Junicode:cv70=10"/>
    </style:style>
    <style:style style:name="T247" style:family="text">
      <style:text-properties style:font-name="Junicode:cv70=11"/>
    </style:style>
    <style:style style:name="T248" style:family="text">
      <style:text-properties style:font-name="Junicode:cv70=12"/>
    </style:style>
    <style:style style:name="T249" style:family="text">
      <style:text-properties style:font-name="Junicode:cv70=13"/>
    </style:style>
    <style:style style:name="T250" style:family="text">
      <style:text-properties style:font-name="Junicode:cv70=14"/>
    </style:style>
    <style:style style:name="T251" style:family="text">
      <style:text-properties style:font-name="Junicode:cv70=15"/>
    </style:style>
    <style:style style:name="T252" style:family="text">
      <style:text-properties style:font-name="Junicode:cv70=16"/>
    </style:style>
    <style:style style:name="T253" style:family="text">
      <style:text-properties style:font-name="Junicode:cv70=17"/>
    </style:style>
    <style:style style:name="T254" style:family="text">
      <style:text-properties style:font-name="Junicode:cv70=18"/>
    </style:style>
    <style:style style:name="T255" style:family="text">
      <style:text-properties style:font-name="Junicode:cv70=19"/>
    </style:style>
    <style:style style:name="T256" style:family="text">
      <style:text-properties style:font-name="Junicode:cv70=20"/>
    </style:style>
    <style:style style:name="T257" style:family="text">
      <style:text-properties style:font-name="Junicode:cv71"/>
    </style:style>
    <style:style style:name="T258" style:family="text">
      <style:text-properties style:font-name="Junicode:cv72"/>
    </style:style>
    <style:style style:name="T259" style:family="text">
      <style:text-properties style:font-name="Junicode:cv72=2"/>
    </style:style>
    <style:style style:name="T260" style:family="text">
      <style:text-properties style:font-name="Junicode:cv73"/>
    </style:style>
    <style:style style:name="T261" style:family="text">
      <style:text-properties style:font-name="Junicode:cv73=2"/>
    </style:style>
    <style:style style:name="T262" style:family="text">
      <style:text-properties style:font-name="Junicode:cv73=3"/>
    </style:style>
    <style:style style:name="T263" style:family="text">
      <style:text-properties style:font-name="Junicode:cv73=4"/>
    </style:style>
    <style:style style:name="T264" style:family="text">
      <style:text-properties style:font-name="Junicode:cv73=5"/>
    </style:style>
    <style:style style:name="T265" style:family="text">
      <style:text-properties style:font-name="Junicode:cv74"/>
    </style:style>
    <style:style style:name="T266" style:family="text">
      <style:text-properties style:font-name="Junicode:cv74=2"/>
    </style:style>
    <style:style style:name="T267" style:family="text">
      <style:text-properties style:font-name="Junicode:cv74=3"/>
    </style:style>
    <style:style style:name="T268" style:family="text">
      <style:text-properties style:font-name="Junicode:cv74=4"/>
    </style:style>
    <style:style style:name="T269" style:family="text">
      <style:text-properties style:font-name="Junicode:cv75"/>
    </style:style>
    <style:style style:name="T270" style:family="text">
      <style:text-properties style:font-name="Junicode:cv76"/>
    </style:style>
    <style:style style:name="T271" style:family="text">
      <style:text-properties style:font-name="Junicode:cv76=2"/>
    </style:style>
    <style:style style:name="T272" style:family="text">
      <style:text-properties style:font-name="Junicode:cv76=3"/>
    </style:style>
    <style:style style:name="T273" style:family="text">
      <style:text-properties style:font-name="Junicode:cv77"/>
    </style:style>
    <style:style style:name="T274" style:family="text">
      <style:text-properties style:font-name="Junicode:cv78"/>
    </style:style>
    <style:style style:name="T275" style:family="text">
      <style:text-properties style:font-name="Junicode:cv79"/>
    </style:style>
    <style:style style:name="T276" style:family="text">
      <style:text-properties style:font-name="Junicode:cv79=2"/>
    </style:style>
    <style:style style:name="T277" style:family="text">
      <style:text-properties style:font-name="Junicode:cv80"/>
    </style:style>
    <style:style style:name="T278" style:family="text">
      <style:text-properties style:font-name="Junicode:cv81"/>
    </style:style>
    <style:style style:name="T279" style:family="text">
      <style:text-properties style:font-name="Junicode:cv81=2"/>
    </style:style>
    <style:style style:name="T280" style:family="text">
      <style:text-properties style:font-name="Junicode:cv81=3"/>
    </style:style>
    <style:style style:name="T281" style:family="text">
      <style:text-properties style:font-name="Junicode:cv81=2&amp;case"/>
    </style:style>
    <style:style style:name="T282" style:family="text">
      <style:text-properties style:font-name="Junicode:cv81=2&amp;smcp"/>
    </style:style>
    <style:style style:name="T283" style:family="text">
      <style:text-properties style:font-name="Junicode:cv82"/>
    </style:style>
    <style:style style:name="T284" style:family="text">
      <style:text-properties style:font-name="Junicode:cv82=2"/>
    </style:style>
    <style:style style:name="T285" style:family="text">
      <style:text-properties style:font-name="Junicode:cv83"/>
    </style:style>
    <style:style style:name="T286" style:family="text">
      <style:text-properties style:font-name="Junicode:cv84=11"/>
    </style:style>
    <style:style style:name="T287" style:family="text">
      <style:text-properties style:font-name="Junicode:cv84=12"/>
    </style:style>
    <style:style style:name="T288" style:family="text">
      <style:text-properties style:font-name="Junicode:cv84"/>
    </style:style>
    <style:style style:name="T289" style:family="text">
      <style:text-properties style:font-name="Junicode:cv84=2"/>
    </style:style>
    <style:style style:name="T290" style:family="text">
      <style:text-properties style:font-name="Junicode:cv84=3"/>
    </style:style>
    <style:style style:name="T291" style:family="text">
      <style:text-properties style:font-name="Junicode:cv84=4"/>
    </style:style>
    <style:style style:name="T292" style:family="text">
      <style:text-properties style:font-name="Junicode:cv84=5"/>
    </style:style>
    <style:style style:name="T293" style:family="text">
      <style:text-properties style:font-name="Junicode:cv84=6"/>
    </style:style>
    <style:style style:name="T294" style:family="text">
      <style:text-properties style:font-name="Junicode:cv84=7"/>
    </style:style>
    <style:style style:name="T295" style:family="text">
      <style:text-properties style:font-name="Junicode:cv84=8"/>
    </style:style>
    <style:style style:name="T296" style:family="text">
      <style:text-properties style:font-name="Junicode:cv84=9"/>
    </style:style>
    <style:style style:name="T297" style:family="text">
      <style:text-properties style:font-name="Junicode:cv84=10"/>
    </style:style>
    <style:style style:name="T298" style:family="text">
      <style:text-properties style:font-name="Junicode:cv84=13"/>
    </style:style>
    <style:style style:name="T299" style:family="text">
      <style:text-properties style:font-name="Junicode:cv84=14"/>
    </style:style>
    <style:style style:name="T300" style:family="text">
      <style:text-properties style:font-name="Junicode:cv84=15"/>
    </style:style>
    <style:style style:name="T301" style:family="text">
      <style:text-properties style:font-name="Junicode:cv84=16"/>
    </style:style>
    <style:style style:name="T302" style:family="text">
      <style:text-properties style:font-name="Junicode:cv84=17"/>
    </style:style>
    <style:style style:name="T303" style:family="text">
      <style:text-properties style:font-name="Junicode:cv84=18"/>
    </style:style>
    <style:style style:name="T304" style:family="text">
      <style:text-properties style:font-name="Junicode:cv84=19"/>
    </style:style>
    <style:style style:name="T305" style:family="text">
      <style:text-properties style:font-name="Junicode:cv84=20"/>
    </style:style>
    <style:style style:name="T306" style:family="text">
      <style:text-properties style:font-name="Junicode:cv84=21"/>
    </style:style>
    <style:style style:name="T307" style:family="text">
      <style:text-properties style:font-name="Junicode:cv84=22"/>
    </style:style>
    <style:style style:name="T308" style:family="text">
      <style:text-properties style:font-name="Junicode:cv84=23"/>
    </style:style>
    <style:style style:name="T309" style:family="text">
      <style:text-properties style:font-name="Junicode:cv84=24"/>
    </style:style>
    <style:style style:name="T310" style:family="text">
      <style:text-properties style:font-name="Junicode:cv84=25"/>
    </style:style>
    <style:style style:name="T311" style:family="text">
      <style:text-properties style:font-name="Junicode:cv84=26"/>
    </style:style>
    <style:style style:name="T312" style:family="text">
      <style:text-properties style:font-name="Junicode:cv84=27"/>
    </style:style>
    <style:style style:name="T313" style:family="text">
      <style:text-properties style:font-name="Junicode:cv84=28"/>
    </style:style>
    <style:style style:name="T314" style:family="text">
      <style:text-properties style:font-name="Junicode:cv84=29"/>
    </style:style>
    <style:style style:name="T315" style:family="text">
      <style:text-properties style:font-name="Junicode:cv84=30"/>
    </style:style>
    <style:style style:name="T316" style:family="text">
      <style:text-properties style:font-name="Junicode:cv84=31"/>
    </style:style>
    <style:style style:name="T317" style:family="text">
      <style:text-properties style:font-name="Junicode:cv84=32"/>
    </style:style>
    <style:style style:name="T318" style:family="text">
      <style:text-properties style:font-name="Junicode:cv84=33"/>
    </style:style>
    <style:style style:name="T319" style:family="text">
      <style:text-properties style:font-name="Junicode:cv84=34"/>
    </style:style>
    <style:style style:name="T320" style:family="text">
      <style:text-properties style:font-name="Junicode:cv84=35"/>
    </style:style>
    <style:style style:name="T321" style:family="text">
      <style:text-properties style:font-name="Junicode:cv84=36"/>
    </style:style>
    <style:style style:name="T322" style:family="text">
      <style:text-properties style:font-name="Junicode:cv84=37"/>
    </style:style>
    <style:style style:name="T323" style:family="text">
      <style:text-properties style:font-name="Junicode:smcp&amp;cv84=11"/>
    </style:style>
    <style:style style:name="T324" style:family="text">
      <style:text-properties style:font-name="Junicode:ss20"/>
    </style:style>
    <style:style style:name="T325" style:family="text">
      <style:text-properties style:font-name="Junicode:ss20&amp;cv84=17"/>
    </style:style>
    <style:style style:name="T326" style:family="text">
      <style:text-properties style:font-name="Junicode:cv85"/>
    </style:style>
    <style:style style:name="T327" style:family="text">
      <style:text-properties style:font-name="Junicode:cv86"/>
    </style:style>
    <style:style style:name="T328" style:family="text">
      <style:text-properties style:font-name="Junicode:cv87"/>
    </style:style>
    <style:style style:name="T329" style:family="text">
      <style:text-properties style:font-name="Junicode:cv88"/>
    </style:style>
    <style:style style:name="T330" style:family="text">
      <style:text-properties style:font-name="Junicode:cv88" officeooo:rsid="033e2326"/>
    </style:style>
    <style:style style:name="T331" style:family="text">
      <style:text-properties officeooo:rsid="033e2326"/>
    </style:style>
    <style:style style:name="T332" style:family="text">
      <style:text-properties style:font-name="Junicode:cv89"/>
    </style:style>
    <style:style style:name="T333" style:family="text">
      <style:text-properties style:font-name="Junicode:cv90"/>
    </style:style>
    <style:style style:name="T334" style:family="text">
      <style:text-properties style:font-name="Junicode:cv91"/>
    </style:style>
    <style:style style:name="T335" style:family="text">
      <style:text-properties style:font-name="Junicode:cv91=2"/>
    </style:style>
    <style:style style:name="T336" style:family="text">
      <style:text-properties style:font-name="Junicode:cv91=3"/>
    </style:style>
    <style:style style:name="T337" style:family="text">
      <style:text-properties style:font-name="Junicode:cv92"/>
    </style:style>
    <style:style style:name="T338" style:family="text">
      <style:text-properties style:font-name="Junicode:cv93"/>
    </style:style>
    <style:style style:name="T339" style:family="text">
      <style:text-properties style:font-name="Junicode:cv93=2"/>
    </style:style>
    <style:style style:name="T340" style:family="text">
      <style:text-properties style:font-name="Junicode:cv93=3"/>
    </style:style>
    <style:style style:name="T341" style:family="text">
      <style:text-properties style:font-name="Junicode:cv93=4"/>
    </style:style>
    <style:style style:name="T342" style:family="text">
      <style:text-properties style:font-name="Junicode:cv93=5"/>
    </style:style>
    <style:style style:name="T343" style:family="text">
      <style:text-properties style:font-name="Junicode:cv93=6"/>
    </style:style>
    <style:style style:name="T344" style:family="text">
      <style:text-properties style:font-name="Junicode:cv93=7"/>
    </style:style>
    <style:style style:name="T345" style:family="text">
      <style:text-properties style:font-name="Junicode:cv93=8"/>
    </style:style>
    <style:style style:name="T346" style:family="text">
      <style:text-properties style:font-name="Junicode:cv93=9"/>
    </style:style>
    <style:style style:name="T347" style:family="text">
      <style:text-properties style:font-name="Junicode:cv93=10"/>
    </style:style>
    <style:style style:name="T348" style:family="text">
      <style:text-properties style:font-name="Junicode:cv93=11"/>
    </style:style>
    <style:style style:name="T349" style:family="text">
      <style:text-properties style:font-name="Junicode:cv93=12"/>
    </style:style>
    <style:style style:name="T350" style:family="text">
      <style:text-properties style:font-name="Junicode:cv93=13"/>
    </style:style>
    <style:style style:name="T351" style:family="text">
      <style:text-properties style:font-name="Junicode:cv93=14"/>
    </style:style>
    <style:style style:name="T352" style:family="text">
      <style:text-properties style:font-name="Junicode:cv93=15"/>
    </style:style>
    <style:style style:name="T353" style:family="text">
      <style:text-properties style:font-name="Junicode:cv93=16"/>
    </style:style>
    <style:style style:name="T354" style:family="text">
      <style:text-properties style:font-name="Junicode:cv93=17"/>
    </style:style>
    <style:style style:name="T355" style:family="text">
      <style:text-properties style:font-name="Junicode:cv93=18"/>
    </style:style>
    <style:style style:name="T356" style:family="text">
      <style:text-properties style:font-name="Junicode:cv93=19"/>
    </style:style>
    <style:style style:name="T357" style:family="text">
      <style:text-properties style:font-name="Junicode:cv93=20"/>
    </style:style>
    <style:style style:name="T358" style:family="text">
      <style:text-properties style:font-name="Junicode:cv93=21"/>
    </style:style>
    <style:style style:name="T359" style:family="text">
      <style:text-properties style:font-name="Junicode:cv93=22"/>
    </style:style>
    <style:style style:name="T360" style:family="text">
      <style:text-properties style:font-name="Junicode:cv93=24"/>
    </style:style>
    <style:style style:name="T361" style:family="text">
      <style:text-properties style:font-name="Junicode:cv93=25"/>
    </style:style>
    <style:style style:name="T362" style:family="text">
      <style:text-properties style:font-name="Junicode:cv93=26"/>
    </style:style>
    <style:style style:name="T363" style:family="text">
      <style:text-properties style:font-name="Junicode:cv93=27"/>
    </style:style>
    <style:style style:name="T364" style:family="text">
      <style:text-properties style:font-name="Junicode:cv94"/>
    </style:style>
    <style:style style:name="T365" style:family="text">
      <style:text-properties style:font-name="Junicode:cv95"/>
    </style:style>
    <style:style style:name="T366" style:family="text">
      <style:text-properties style:font-name="Junicode:cv95=2"/>
    </style:style>
    <style:style style:name="T367" style:family="text">
      <style:text-properties style:font-name="Junicode:cv95=3"/>
    </style:style>
    <style:style style:name="T368" style:family="text">
      <style:text-properties style:font-name="Junicode:cv95=4"/>
    </style:style>
    <style:style style:name="T369" style:family="text">
      <style:text-properties style:font-name="Junicode:cv95=5"/>
    </style:style>
    <style:style style:name="T370" style:family="text">
      <style:text-properties style:font-name="Junicode:cv95=6"/>
    </style:style>
    <style:style style:name="T371" style:family="text">
      <style:text-properties style:font-name="Junicode:cv96"/>
    </style:style>
    <style:style style:name="T372" style:family="text">
      <style:text-properties style:font-name="Junicode:cv97"/>
    </style:style>
    <style:style style:name="T373" style:family="text">
      <style:text-properties style:font-name="Junicode:cv98"/>
    </style:style>
    <style:style style:name="T374" style:family="text">
      <style:text-properties style:font-name="Junicode:ss19"/>
    </style:style>
    <style:style style:name="T375" style:family="text">
      <style:text-properties style:font-name="Junicode:ss12"/>
    </style:style>
    <style:style style:name="T376" style:family="text">
      <style:text-properties style:font-name="Junicode:ss13"/>
    </style:style>
    <style:style style:name="T377" style:family="text">
      <style:text-properties style:font-name="Junicode:ss14"/>
    </style:style>
    <style:style style:name="T378" style:family="text">
      <style:text-properties style:font-name="Junicode:ss14&amp;ss15"/>
    </style:style>
    <style:style style:name="T379" style:family="text">
      <style:text-properties style:font-name="Junicode:ss12&amp;rtlm"/>
    </style:style>
    <style:style style:name="T380" style:family="text">
      <style:text-properties style:font-name="Junicode:hlig"/>
    </style:style>
    <style:style style:name="T381" style:family="text">
      <style:text-properties style:font-name="Junicode:hlig&amp;ss01"/>
    </style:style>
    <style:style style:name="T382" style:family="text">
      <style:text-properties style:font-name="Junicode:hlig&amp;smcp"/>
    </style:style>
    <style:style style:name="T383" style:family="text">
      <style:text-properties style:font-name="Junicode:ss11&amp;hlig"/>
    </style:style>
    <style:style style:name="T384" style:family="text">
      <style:text-properties style:font-name="Junicode:hist&amp;hlig"/>
    </style:style>
    <style:style style:name="T385" style:family="text">
      <style:text-properties style:font-name="Junicode:ss01&amp;hlig"/>
    </style:style>
    <style:style style:name="T386" style:family="text">
      <style:text-properties style:font-name="Junicode:ss01&amp;hist&amp;hlig"/>
    </style:style>
    <style:style style:name="T387" style:family="text">
      <style:text-properties style:font-name="Junicode:cv99&amp;smcp&amp;hlig"/>
    </style:style>
    <style:style style:name="T388" style:family="text">
      <style:text-properties style:font-name="Junicode:smcp&amp;hlig"/>
    </style:style>
    <style:style style:name="T389" style:family="text">
      <style:text-properties style:font-name="Junicode:ss17"/>
    </style:style>
    <style:style style:name="T390" style:family="text">
      <style:text-properties style:font-name="Junicode:cv14"/>
    </style:style>
    <style:style style:name="T391" style:family="text">
      <style:text-properties style:font-name="Junicode:cv14=2"/>
    </style:style>
    <style:style style:name="T392" style:family="text">
      <style:text-properties style:font-name="Junicode:cv14=3"/>
    </style:style>
    <style:style style:name="T393" style:family="text">
      <style:text-properties style:font-name="Junicode:cv14=4"/>
    </style:style>
    <style:style style:name="T394" style:family="text">
      <style:text-properties style:font-name="Junicode:cv14=5"/>
    </style:style>
    <style:style style:name="T395" style:family="text">
      <style:text-properties style:font-name="Junicode:cv14=6"/>
    </style:style>
    <style:style style:name="T396" style:family="text">
      <style:text-properties style:font-name="Junicode:cv14=6" officeooo:rsid="0357bb0b"/>
    </style:style>
    <style:style style:name="T397" style:family="text">
      <style:text-properties officeooo:rsid="0353de36"/>
    </style:style>
    <style:style style:name="T398" style:family="text">
      <style:text-properties officeooo:rsid="035418f6"/>
    </style:style>
    <style:style style:name="T399" style:family="text">
      <style:text-properties fo:font-size="14pt" officeooo:rsid="035418f6"/>
    </style:style>
    <style:style style:name="T400" style:family="text">
      <style:text-properties style:font-name="Junicode2" fo:font-size="14pt" fo:font-weight="bold" officeooo:rsid="035418f6"/>
    </style:style>
    <style:style style:name="T401" style:family="text">
      <style:text-properties officeooo:rsid="0356131f"/>
    </style:style>
    <style:style style:name="T402" style:family="text">
      <style:text-properties officeooo:rsid="0357bb0b"/>
    </style:style>
    <style:style style:name="T403" style:family="text">
      <style:text-properties style:font-name="Junicode:cv14=7" officeooo:rsid="0357bb0b"/>
    </style:style>
    <style:style style:name="T404" style:family="text">
      <style:text-properties style:font-name="Junicode:cv13=3" officeooo:rsid="0357bb0b"/>
    </style:style>
    <style:style style:name="T405" style:family="text">
      <style:text-properties style:font-name="Junicode:cv13"/>
    </style:style>
    <style:style style:name="T406" style:family="text">
      <style:text-properties style:font-name="Junicode:cv13=2"/>
    </style:style>
    <style:style style:name="T407" style:family="text">
      <style:text-properties officeooo:rsid="0359044d"/>
    </style:style>
    <style:style style:name="T408" style:family="text">
      <style:text-properties officeooo:rsid="03593d32"/>
    </style:style>
    <style:style style:name="T409" style:family="text">
      <style:text-properties officeooo:rsid="035c290f"/>
    </style:style>
    <style:style style:name="T410" style:family="text">
      <style:text-properties style:font-name="Junicode:ss05&amp;hist"/>
    </style:style>
    <style:style style:name="T411" style:family="text">
      <style:text-properties officeooo:rsid="035eef8e"/>
    </style:style>
    <style:style style:name="T412" style:family="text">
      <style:text-properties style:font-name="Junicode:cv53"/>
    </style:style>
    <style:style style:name="T413" style:family="text">
      <style:text-properties style:font-name="Junicode:cv53=2"/>
    </style:style>
    <style:style style:name="T414" style:family="text">
      <style:text-properties style:font-name="Junicode:cv53=3"/>
    </style:style>
    <style:style style:name="T415" style:family="text">
      <style:text-properties style:font-name="Junicode:cv54"/>
    </style:style>
    <style:style style:name="T416" style:family="text">
      <style:text-properties style:font-name="Junicode:cv54=2"/>
    </style:style>
    <style:style style:name="T417" style:family="text">
      <style:text-properties style:font-name="Junicode:cv55"/>
    </style:style>
    <style:style style:name="T418" style:family="text">
      <style:text-properties style:font-name="Junicode:cv55=2"/>
    </style:style>
    <style:style style:name="T419" style:family="text">
      <style:text-properties style:font-name="Junicode:cv56"/>
    </style:style>
    <style:style style:name="T420" style:family="text">
      <style:text-properties style:font-name="Junicode:cv57"/>
    </style:style>
    <style:style style:name="T421" style:family="text">
      <style:text-properties style:font-name="Junicode:cv57=2"/>
    </style:style>
    <style:style style:name="T422" style:family="text">
      <style:text-properties style:font-name="Junicode:cv57=3"/>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text:span text:style-name="T70">code 2</text:span></text:p>
      <text:p text:style-name="P11"><text:a xlink:type="simple" xlink:href="#intro" text:style-name="Internet_20_link" text:visited-style-name="Visited_20_Internet_20_Link">Introduction</text:a></text:p>
      <text:p text:style-name="P11">A.<text:tab/><text:a xlink:type="simple" xlink:href="#SectionA" text:style-name="Internet_20_link" text:visited-style-name="Visited_20_Internet_20_Link">Case-</text:a><text:a xlink:type="simple" xlink:href="#SectionA" text:style-name="Internet_20_link" text:visited-style-name="Visited_20_Internet_20_Link"><text:span text:style-name="T46">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46">F</text:span></text:a><text:a xlink:type="simple" xlink:href="#SectionA" text:style-name="Internet_20_link" text:visited-style-name="Visited_20_Internet_20_Link">eatures</text:a></text:p>
      <text:p text:style-name="P11">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46">S</text:span></text:a><text:a xlink:type="simple" xlink:href="#SectionB" text:style-name="Internet_20_link" text:visited-style-name="Visited_20_Internet_20_Link">equencing</text:a></text:p>
      <text:p text:style-name="P11">C.<text:tab/><text:a xlink:type="simple" xlink:href="#SectionC" text:style-name="Internet_20_link" text:visited-style-name="Visited_20_Internet_20_Link">Superscripts and Subscripts</text:a></text:p>
      <text:p text:style-name="P11">D.<text:tab/><text:a xlink:type="simple" xlink:href="#SectionD" text:style-name="Internet_20_link" text:visited-style-name="Visited_20_Internet_20_Link">Ornaments</text:a></text:p>
      <text:p text:style-name="P11">E.<text:tab/><text:a xlink:type="simple" xlink:href="#SectionE" text:style-name="Internet_20_link" text:visited-style-name="Visited_20_Internet_20_Link">Alphabetic Variants</text:a></text:p>
      <text:p text:style-name="P11">F.<text:tab/><text:a xlink:type="simple" xlink:href="#SectionF" text:style-name="Internet_20_link" text:visited-style-name="Visited_20_Internet_20_Link">Punctuation</text:a></text:p>
      <text:p text:style-name="P11">G.<text:tab/><text:a xlink:type="simple" xlink:href="#SectionG" text:style-name="Internet_20_link" text:visited-style-name="Visited_20_Internet_20_Link">Abbreviations</text:a></text:p>
      <text:p text:style-name="P11">H.<text:tab/><text:a xlink:type="simple" xlink:href="#SectionH" text:style-name="Internet_20_link" text:visited-style-name="Visited_20_Internet_20_Link">Combining Marks</text:a></text:p>
      <text:p text:style-name="P11">I.<text:tab/><text:a xlink:type="simple" xlink:href="#SectionI" text:style-name="Internet_20_link" text:visited-style-name="Visited_20_Internet_20_Link">Currency </text:a><text:a xlink:type="simple" xlink:href="#SectionI" text:style-name="Internet_20_link" text:visited-style-name="Visited_20_Internet_20_Link"><text:span text:style-name="T39">and Weights</text:span></text:a></text:p>
      <text:p text:style-name="P11">J.<text:tab/><text:a xlink:type="simple" xlink:href="#SectionJ" text:style-name="Internet_20_link" text:visited-style-name="Visited_20_Internet_20_Link">Gothic</text:a></text:p>
      <text:p text:style-name="P11">K.<text:tab/><text:a xlink:type="simple" xlink:href="#SectionK" text:style-name="Internet_20_link" text:visited-style-name="Visited_20_Internet_20_Link">Runic</text:a></text:p>
      <text:p text:style-name="P11">L.<text:tab/><text:a xlink:type="simple" xlink:href="#SectionL" text:style-name="Internet_20_link" text:visited-style-name="Visited_20_Internet_20_Link">Ligatures and Digraphs</text:a></text:p>
      <text:p text:style-name="P11">M.<text:tab/><text:a xlink:type="simple" xlink:href="#req" text:style-name="Internet_20_link" text:visited-style-name="Visited_20_Internet_20_Link">Required Features</text:a></text:p>
      <text:p text:style-name="P11">N.<text:tab/><text:a xlink:type="simple" xlink:href="#SectionN" text:style-name="Internet_20_link" text:visited-style-name="Visited_20_Internet_20_Link">Entities</text:a></text:p>
      <text:p text:style-name="P11">O.<text:tab/><text:a xlink:type="simple" xlink:href="#nonmufi" text:style-name="Internet_20_link" text:visited-style-name="Visited_20_Internet_20_Link">Non-MUFI Code </text:a><text:a xlink:type="simple" xlink:href="#nonmufi" text:style-name="Internet_20_link" text:visited-style-name="Visited_20_Internet_20_Link"><text:span text:style-name="T41">Points</text:span></text:a></text:p>
      <text:h text:style-name="Heading_20_1" text:outline-level="1"><text:bookmark-start text:name="intro"/>Introduction<text:bookmark-end text:name="intro"/></text:h>
      <text:p text:style-name="Standard">The OpenType features of Junicode version 2 and its variable counterpart JunicodeVF (hereafter “Junicode”) have two purposes. One is to provide convenient access to the rich character set of the Medieval Unicode Font Initiative (MUFI) recommendation. The other is to enable best practices in the presentation of medieval text, promoting accessibility in electronic texts from PDFs to e-books to web pages.</text:p>
      <text:p text:style-name="Standard">Each character in the MUFI recommendation has a code point<text:note text:id="ftn1" text:note-class="footnote"><text:note-citation>1</text:note-citation><text:note-body><text:p text:style-name="Footnote">A Unicode code point is generally expressed as a four-digit hexadecimal (or base-16) number with a prefix of ‘U+’. The letter capital “A,” for example, is U+0041 (65 in decimal notation), and lowercase “ȝ” (Middle English yogh) is U+021D.</text:p></text:note-body></text:note> associated with it: either the one assigned by Unicode or, where the character is not recognized by Unicode, in the Private Use Area (PUA) of the Basic Multilingual Plane, a block of codes, running from U+E000 to U+F8FF, that are assigned no value by Unicode but instead are available for font designers to use in any way they please.</text:p>
      <text:p text:style-name="P13"><text:soft-page-break/>The problem with PUA code points is precisely <text:span text:style-name="T35">their lack of any</text:span> value. <text:span text:style-name="T397">Consider, as a point of comparison, the letter </text:span><text:span text:style-name="letter_20_example"><text:span text:style-name="T400">a</text:span></text:span><text:span text:style-name="T397"> (U+00</text:span><text:span text:style-name="T231">6</text:span><text:span text:style-name="T397">1). Your computer, your phone, and </text:span><text:span text:style-name="T231">probably a good many other devices around the house</text:span><text:span text:style-name="T397"> </text:span><text:span text:style-name="T230">store</text:span><text:span text:style-name="T397"> a good bit of information about this </text:span><text:span text:style-name="letter_20_example"><text:span text:style-name="T400">a</text:span></text:span><text:span text:style-name="T397">: that it’s a letter in the Latin script, that it’s </text:span><text:span text:style-name="T398">lowercase</text:span><text:span text:style-name="T397">, and that the </text:span><text:span text:style-name="T398">upper</text:span><text:span text:style-name="T397">case equivalent is </text:span><text:span text:style-name="letter_20_example"><text:span text:style-name="T399">A</text:span></text:span><text:span text:style-name="T397"> (U+00</text:span><text:span text:style-name="T231">4</text:span><text:span text:style-name="T397">1). </text:span><text:span text:style-name="T398">All this information is available to word processors, browsers, and other applications running on your computer.</text:span></text:p>
      <text:p text:style-name="P13"><text:span text:style-name="T398">Now suppose you’re preparing an electronic text containing what MUFI calls</text:span> <text:span text:style-name="UName">latin small letter neckless a</text:span> <text:span text:style-name="T401">(</text:span><text:span text:style-name="letter_20_example"><text:span text:style-name="T401"></text:span></text:span><text:span text:style-name="T401">). It is assigned to code point U+F215, which belongs to the PUA. Beyond that, your computer knows nothing about it: not that</text:span> it is a variant of <text:span text:style-name="T20">a</text:span>, or that it is lowercase, <text:span text:style-name="T34">or</text:span> a letter in the Latin alphabet, <text:span text:style-name="T32">or even a character in a language system</text:span>. A screen reader cannot read, or even spell out, a word with <text:span text:style-name="T33">U+F215</text:span> in it; a search engine will not recognize the word as containing the letter <text:span text:style-name="T20">a</text:span>.</text:p>
      <text:p text:style-name="Standard">Junicode offers the full range of MUFI characters—you can enter the PUA code points—but also a solution to the problems posed by those code points. Think of an electronic text (a web page, perhaps, or a PDF) as having two layers: an underlying text, stable and unchanging, and the displayed text, generated by software at the instant it is needed and discarded when it is no longer on the screen. For greatest accessibility the underlying text should contain the plain letter a (U+0061) along with markup indicating how it should be displayed. <text:span text:style-name="T232">T</text:span>o generate the displayed text, a program called a “layout engine” <text:span text:style-name="T407">will (simplifying a bit here) read the markup and</text:span> appl<text:span text:style-name="T232">y</text:span> the OpenType feature <text:span text:style-name="Source_20_Text">cv02[5]</text:span><text:note text:id="ftn2" text:note-class="footnote"><text:note-citation>2</text:note-citation><text:note-body><text:p text:style-name="Footnote">Many OpenType features produce different outcomes depending on an index passed to an application’s layout engine along with the feature tag. Different applications have different ways of entering this index: consult your application’s documentation. Here, the index is recorded in brackets after the feature tag.</text:p><text:p text:style-name="Footnote"/></text:note-body></text:note> to the underlying <text:span text:style-name="letter_20_example">a</text:span>, bypassing the PUA code point, with the result that readers see <text:span text:style-name="letter_20_example"><text:span text:style-name="T122">a</text:span></text:span>—the “neckless a.” <text:span text:style-name="T407">And yet the letter will still register as </text:span><text:span text:style-name="letter_20_example"><text:span text:style-name="T407">a</text:span></text:span><text:span text:style-name="T407"> with search engines, screen readers, and so on.</text:span></text:p>
      <text:p text:style-name="Standard">This is the Junicode model for text display, but it is not peculiar to Junicode: it is widely considered to be the best practice for displaying text using current font technology.</text:p>
      <text:p text:style-name="Standard">The full range of OpenType features listed in this document is supported by all major web browsers, LibreOffice, XeTeX, LuaTeX, and (presumably) other document <text:soft-page-break/>processing applications. All characters listed here are available in Adobe InDesign, though that program supports only a selection of OpenType features. Microsoft Word, unfortunately, supports only Stylistic Sets, ligatures (all but the standard ones in peculiar and probably useless combinations), number variants, and the <text:a xlink:type="simple" xlink:href="#req" text:style-name="Internet_20_link" text:visited-style-name="Visited_20_Internet_20_Link">R</text:a><text:a xlink:type="simple" xlink:href="#req" text:style-name="Internet_20_link" text:visited-style-name="Visited_20_Internet_20_Link">equired </text:a><text:a xlink:type="simple" xlink:href="#req" text:style-name="Internet_20_link" text:visited-style-name="Visited_20_Internet_20_Link">F</text:a><text:a xlink:type="simple" xlink:href="#req" text:style-name="Internet_20_link" text:visited-style-name="Visited_20_Internet_20_Link">eatures</text:a>. In terms of OpenType support, Word is the most primitive of the major text processing applications.</text:p>
      <text:p text:style-name="Standard">Many MUFI characters cannot be produced by using the OpenType variants of Junicode. These characters fall into three categories:</text:p>
      <text:list xml:id="list3465710320" text:style-name="L1">
        <text:list-item>
          <text:p text:style-name="P81">Those with non-PUA code points. MUFI has done valuable work obtaining Unicode code points for medieval characters. All such characters (those with hexadecimal codes that <text:span text:style-name="Emphasis">do not</text:span> begin with <text:span text:style-name="letter_20_example">E</text:span> or <text:span text:style-name="letter_20_example">F</text:span>) are presumed safe to use in accessible and searchable text. As a convenience, however, many of these are covered by Junicode OpenType features.</text:p>
        </text:list-item>
        <text:list-item>
          <text:p text:style-name="P81">Precomposed characters—those consisting of base character + one or more diacritic. For greatest accessibility, these should be entered not as PUA code points, but rather as sequences consisting of base character + one or more diacritics. For example, instead of MUFI U+E498 <text:span text:style-name="UName">latin small letter e with dot below and acute</text:span>, use <text:span text:style-name="letter_20_example">e</text:span> + U+0323 <text:span text:style-name="T73">combining dot below</text:span> + U+0301 <text:span text:style-name="T73">combining acute accent</text:span>: <text:span text:style-name="letter_20_example">ẹ́</text:span> (when applying combining marks, start with any marks below the character and work downwards, then continue with any marks above the character and work upwards. For example, to make <text:span text:style-name="letter_20_example">ǭ̣́</text:span>, place characters in this order: <text:span text:style-name="letter_20_example">o</text:span>, <text:span text:style-name="T73">ogonek</text:span> U+0328, <text:span text:style-name="T73">dot below</text:span> U+0323, <text:span text:style-name="T73">macron</text:span> U+0304, <text:span text:style-name="T73">acute</text:span> U+0301). Some MUFI characters have marks in unconventional locations, e.g. <text:span text:style-name="letter_20_example">ȯ́</text:span> <text:span text:style-name="UName">latin small letter o with dot above and acute</text:span>, where the acute appears beside the dot instead of above. This and other characters like it should still be entered as a sequence of base character + marks (here <text:span text:style-name="letter_20_example">o</text:span>, dot above U+0307, acute U+0301). Junicode will position the marks correctly.</text:p>
        </text:list-item>
        <text:list-item>
          <text:p text:style-name="P81">Characters for which a base character (a Unicode character to which it can be linked) cannot be identified, or for which there may be an inconsistency in the MUFI recommendation. These include:</text:p>
          <text:list>
            <text:list-item>
              <text:p text:style-name="P81"> U+E8AF. This is a ligature of <text:span text:style-name="T408">long </text:span>s and l with stroke, but there are no base characters with this style of stroke.</text:p>
            </text:list-item>
            <text:list-item>
              <text:p text:style-name="P81"><text:soft-page-break/><text:span text:style-name="letter_20_example"></text:span> U+EFD8 and U+EFD9. MUFI lists these as ligatures (corresponding to the ligatures <text:span text:style-name="letter_20_example"></text:span> U+E8C7 and U+E8C6, but they cannot be treated as ligatures in the font because a single diacritic is positioned over the glyphs as if they were digraphs like <text:span text:style-name="letter_20_example">ꜳꜲ</text:span>.</text:p>
            </text:list-item>
            <text:list-item>
              <text:p text:style-name="P81"><text:span text:style-name="letter_20_example"></text:span> U+EBE7 and U+EBE6, for the same reason.</text:p>
            </text:list-item>
            <text:list-item>
              <text:p text:style-name="P81"><text:span text:style-name="letter_20_example"></text:span> U+F159 <text:span text:style-name="UName">latin abbreviation sign small d</text:span><text:span text:style-name="UName"><text:span text:style-name="T72">e</text:span></text:span>. Neither a variant of <text:span text:style-name="letter_20_example">d</text:span> nor an eth (<text:span text:style-name="letter_20_example">ð</text:span>), this character may be a candidate for Unicode encoding.</text:p>
            </text:list-item>
          </text:list>
        </text:list-item>
        <text:list-item>
          <text:p text:style-name="P81">Characters for which OpenType programming is not yet available. These will be added as they are located and studied. [Check: U+EBF1, and smcp version.]</text:p>
        </text:list-item>
      </text:list>
      <text:p text:style-name="P15">These characters should be avoided, even if you are otherwise using MUFI’s PUA characters:</text:p>
      <text:list xml:id="list2664359978" text:style-name="L2">
        <text:list-item>
          <text:p text:style-name="P82">U+F1C5 <text:span text:style-name="UName">combining curl high position</text:span>. Use U+1DCE <text:span text:style-name="UName">combining ogonek above</text:span>. The positioning problem mentioned in the MUFI recommendation is solved in Junicode <text:span text:style-name="T408">(and, to be fair, many other fonts with OpenType programming)</text:span>.</text:p>
        </text:list-item>
        <text:list-item>
          <text:p text:style-name="P82">U+F1CA <text:span text:style-name="UName">combining dot above high position</text:span>. Use U+0307 <text:span text:style-name="UName">combining dot above</text:span>. It will be positioned correctly on any character.</text:p>
        </text:list-item>
      </text:list>
      <text:h text:style-name="Heading_20_1" text:outline-level="1">A. <text:bookmark-start text:name="SectionA"/>Case-Related Features<text:bookmark-end text:name="SectionA"/></text:h>
      <text:h text:style-name="Heading_20_2" text:outline-level="2"><text:sequence text:ref-name="refFeature0" text:name="Feature" text:formula="ooow:Feature+1" style:num-format="1">1</text:sequence>. <text:bookmark-start text:name="smcp"/><text:span text:style-name="Source_20_Text">smcp</text:span><text:bookmark-end text:name="smcp"/> – Small Capitals</text:h>
      <text:p text:style-name="P5"><text:span text:style-name="T8">Converts lowercase letters to small caps; also several symbols and combining marks. All lower- and uppercase pairs </text:span><text:span text:style-name="T36">(</text:span><text:span text:style-name="T42">with exceptions noted below</text:span><text:span text:style-name="T36">)</text:span><text:span text:style-name="T8"> have a small cap equivalent. </text:span>Lowercase<text:span text:style-name="T23"> letters without matching caps may lack </text:span><text:span text:style-name="T26">matching</text:span><text:span text:style-name="T23"> small cap</text:span><text:span text:style-name="T26">s.</text:span><text:span text:style-name="T8"> </text:span><text:span text:style-name="T3">fghij → </text:span><text:span text:style-name="T73">fghij</text:span><text:span text:style-name="T5">.</text:span></text:p>
      <text:p text:style-name="P14"><text:span text:style-name="T73">Note</text:span>: <text:span text:style-name="T42">Precomposed characters defined by MUFI in the Private Use Area have no small cap equivalents. </text:span><text:span text:style-name="T43">Instead, compose characters using combining diacritics, as outlined in the introduction. For example, </text:span><text:span text:style-name="Source_20_Text"><text:span text:style-name="T43">smcp</text:span></text:span><text:span text:style-name="T43"> applied to the sequence </text:span><text:span text:style-name="T22">t + ogonek (U+0328) + acute (U+0301)</text:span><text:span text:style-name="T43"> will change </text:span><text:span text:style-name="T22">t̨́</text:span><text:span text:style-name="T43"> to </text:span><text:span text:style-name="T74">t̨́</text:span><text:span text:style-name="T43">.</text:span></text:p>
      <text:h text:style-name="P70" text:outline-level="2"><text:soft-page-break/><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26">Use with </text:span><text:span text:style-name="Source_20_Text"><text:span text:style-name="T26">smcp</text:span></text:span><text:span text:style-name="T26"> for all-small-cap text. </text:span><text:span text:style-name="T3">ABCDE → </text:span><text:span text:style-name="T75">ABCDE</text:span><text:span text:style-name="T4">.</text:span></text:p>
      <text:h text:style-name="P71" text:outline-level="2"><text:span text:style-name="T19"><text:sequence text:ref-name="refFeature2" text:name="Feature" text:formula="ooow:Feature+1" style:num-format="1">3</text:sequence></text:span><text:span text:style-name="T19">. </text:span><text:bookmark-start text:name="pcap"/><text:span text:style-name="Source_20_Text">pcap</text:span><text:bookmark-end text:name="pcap"/> – Petite Capitals</text:h>
      <text:p text:style-name="P3">Produces small caps in a <text:span text:style-name="T23">smaller</text:span> size tha<text:span text:style-name="T23">n smcp. Use these when small caps have to be mixed with lowercase letters</text:span>. <text:span text:style-name="T9">The whole of the basic Latin alphabet is covered, plus several other letters.</text:span> <text:span text:style-name="T3">klmnoþ → </text:span><text:span text:style-name="T76">klmnoþ</text:span><text:span text:style-name="T3">.</text:span></text:p>
      <text:h text:style-name="P72" text:outline-level="2"><text:span text:style-name="T19"><text:sequence text:ref-name="refFeature3" text:name="Feature" text:formula="ooow:Feature+1" style:num-format="1">4</text:sequence></text:span><text:span text:style-name="T19">. </text:span><text:bookmark-start text:name="case"/><text:span text:style-name="Source_20_Text">case</text:span><text:bookmark-end text:name="case"/> – Case-Sensitive <text:span text:style-name="T11">F</text:span>orms</text:h>
      <text:p text:style-name="P3">Produces combining marks that harmonize with capital letters: <text:span text:style-name="T77">Ř, X̉,</text:span><text:span text:style-name="T3"> </text:span><text:span text:style-name="T23">etc. </text:span><text:span text:style-name="T31">Use of this feature reduces the likelihood that a combining mark will collide with a glyph in the line above.</text:span></text:p>
      <text:h text:style-name="Heading_20_1" text:outline-level="1">B. <text:bookmark-start text:name="SectionB"/>Numbers and <text:span text:style-name="T39">S</text:span>equencing<text:bookmark-end text:name="SectionB"/></text:h>
      <text:h text:style-name="P71" text:outline-level="2"><text:span text:style-name="T19"><text:sequence text:ref-name="refFeature4" text:name="Feature" text:formula="ooow:Feature+1" style:num-format="1">5</text:sequence></text:span><text:span text:style-name="T19">.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8"><text:span text:style-name="Source_20_Text"><text:span text:style-name="T31">nalt[</text:span></text:span><text:span text:style-name="Source_20_Text">1</text:span><text:span text:style-name="Source_20_Text"><text:span text:style-name="T31">]</text:span></text:span>, circled letters or numbers: <text:span text:style-name="T78">a </text:span><text:span text:style-name="T79">b</text:span><text:span text:style-name="T78"> . . . </text:span><text:span text:style-name="T79">z;</text:span><text:span text:style-name="T78"> </text:span><text:span text:style-name="T79">0 </text:span><text:span text:style-name="T78">1 </text:span><text:span text:style-name="T79">2</text:span><text:span text:style-name="T78"> . . . </text:span><text:span text:style-name="T80">20.</text:span></text:p>
      <text:p text:style-name="P10"><text:span text:style-name="Source_20_Text"><text:span text:style-name="T31">nalt[</text:span></text:span><text:span text:style-name="Source_20_Text"><text:span text:style-name="T30">2</text:span></text:span><text:span text:style-name="Source_20_Text"><text:span text:style-name="T31">]</text:span></text:span><text:span text:style-name="T8">, letter or numbers in parentheses: </text:span><text:span text:style-name="T81">a . . . z;</text:span><text:span text:style-name="T82"> </text:span><text:span text:style-name="T83">0 </text:span><text:span text:style-name="T81">1 . . . 20.</text:span></text:p>
      <text:p text:style-name="P10"><text:span text:style-name="Source_20_Text"><text:span text:style-name="T31">nalt[3]</text:span></text:span><text:span text:style-name="T8">, double-circled numbers: </text:span><text:span text:style-name="T84">0 </text:span><text:span text:style-name="T85">1</text:span><text:span text:style-name="T86"> . . . 10.</text:span></text:p>
      <text:p text:style-name="P10"><text:span text:style-name="Source_20_Text"><text:span text:style-name="T31">nalt[4]</text:span></text:span><text:span text:style-name="T8">, white numbers in black circles: </text:span><text:span text:style-name="T87">0 </text:span><text:span text:style-name="T88">1 2 3 . . .</text:span><text:span text:style-name="T89"> 20.</text:span></text:p>
      <text:p text:style-name="P9"><text:span text:style-name="Source_20_Text"><text:span text:style-name="T31">nalt[5]</text:span></text:span>, numbers followed by period: <text:span text:style-name="T91">0 1 . . .</text:span><text:span text:style-name="T90"> 20</text:span></text:p>
      <text:p text:style-name="Standard">For enclosed figures <text:span text:style-name="T25">10 and higher</text:span>, <text:span text:style-name="Source_20_Text"><text:span text:style-name="T24">rlig</text:span></text:span><text:span text:style-name="T24"> (Required Ligatures) must also be enabled (as it should be by default: see </text:span><text:a xlink:type="simple" xlink:href="#req" text:style-name="Internet_20_link" text:visited-style-name="Visited_20_Internet_20_Link"><text:span text:style-name="T24">Required Features</text:span></text:a><text:span text:style-name="T24"> below).</text:span></text:p>
      <text:h text:style-name="P71" text:outline-level="2"><text:span text:style-name="T19"><text:sequence text:ref-name="refFeature5" text:name="Feature" text:formula="ooow:Feature+1" style:num-format="1">6</text:sequence></text:span><text:span text:style-name="T19">. </text:span><text:span text:style-name="Source_20_Text">tnum</text:span> – Tabular Figures</text:h>
      <text:p text:style-name="P6"><text:span text:style-name="T8">F</text:span><text:span text:style-name="T7">ixed-width f</text:span><text:span text:style-name="T8">igures: 0123456789 </text:span><text:span text:style-name="T7">(default </text:span><text:span text:style-name="T9">or with </text:span><text:span text:style-name="Source_20_Text"><text:span text:style-name="T9">lnum</text:span></text:span><text:span text:style-name="T7">),</text:span><text:span text:style-name="T8"> </text:span><text:span text:style-name="T93">0123456789</text:span> (with <text:span text:style-name="Source_20_Text"><text:span text:style-name="T7">onum</text:span></text:span><text:span text:style-name="T2">).</text:span></text:p>
      <text:h text:style-name="P71" text:outline-level="2"><text:soft-page-break/><text:span text:style-name="T19"><text:sequence text:ref-name="refFeature6" text:name="Feature" text:formula="ooow:Feature+1" style:num-format="1">7</text:sequence></text:span><text:span text:style-name="T19">. </text:span><text:bookmark-start text:name="onum"/><text:span text:style-name="Source_20_Text">onum</text:span><text:bookmark-end text:name="onum"/> – Oldstyle Figures</text:h>
      <text:p text:style-name="P6"><text:span text:style-name="T8">Figures that harmonize with lowercase characters:</text:span> <text:span text:style-name="T92">0123456789</text:span> (default or with <text:span text:style-name="Source_20_Text">tnum</text:span>), <text:span text:style-name="T92">0123456789</text:span> (with <text:span text:style-name="Source_20_Text">pnum</text:span>). When combined with <text:span text:style-name="Source_20_Text">pnum</text:span>, this feature also affects subscripts and superscripts.</text:p>
      <text:h text:style-name="P71" text:outline-level="2"><text:span text:style-name="T19"><text:sequence text:ref-name="refFeature7" text:name="Feature" text:formula="ooow:Feature+1" style:num-format="1">8</text:sequence></text:span><text:span text:style-name="T19">. </text:span><text:bookmark-start text:name="pnum"/><text:span text:style-name="Source_20_Text">pnum</text:span><text:bookmark-end text:name="pnum"/> – Proportional Figures</text:h>
      <text:p text:style-name="Standard">Proportionally spaced figures: <text:span text:style-name="T94">0123456789</text:span> (default or with <text:span text:style-name="Source_20_Text">lnum</text:span>), <text:span text:style-name="T95">0123456789</text:span> (with <text:span text:style-name="Source_20_Text">onum</text:span>). When combined with <text:span text:style-name="Source_20_Text">onum</text:span>, this feature also affects subscripts and superscripts. Most applications (including MS Word) with any support of OpenType features will support this feature and <text:span text:style-name="Source_20_Text">lnum</text:span> so that you don’t have to enter them manually.</text:p>
      <text:h text:style-name="P71" text:outline-level="2"><text:span text:style-name="T19"><text:sequence text:ref-name="refFeature8" text:name="Feature" text:formula="ooow:Feature+1" style:num-format="1">9</text:sequence></text:span><text:span text:style-name="T19">. </text:span><text:bookmark-start text:name="lnum"/><text:span text:style-name="Source_20_Text">lnum</text:span><text:bookmark-end text:name="lnum"/> – Lining Figures</text:h>
      <text:p text:style-name="Standard"><text:span text:style-name="T96">Figures in a uniform height, harmonizing with uppercase letters: 0123456789 (default or with </text:span><text:span text:style-name="Source_20_Text">tnum</text:span><text:span text:style-name="T96">), </text:span><text:span text:style-name="T97">0123456789</text:span><text:span text:style-name="T96"> (with </text:span><text:span text:style-name="Source_20_Text">pnum</text:span><text:span text:style-name="T96">).</text:span></text:p>
      <text:h text:style-name="Heading_20_2" text:outline-level="2"><text:sequence text:ref-name="refFeature9" text:name="Feature" text:formula="ooow:Feature+1" style:num-format="1">10</text:sequence>. <text:bookmark-start text:name="zero"/><text:span text:style-name="Source_20_Text">zero</text:span><text:bookmark-end text:name="zero"/> – Slashed Zero</text:h>
      <text:p text:style-name="Standard">Produces slashed zero in all number styles: <text:span text:style-name="T98">0 </text:span><text:span text:style-name="T101">0</text:span><text:span text:style-name="T98"> </text:span><text:span text:style-name="T99">0</text:span><text:span text:style-name="T98"> </text:span><text:span text:style-name="T100">0</text:span>. Includes superscripts and subscripts: <text:span text:style-name="T102">0 </text:span><text:span text:style-name="T104">0</text:span><text:span text:style-name="T98"> </text:span><text:span text:style-name="T103">0 </text:span><text:span text:style-name="T105">0</text:span>.</text:p>
      <text:h text:style-name="Heading_20_1" text:outline-level="1">C. <text:bookmark-start text:name="SectionC"/>Superscripts and Subscripts<text:bookmark-end text:name="SectionC"/></text:h>
      <text:h text:style-name="P71" text:outline-level="2"><text:span text:style-name="T19"><text:sequence text:ref-name="refFeature10" text:name="Feature" text:formula="ooow:Feature+1" style:num-format="1">11</text:sequence></text:span><text:span text:style-name="T19">. </text:span><text:bookmark-start text:name="sups"/><text:span text:style-name="Source_20_Text">sups</text:span><text:bookmark-end text:name="sups"/> – Superscripts</text:h>
      <text:p text:style-name="Standard">Produces superscript numbers and letters. Only affects lining tabular and oldstyle proportional figures. All lowercase letters of the basic Latin alphabet are covered, and most uppercase letters: <text:span text:style-name="T106">0123</text:span> <text:span text:style-name="T107">4567</text:span> <text:span text:style-name="T106">abcde</text:span> <text:span text:style-name="T106">ABDEG</text:span>.</text:p>
      <text:h text:style-name="P71" text:outline-level="2"><text:span text:style-name="T19"><text:sequence text:ref-name="refFeature11" text:name="Feature" text:formula="ooow:Feature+1" style:num-format="1">12</text:sequence></text:span><text:span text:style-name="T19">. </text:span><text:bookmark-start text:name="subs"/><text:span text:style-name="Source_20_Text">subs</text:span><text:bookmark-end text:name="subs"/> – Subscripts</text:h>
      <text:p text:style-name="Standard">Produces subscript numbers. Only affects lining tabular and oldstyle proportional figures (use <text:span text:style-name="Source_20_Text">pnum</text:span> and <text:span text:style-name="Source_20_Text">onum</text:span>): <text:span text:style-name="T108">8901</text:span> <text:span text:style-name="T109">2345</text:span>.</text:p>
      <text:h text:style-name="Heading_20_1" text:outline-level="1"><text:soft-page-break/>D. <text:bookmark-start text:name="SectionD"/>Ornaments<text:bookmark-end text:name="SectionD"/></text:h>
      <text:h text:style-name="P71" text:outline-level="2"><text:span text:style-name="T19"><text:sequence text:ref-name="refFeature12" text:name="Feature" text:formula="ooow:Feature+1" style:num-format="1">13</text:sequence></text:span><text:span text:style-name="T19">. </text:span><text:bookmark-start text:name="ornm"/><text:span text:style-name="Source_20_Text">ornm</text:span><text:bookmark-end text:name="ornm"/> – Ornaments</text:h>
      <text:p text:style-name="Standard">Produces ornaments (fleurons) in either of two ways: as an indexed variant of the bullet character (U+2022) or as variants of a-z, A-C (all fleurons are available by either method):</text:p>
      <text:p text:style-name="P7">As a variant of •: 1=<text:span text:style-name="T110">•</text:span>, 2=<text:span text:style-name="T111">•</text:span>, 3=<text:span text:style-name="T112">•</text:span>, 4=<text:span text:style-name="T113">•</text:span>, etc., up to 29.</text:p>
      <text:p text:style-name="P7">As a variant of a-z, A-C: e=<text:span text:style-name="T114">e</text:span>, f=<text:span text:style-name="T114">f</text:span>, g=<text:span text:style-name="T114">g</text:span>, h=<text:span text:style-name="T114">h</text:span>, etc.</text:p>
      <text:p text:style-name="Standard">The method with letters of the alphabet is easier, but the method with bullets will produce a more satisfactory result when text is displayed in an environment where Junicode is not available or <text:span text:style-name="Source_20_Text">ornm</text:span> is not implemented.</text:p>
      <text:h text:style-name="Heading_20_1" text:outline-level="1">E. <text:bookmark-start text:name="SectionE"/>Alphabetic Variants<text:bookmark-end text:name="SectionE"/></text:h>
      <text:h text:style-name="Heading_20_2" text:outline-level="2"><text:sequence text:ref-name="refFeature13" text:name="Feature" text:formula="ooow:Feature+1" style:num-format="1">14</text:sequence>. <text:bookmark-start text:name="BasicLatin"/><text:span text:style-name="Source_20_Text">cv01</text:span><text:bookmark-end text:name="BasicLatin"/><text:span text:style-name="Source_20_Text">–cv52</text:span> – Basic Latin Variants</text:h>
      <text:p text:style-name="Standard">These features also affect small cap (<text:span text:style-name="Source_20_Text">smcp</text:span>) and underdotted (<text:span text:style-name="Source_20_Text">ss07</text:span>) forms, where available. Where Junicode has no variant for a Basic Latin letter, the expected <text:span text:style-name="Source_20_Text">cvNN</text:span> feature is skipped, being reserved for future development. These features also affect small cap (<text:span text:style-name="Source_20_Text">smcp</text:span>) and underdotted (<text:span text:style-name="Source_20_Text">ss07</text:span>) forms, where available.</text:p>
      <table:table table:name="AlphacvNN" table:style-name="AlphacvNN" table:template-name="Default Style">
        <table:table-column table:style-name="AlphacvNN.A" table:number-columns-repeated="2"/>
        <table:table-column table:style-name="AlphacvNN.C"/>
        <table:table-row table:style-name="AlphacvNN.1">
          <table:table-cell table:style-name="AlphacvNN.A1" office:value-type="string">
            <text:p text:style-name="P67">Variant of</text:p>
          </table:table-cell>
          <table:table-cell table:style-name="AlphacvNN.A1" office:value-type="string">
            <text:p text:style-name="P67">cvNN</text:p>
          </table:table-cell>
          <table:table-cell table:style-name="AlphacvNN.C1" office:value-type="string">
            <text:p text:style-name="P67">Variants</text:p>
          </table:table-cell>
        </table:table-row>
        <table:table-row table:style-name="AlphacvNN.1">
          <table:table-cell table:style-name="AlphacvNN.A2" office:value-type="string">
            <text:p text:style-name="P17">A</text:p>
          </table:table-cell>
          <table:table-cell table:style-name="AlphacvNN.A2" office:value-type="string">
            <text:p text:style-name="P17">cv01</text:p>
          </table:table-cell>
          <table:table-cell table:style-name="AlphacvNN.C2" office:value-type="string">
            <text:p text:style-name="P18">1=<text:span text:style-name="T115">A</text:span>, 2=<text:span text:style-name="T116">A</text:span>, 3=<text:span text:style-name="T117">A</text:span></text:p>
          </table:table-cell>
        </table:table-row>
        <table:table-row table:style-name="AlphacvNN.1">
          <table:table-cell table:style-name="AlphacvNN.A2" office:value-type="string">
            <text:p text:style-name="P17">a</text:p>
          </table:table-cell>
          <table:table-cell table:style-name="AlphacvNN.A2" office:value-type="string">
            <text:p text:style-name="P17">cv02</text:p>
          </table:table-cell>
          <table:table-cell table:style-name="AlphacvNN.C2" office:value-type="string">
            <text:p text:style-name="P20">1=<text:span text:style-name="T118">a</text:span>, 2=<text:span text:style-name="T119">a</text:span>, 3=<text:span text:style-name="T120">a</text:span>, 4=<text:span text:style-name="T121">a</text:span>, 5=<text:span text:style-name="T122">a</text:span></text:p>
          </table:table-cell>
        </table:table-row>
        <table:table-row table:style-name="AlphacvNN.1">
          <table:table-cell table:style-name="AlphacvNN.A2" office:value-type="string">
            <text:p text:style-name="P17">B</text:p>
          </table:table-cell>
          <table:table-cell table:style-name="AlphacvNN.A2" office:value-type="string">
            <text:p text:style-name="P17">cv03</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33">b</text:p>
          </table:table-cell>
          <table:table-cell table:style-name="AlphacvNN.A2" office:value-type="string">
            <text:p text:style-name="P17">cv04</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17">C</text:p>
          </table:table-cell>
          <table:table-cell table:style-name="AlphacvNN.A2" office:value-type="string">
            <text:p text:style-name="P17">cv05</text:p>
          </table:table-cell>
          <table:table-cell table:style-name="AlphacvNN.C2" office:value-type="string">
            <text:p text:style-name="P20">1=<text:span text:style-name="T123">C</text:span></text:p>
          </table:table-cell>
        </table:table-row>
        <table:table-row table:style-name="AlphacvNN.1">
          <table:table-cell table:style-name="AlphacvNN.A2" office:value-type="string">
            <text:p text:style-name="P17">c</text:p>
          </table:table-cell>
          <table:table-cell table:style-name="AlphacvNN.A2" office:value-type="string">
            <text:p text:style-name="P17">cv06</text:p>
          </table:table-cell>
          <table:table-cell table:style-name="AlphacvNN.C2" office:value-type="string">
            <text:p text:style-name="P20">1=<text:span text:style-name="T124">c</text:span></text:p>
          </table:table-cell>
        </table:table-row>
        <table:table-row table:style-name="AlphacvNN.1">
          <table:table-cell table:style-name="AlphacvNN.A2" office:value-type="string">
            <text:p text:style-name="P17">D</text:p>
          </table:table-cell>
          <table:table-cell table:style-name="AlphacvNN.A2" office:value-type="string">
            <text:p text:style-name="P17">cv07</text:p>
          </table:table-cell>
          <table:table-cell table:style-name="AlphacvNN.C2" office:value-type="string">
            <text:p text:style-name="P20">1=<text:span text:style-name="T125">D</text:span></text:p>
          </table:table-cell>
        </table:table-row>
        <table:table-row table:style-name="AlphacvNN.1">
          <table:table-cell table:style-name="AlphacvNN.A2" office:value-type="string">
            <text:p text:style-name="P33">d</text:p>
          </table:table-cell>
          <table:table-cell table:style-name="AlphacvNN.A2" office:value-type="string">
            <text:p text:style-name="P17">cv08</text:p>
          </table:table-cell>
          <table:table-cell table:style-name="AlphacvNN.C2" office:value-type="string">
            <text:p text:style-name="P19"><text:span text:style-name="T44">1=</text:span><text:span text:style-name="T126">d</text:span><text:span text:style-name="T44">, 2=</text:span><text:span text:style-name="T127">d</text:span><text:span text:style-name="T44">, 3=</text:span><text:span text:style-name="T128">d</text:span> (for 1, see also ss02)</text:p>
          </table:table-cell>
        </table:table-row>
        <text:soft-page-break/>
        <table:table-row table:style-name="AlphacvNN.1">
          <table:table-cell table:style-name="AlphacvNN.A2" office:value-type="string">
            <text:p text:style-name="P17">E</text:p>
          </table:table-cell>
          <table:table-cell table:style-name="AlphacvNN.A2" office:value-type="string">
            <text:p text:style-name="P17">cv09</text:p>
          </table:table-cell>
          <table:table-cell table:style-name="AlphacvNN.C2" office:value-type="string">
            <text:p text:style-name="P20">1=<text:span text:style-name="T129">E</text:span>, 2=<text:span text:style-name="T130">E</text:span></text:p>
          </table:table-cell>
        </table:table-row>
        <table:table-row table:style-name="AlphacvNN.1">
          <table:table-cell table:style-name="AlphacvNN.A2" office:value-type="string">
            <text:p text:style-name="P17">e</text:p>
          </table:table-cell>
          <table:table-cell table:style-name="AlphacvNN.A2" office:value-type="string">
            <text:p text:style-name="P17">cv10</text:p>
          </table:table-cell>
          <table:table-cell table:style-name="AlphacvNN.C2" office:value-type="string">
            <text:p text:style-name="P20">1=<text:span text:style-name="T131">e</text:span>, 2=<text:span text:style-name="T132">e</text:span>, 3=<text:span text:style-name="T133">e</text:span></text:p>
          </table:table-cell>
        </table:table-row>
        <table:table-row table:style-name="AlphacvNN.1">
          <table:table-cell table:style-name="AlphacvNN.A2" office:value-type="string">
            <text:p text:style-name="P17">F</text:p>
          </table:table-cell>
          <table:table-cell table:style-name="AlphacvNN.A2" office:value-type="string">
            <text:p text:style-name="P17">cv11</text:p>
          </table:table-cell>
          <table:table-cell table:style-name="AlphacvNN.C2" office:value-type="string">
            <text:p text:style-name="P25">1=<text:span text:style-name="T134">F</text:span></text:p>
          </table:table-cell>
        </table:table-row>
        <table:table-row table:style-name="AlphacvNN.1">
          <table:table-cell table:style-name="AlphacvNN.A2" office:value-type="string">
            <text:p text:style-name="P17">f</text:p>
          </table:table-cell>
          <table:table-cell table:style-name="AlphacvNN.A2" office:value-type="string">
            <text:p text:style-name="P17">cv12</text:p>
          </table:table-cell>
          <table:table-cell table:style-name="AlphacvNN.C2" office:value-type="string">
            <text:p text:style-name="P25">1=<text:span text:style-name="T135">f</text:span>, 2=<text:span text:style-name="T136">f</text:span>, 3=<text:span text:style-name="T137">f</text:span>, 4=<text:span text:style-name="T138">f</text:span>, 5=<text:span text:style-name="T139">f</text:span>, 6=<text:span text:style-name="T140">f</text:span></text:p>
          </table:table-cell>
        </table:table-row>
        <table:table-row table:style-name="AlphacvNN.1">
          <table:table-cell table:style-name="AlphacvNN.A2" office:value-type="string">
            <text:p text:style-name="P17">G</text:p>
          </table:table-cell>
          <table:table-cell table:style-name="AlphacvNN.A2" office:value-type="string">
            <text:p text:style-name="P17">cv13</text:p>
          </table:table-cell>
          <table:table-cell table:style-name="AlphacvNN.C2" office:value-type="string">
            <text:p text:style-name="P25">1=<text:span text:style-name="T405">G</text:span>, 2=<text:span text:style-name="T406">G</text:span>, <text:span text:style-name="T402">3=</text:span><text:span text:style-name="T404">G</text:span></text:p>
          </table:table-cell>
        </table:table-row>
        <table:table-row table:style-name="AlphacvNN.1">
          <table:table-cell table:style-name="AlphacvNN.A2" office:value-type="string">
            <text:p text:style-name="P17">g</text:p>
          </table:table-cell>
          <table:table-cell table:style-name="AlphacvNN.A2" office:value-type="string">
            <text:p text:style-name="P17">cv14</text:p>
          </table:table-cell>
          <table:table-cell table:style-name="AlphacvNN.C2" office:value-type="string">
            <text:p text:style-name="P25">1=<text:span text:style-name="T390">g</text:span>, 2=<text:span text:style-name="T391">g</text:span>, 3=<text:span text:style-name="T392">g</text:span>, 4=<text:span text:style-name="T393">g</text:span>, 5=<text:span text:style-name="T394">g</text:span>, 6=<text:span text:style-name="T395">g, </text:span><text:span text:style-name="T396">7=</text:span><text:span text:style-name="T403">g</text:span></text:p>
          </table:table-cell>
        </table:table-row>
        <table:table-row table:style-name="AlphacvNN.1">
          <table:table-cell table:style-name="AlphacvNN.A2" office:value-type="string">
            <text:p text:style-name="P17">H</text:p>
          </table:table-cell>
          <table:table-cell table:style-name="AlphacvNN.A2" office:value-type="string">
            <text:p text:style-name="P17">cv15</text:p>
          </table:table-cell>
          <table:table-cell table:style-name="AlphacvNN.C2" office:value-type="string">
            <text:p text:style-name="P26">1=<text:span text:style-name="T141">H</text:span></text:p>
          </table:table-cell>
        </table:table-row>
        <table:table-row table:style-name="AlphacvNN.1">
          <table:table-cell table:style-name="AlphacvNN.A2" office:value-type="string">
            <text:p text:style-name="P17">h</text:p>
          </table:table-cell>
          <table:table-cell table:style-name="AlphacvNN.A2" office:value-type="string">
            <text:p text:style-name="P17">cv16</text:p>
          </table:table-cell>
          <table:table-cell table:style-name="AlphacvNN.C2" office:value-type="string">
            <text:p text:style-name="P26">1=<text:span text:style-name="T142">h</text:span>, 2=<text:span text:style-name="T143">h</text:span></text:p>
          </table:table-cell>
        </table:table-row>
        <table:table-row table:style-name="AlphacvNN.1">
          <table:table-cell table:style-name="AlphacvNN.A2" office:value-type="string">
            <text:p text:style-name="P17">I</text:p>
          </table:table-cell>
          <table:table-cell table:style-name="AlphacvNN.A2" office:value-type="string">
            <text:p text:style-name="P17">cv17</text:p>
          </table:table-cell>
          <table:table-cell table:style-name="AlphacvNN.C2" office:value-type="string">
            <text:p text:style-name="P26">1=<text:span text:style-name="T144">I</text:span>, 2=<text:span text:style-name="T145">I</text:span></text:p>
          </table:table-cell>
        </table:table-row>
        <table:table-row table:style-name="AlphacvNN.1">
          <table:table-cell table:style-name="AlphacvNN.A2" office:value-type="string">
            <text:p text:style-name="P17">i</text:p>
          </table:table-cell>
          <table:table-cell table:style-name="AlphacvNN.A2" office:value-type="string">
            <text:p text:style-name="P17">cv18</text:p>
          </table:table-cell>
          <table:table-cell table:style-name="AlphacvNN.C2" office:value-type="string">
            <text:p text:style-name="P26">1=<text:span text:style-name="T146">i</text:span>, 2=<text:span text:style-name="T147">i</text:span>, 3=<text:span text:style-name="T148">i</text:span></text:p>
          </table:table-cell>
        </table:table-row>
        <table:table-row table:style-name="AlphacvNN.1">
          <table:table-cell table:style-name="AlphacvNN.A2" office:value-type="string">
            <text:p text:style-name="P17">J</text:p>
          </table:table-cell>
          <table:table-cell table:style-name="AlphacvNN.A2" office:value-type="string">
            <text:p text:style-name="P17">cv19</text:p>
          </table:table-cell>
          <table:table-cell table:style-name="AlphacvNN.C2" office:value-type="string">
            <text:p text:style-name="P27">1=<text:span text:style-name="T149">J</text:span></text:p>
          </table:table-cell>
        </table:table-row>
        <table:table-row table:style-name="AlphacvNN.1">
          <table:table-cell table:style-name="AlphacvNN.A2" office:value-type="string">
            <text:p text:style-name="P17">j</text:p>
          </table:table-cell>
          <table:table-cell table:style-name="AlphacvNN.A2" office:value-type="string">
            <text:p text:style-name="P17">cv20</text:p>
          </table:table-cell>
          <table:table-cell table:style-name="AlphacvNN.C2" office:value-type="string">
            <text:p text:style-name="P27">1=<text:span text:style-name="T150">j</text:span>, 2=<text:span text:style-name="T151">j</text:span>, 3=<text:span text:style-name="T152">j</text:span></text:p>
          </table:table-cell>
        </table:table-row>
        <table:table-row table:style-name="AlphacvNN.1">
          <table:table-cell table:style-name="AlphacvNN.A2" office:value-type="string">
            <text:p text:style-name="P17">K</text:p>
          </table:table-cell>
          <table:table-cell table:style-name="AlphacvNN.A2" office:value-type="string">
            <text:p text:style-name="P17">cv21</text:p>
          </table:table-cell>
          <table:table-cell table:style-name="AlphacvNN.C2" office:value-type="string">
            <text:p text:style-name="P21">No variants available</text:p>
          </table:table-cell>
        </table:table-row>
        <table:table-row table:style-name="AlphacvNN.1">
          <table:table-cell table:style-name="AlphacvNN.A2" office:value-type="string">
            <text:p text:style-name="P17">k</text:p>
          </table:table-cell>
          <table:table-cell table:style-name="AlphacvNN.A2" office:value-type="string">
            <text:p text:style-name="P17">cv22</text:p>
          </table:table-cell>
          <table:table-cell table:style-name="AlphacvNN.C2" office:value-type="string">
            <text:p text:style-name="P28">1=<text:span text:style-name="T153">k</text:span>, 2=<text:span text:style-name="T154">k</text:span>, 3=<text:span text:style-name="T155">k</text:span>, 4=<text:span text:style-name="T156">k</text:span></text:p>
          </table:table-cell>
        </table:table-row>
        <table:table-row table:style-name="AlphacvNN.1">
          <table:table-cell table:style-name="AlphacvNN.A2" office:value-type="string">
            <text:p text:style-name="P17">L</text:p>
          </table:table-cell>
          <table:table-cell table:style-name="AlphacvNN.A2" office:value-type="string">
            <text:p text:style-name="P17">cv23</text:p>
          </table:table-cell>
          <table:table-cell table:style-name="AlphacvNN.C2" office:value-type="string">
            <text:p text:style-name="P22">No variants available</text:p>
          </table:table-cell>
        </table:table-row>
        <table:table-row table:style-name="AlphacvNN.1">
          <table:table-cell table:style-name="AlphacvNN.A2" office:value-type="string">
            <text:p text:style-name="P17">l</text:p>
          </table:table-cell>
          <table:table-cell table:style-name="AlphacvNN.A2" office:value-type="string">
            <text:p text:style-name="P17">cv24</text:p>
          </table:table-cell>
          <table:table-cell table:style-name="AlphacvNN.C2" office:value-type="string">
            <text:p text:style-name="P28">1=<text:span text:style-name="T157">l</text:span></text:p>
          </table:table-cell>
        </table:table-row>
        <table:table-row table:style-name="AlphacvNN.1">
          <table:table-cell table:style-name="AlphacvNN.A2" office:value-type="string">
            <text:p text:style-name="P17">M</text:p>
          </table:table-cell>
          <table:table-cell table:style-name="AlphacvNN.A2" office:value-type="string">
            <text:p text:style-name="P17">cv25</text:p>
          </table:table-cell>
          <table:table-cell table:style-name="AlphacvNN.C2" office:value-type="string">
            <text:p text:style-name="P28">1=<text:span text:style-name="T158">M</text:span>, 2=<text:span text:style-name="T159">M</text:span>, 3=<text:span text:style-name="T160">M</text:span></text:p>
          </table:table-cell>
        </table:table-row>
        <table:table-row table:style-name="AlphacvNN.1">
          <table:table-cell table:style-name="AlphacvNN.A2" office:value-type="string">
            <text:p text:style-name="P17">m</text:p>
          </table:table-cell>
          <table:table-cell table:style-name="AlphacvNN.A2" office:value-type="string">
            <text:p text:style-name="P17">cv26</text:p>
          </table:table-cell>
          <table:table-cell table:style-name="AlphacvNN.C2" office:value-type="string">
            <text:p text:style-name="P28">1=<text:span text:style-name="T161">m</text:span>, 2=<text:span text:style-name="T162">m</text:span>, 3=<text:span text:style-name="T163">m</text:span></text:p>
          </table:table-cell>
        </table:table-row>
        <table:table-row table:style-name="AlphacvNN.1">
          <table:table-cell table:style-name="AlphacvNN.A2" office:value-type="string">
            <text:p text:style-name="P17">N</text:p>
          </table:table-cell>
          <table:table-cell table:style-name="AlphacvNN.A2" office:value-type="string">
            <text:p text:style-name="P17">cv27</text:p>
          </table:table-cell>
          <table:table-cell table:style-name="AlphacvNN.C2" office:value-type="string">
            <text:p text:style-name="P29">1=<text:span text:style-name="T164">N</text:span></text:p>
          </table:table-cell>
        </table:table-row>
        <table:table-row table:style-name="AlphacvNN.1">
          <table:table-cell table:style-name="AlphacvNN.A2" office:value-type="string">
            <text:p text:style-name="P17">n</text:p>
          </table:table-cell>
          <table:table-cell table:style-name="AlphacvNN.A2" office:value-type="string">
            <text:p text:style-name="P17">cv28</text:p>
          </table:table-cell>
          <table:table-cell table:style-name="AlphacvNN.C2" office:value-type="string">
            <text:p text:style-name="P29">1=<text:span text:style-name="T165">n</text:span>, 2=<text:span text:style-name="T166">n</text:span>, 3=<text:span text:style-name="T167">n</text:span>, 4=<text:span text:style-name="T168">n</text:span></text:p>
          </table:table-cell>
        </table:table-row>
        <table:table-row table:style-name="AlphacvNN.1">
          <table:table-cell table:style-name="AlphacvNN.A2" office:value-type="string">
            <text:p text:style-name="P17">O</text:p>
          </table:table-cell>
          <table:table-cell table:style-name="AlphacvNN.A2" office:value-type="string">
            <text:p text:style-name="P17">cv29</text:p>
          </table:table-cell>
          <table:table-cell table:style-name="AlphacvNN.C2" office:value-type="string">
            <text:p text:style-name="P34"><text:span text:style-name="T409">1=</text:span>O</text:p>
          </table:table-cell>
        </table:table-row>
        <table:table-row table:style-name="AlphacvNN.1">
          <table:table-cell table:style-name="AlphacvNN.A2" office:value-type="string">
            <text:p text:style-name="P17">o</text:p>
          </table:table-cell>
          <table:table-cell table:style-name="AlphacvNN.A2" office:value-type="string">
            <text:p text:style-name="P17">cv30</text:p>
          </table:table-cell>
          <table:table-cell table:style-name="AlphacvNN.C2" office:value-type="string">
            <text:p text:style-name="P35"><text:span text:style-name="T409">1=</text:span>o</text:p>
          </table:table-cell>
        </table:table-row>
        <table:table-row table:style-name="AlphacvNN.1">
          <table:table-cell table:style-name="AlphacvNN.A2" office:value-type="string">
            <text:p text:style-name="P17">P</text:p>
          </table:table-cell>
          <table:table-cell table:style-name="AlphacvNN.A2" office:value-type="string">
            <text:p text:style-name="P17">cv31</text:p>
          </table:table-cell>
          <table:table-cell table:style-name="AlphacvNN.C2" office:value-type="string">
            <text:p text:style-name="P29">1=<text:span text:style-name="T169">P</text:span></text:p>
          </table:table-cell>
        </table:table-row>
        <table:table-row table:style-name="AlphacvNN.1">
          <table:table-cell table:style-name="AlphacvNN.A2" office:value-type="string">
            <text:p text:style-name="P17">p</text:p>
          </table:table-cell>
          <table:table-cell table:style-name="AlphacvNN.A2" office:value-type="string">
            <text:p text:style-name="P17">cv32</text:p>
          </table:table-cell>
          <table:table-cell table:style-name="AlphacvNN.C2" office:value-type="string">
            <text:p text:style-name="P23">No variants available</text:p>
          </table:table-cell>
        </table:table-row>
        <table:table-row table:style-name="AlphacvNN.1">
          <table:table-cell table:style-name="AlphacvNN.A2" office:value-type="string">
            <text:p text:style-name="P17">Q</text:p>
          </table:table-cell>
          <table:table-cell table:style-name="AlphacvNN.A2" office:value-type="string">
            <text:p text:style-name="P17">cv33</text:p>
          </table:table-cell>
          <table:table-cell table:style-name="AlphacvNN.C2" office:value-type="string">
            <text:p text:style-name="P29">1=<text:span text:style-name="T170">Q</text:span></text:p>
          </table:table-cell>
        </table:table-row>
        <table:table-row table:style-name="AlphacvNN.1">
          <table:table-cell table:style-name="AlphacvNN.A2" office:value-type="string">
            <text:p text:style-name="P17">q</text:p>
          </table:table-cell>
          <table:table-cell table:style-name="AlphacvNN.A2" office:value-type="string">
            <text:p text:style-name="P17">cv34</text:p>
          </table:table-cell>
          <table:table-cell table:style-name="AlphacvNN.C2" office:value-type="string">
            <text:p text:style-name="P29">1=<text:span text:style-name="T171">q</text:span></text:p>
          </table:table-cell>
        </table:table-row>
        <table:table-row table:style-name="AlphacvNN.1">
          <table:table-cell table:style-name="AlphacvNN.A2" office:value-type="string">
            <text:p text:style-name="P17">R</text:p>
          </table:table-cell>
          <table:table-cell table:style-name="AlphacvNN.A2" office:value-type="string">
            <text:p text:style-name="P17">cv35</text:p>
          </table:table-cell>
          <table:table-cell table:style-name="AlphacvNN.C2" office:value-type="string">
            <text:p text:style-name="P29">1=<text:span text:style-name="T172">R</text:span></text:p>
          </table:table-cell>
        </table:table-row>
        <table:table-row table:style-name="AlphacvNN.1">
          <table:table-cell table:style-name="AlphacvNN.A2" office:value-type="string">
            <text:p text:style-name="P17">r</text:p>
          </table:table-cell>
          <table:table-cell table:style-name="AlphacvNN.A2" office:value-type="string">
            <text:p text:style-name="P17">cv36</text:p>
          </table:table-cell>
          <table:table-cell table:style-name="AlphacvNN.C2" office:value-type="string">
            <text:p text:style-name="P29">1=<text:span text:style-name="T173">r</text:span>, 2=<text:span text:style-name="T174">r</text:span></text:p>
          </table:table-cell>
        </table:table-row>
        <text:soft-page-break/>
        <table:table-row table:style-name="AlphacvNN.1">
          <table:table-cell table:style-name="AlphacvNN.A2" office:value-type="string">
            <text:p text:style-name="P17">S</text:p>
          </table:table-cell>
          <table:table-cell table:style-name="AlphacvNN.A2" office:value-type="string">
            <text:p text:style-name="P17">cv37</text:p>
          </table:table-cell>
          <table:table-cell table:style-name="AlphacvNN.C2" office:value-type="string">
            <text:p text:style-name="P30">1=<text:span text:style-name="T175">S</text:span>, 2=<text:span text:style-name="T176">S</text:span></text:p>
          </table:table-cell>
        </table:table-row>
        <table:table-row table:style-name="AlphacvNN.1">
          <table:table-cell table:style-name="AlphacvNN.A2" office:value-type="string">
            <text:p text:style-name="P17">s</text:p>
          </table:table-cell>
          <table:table-cell table:style-name="AlphacvNN.A2" office:value-type="string">
            <text:p text:style-name="P17">cv38</text:p>
          </table:table-cell>
          <table:table-cell table:style-name="AlphacvNN.C2" office:value-type="string">
            <text:p text:style-name="P30">1=<text:span text:style-name="T177">s</text:span>, 2=<text:span text:style-name="T178">s</text:span>, 3=<text:span text:style-name="T179">s</text:span>, 4=<text:span text:style-name="T180">s</text:span>, 5=<text:span text:style-name="T181">s</text:span>, 6=<text:span text:style-name="T182">s</text:span></text:p>
          </table:table-cell>
        </table:table-row>
        <table:table-row table:style-name="AlphacvNN.1">
          <table:table-cell table:style-name="AlphacvNN.A2" office:value-type="string">
            <text:p text:style-name="P17">T</text:p>
          </table:table-cell>
          <table:table-cell table:style-name="AlphacvNN.A2" office:value-type="string">
            <text:p text:style-name="P17">cv39</text:p>
          </table:table-cell>
          <table:table-cell table:style-name="AlphacvNN.C2" office:value-type="string">
            <text:p text:style-name="P30">1=<text:span text:style-name="T183">T</text:span></text:p>
          </table:table-cell>
        </table:table-row>
        <table:table-row table:style-name="AlphacvNN.1">
          <table:table-cell table:style-name="AlphacvNN.A2" office:value-type="string">
            <text:p text:style-name="P17">t</text:p>
          </table:table-cell>
          <table:table-cell table:style-name="AlphacvNN.A2" office:value-type="string">
            <text:p text:style-name="P17">cv40</text:p>
          </table:table-cell>
          <table:table-cell table:style-name="AlphacvNN.C2" office:value-type="string">
            <text:p text:style-name="P30">1=<text:span text:style-name="T184">t</text:span>, 2=<text:span text:style-name="T185">t</text:span></text:p>
          </table:table-cell>
        </table:table-row>
        <table:table-row table:style-name="AlphacvNN.1">
          <table:table-cell table:style-name="AlphacvNN.A2" office:value-type="string">
            <text:p text:style-name="P17">U</text:p>
          </table:table-cell>
          <table:table-cell table:style-name="AlphacvNN.A2" office:value-type="string">
            <text:p text:style-name="P17">cv41</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17">u</text:p>
          </table:table-cell>
          <table:table-cell table:style-name="AlphacvNN.A2" office:value-type="string">
            <text:p text:style-name="P17">cv42</text:p>
          </table:table-cell>
          <table:table-cell table:style-name="AlphacvNN.C2" office:value-type="string">
            <text:p text:style-name="P24">No variants available</text:p>
          </table:table-cell>
        </table:table-row>
        <table:table-row table:style-name="AlphacvNN.1">
          <table:table-cell table:style-name="AlphacvNN.A2" office:value-type="string">
            <text:p text:style-name="P17">V</text:p>
          </table:table-cell>
          <table:table-cell table:style-name="AlphacvNN.A2" office:value-type="string">
            <text:p text:style-name="P17">cv43</text:p>
          </table:table-cell>
          <table:table-cell table:style-name="AlphacvNN.C2" office:value-type="string">
            <text:p text:style-name="P24">No variants available</text:p>
          </table:table-cell>
        </table:table-row>
        <table:table-row table:style-name="AlphacvNN.1">
          <table:table-cell table:style-name="AlphacvNN.A2" office:value-type="string">
            <text:p text:style-name="P17">v</text:p>
          </table:table-cell>
          <table:table-cell table:style-name="AlphacvNN.A2" office:value-type="string">
            <text:p text:style-name="P17">cv44</text:p>
          </table:table-cell>
          <table:table-cell table:style-name="AlphacvNN.C2" office:value-type="string">
            <text:p text:style-name="P31">1=<text:span text:style-name="T186">v</text:span>, 2=<text:span text:style-name="T187">v</text:span>, 3=<text:span text:style-name="T188">v</text:span>, 4=<text:span text:style-name="T189">v</text:span></text:p>
          </table:table-cell>
        </table:table-row>
        <table:table-row table:style-name="AlphacvNN.1">
          <table:table-cell table:style-name="AlphacvNN.A2" office:value-type="string">
            <text:p text:style-name="P17">W</text:p>
          </table:table-cell>
          <table:table-cell table:style-name="AlphacvNN.A2" office:value-type="string">
            <text:p text:style-name="P17">cv45</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17">w</text:p>
          </table:table-cell>
          <table:table-cell table:style-name="AlphacvNN.A2" office:value-type="string">
            <text:p text:style-name="P17">cv46</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17">X</text:p>
          </table:table-cell>
          <table:table-cell table:style-name="AlphacvNN.A2" office:value-type="string">
            <text:p text:style-name="P17">cv47</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17">x</text:p>
          </table:table-cell>
          <table:table-cell table:style-name="AlphacvNN.A2" office:value-type="string">
            <text:p text:style-name="P17">cv48</text:p>
          </table:table-cell>
          <table:table-cell table:style-name="AlphacvNN.C2" office:value-type="string">
            <text:p text:style-name="P31">1=<text:span text:style-name="T190">x</text:span>, 2=<text:span text:style-name="T191">x</text:span>, 3=<text:span text:style-name="T192">x</text:span>, 4=<text:span text:style-name="T193">x</text:span></text:p>
          </table:table-cell>
        </table:table-row>
        <table:table-row table:style-name="AlphacvNN.1">
          <table:table-cell table:style-name="AlphacvNN.A2" office:value-type="string">
            <text:p text:style-name="P17">Y</text:p>
          </table:table-cell>
          <table:table-cell table:style-name="AlphacvNN.A2" office:value-type="string">
            <text:p text:style-name="P17">cv49</text:p>
          </table:table-cell>
          <table:table-cell table:style-name="AlphacvNN.C2" office:value-type="string">
            <text:p text:style-name="P31">1=<text:span text:style-name="T194">Y</text:span></text:p>
          </table:table-cell>
        </table:table-row>
        <table:table-row table:style-name="AlphacvNN.1">
          <table:table-cell table:style-name="AlphacvNN.A2" office:value-type="string">
            <text:p text:style-name="P17">y</text:p>
          </table:table-cell>
          <table:table-cell table:style-name="AlphacvNN.A2" office:value-type="string">
            <text:p text:style-name="P17">cv50</text:p>
          </table:table-cell>
          <table:table-cell table:style-name="AlphacvNN.C2" office:value-type="string">
            <text:p text:style-name="P32">1=<text:span text:style-name="T195">y</text:span>, 2=<text:span text:style-name="T196">y</text:span></text:p>
          </table:table-cell>
        </table:table-row>
        <table:table-row table:style-name="AlphacvNN.1">
          <table:table-cell table:style-name="AlphacvNN.A2" office:value-type="string">
            <text:p text:style-name="P17">Z</text:p>
          </table:table-cell>
          <table:table-cell table:style-name="AlphacvNN.A2" office:value-type="string">
            <text:p text:style-name="P17">cv51</text:p>
          </table:table-cell>
          <table:table-cell table:style-name="AlphacvNN.C2" office:value-type="string">
            <text:p text:style-name="P32">1=<text:span text:style-name="T197">Z</text:span></text:p>
          </table:table-cell>
        </table:table-row>
        <table:table-row table:style-name="AlphacvNN.1">
          <table:table-cell table:style-name="AlphacvNN.A2" office:value-type="string">
            <text:p text:style-name="P17">z</text:p>
          </table:table-cell>
          <table:table-cell table:style-name="AlphacvNN.A2" office:value-type="string">
            <text:p text:style-name="P17">cv52</text:p>
          </table:table-cell>
          <table:table-cell table:style-name="AlphacvNN.C2" office:value-type="string">
            <text:p text:style-name="P32">1=<text:span text:style-name="T198">z</text:span>, 2=<text:span text:style-name="T199">z</text:span></text:p>
          </table:table-cell>
        </table:table-row>
      </table:table>
      <text:h text:style-name="Heading_20_2" text:outline-level="2"><text:sequence text:ref-name="refFeature14" text:name="Feature" text:formula="ooow:Feature+1" style:num-format="1">15</text:sequence>. <text:bookmark-start text:name="OtherLatin"/><text:span text:style-name="Source_20_Text">cv</text:span><text:bookmark-end text:name="OtherLatin"/><text:span text:style-name="Source_20_Text">53–67</text:span> – Other Latin Letters</text:h>
      <text:p text:style-name="Standard">Some features affect both upper- and lowercase forms. <text:span text:style-name="Source_20_Text">cv62</text:span> also affects combining <text:span text:style-name="letter_20_example">e</text:span> with ogonek, accessible via <text:a xlink:type="simple" xlink:href="#ss10" text:style-name="Internet_20_link" text:visited-style-name="Visited_20_Internet_20_Link"><text:span text:style-name="Source_20_Text">ss10</text:span></text:a> with the entity reference <text:span text:style-name="Source_20_Text">&amp;_eogo;</text:span>. In this range, <text:span text:style-name="Source_20_Text">cvNN</text:span> features are not reserved for future development, since Junicode already uses or reserves all of the available <text:span text:style-name="Source_20_Text">cvNN</text:span> featur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Variant of</text:p>
            </table:table-cell>
            <table:table-cell table:style-name="Table12.A1" office:value-type="string">
              <text:p text:style-name="Table_20_Heading">cvNN</text:p>
            </table:table-cell>
            <table:table-cell table:style-name="Table12.C1" office:value-type="string">
              <text:p text:style-name="Table_20_Heading">Variants</text:p>
            </table:table-cell>
          </table:table-row>
        </table:table-header-rows>
        <table:table-row table:style-name="Table12.1">
          <table:table-cell table:style-name="Table12.A2" office:value-type="string">
            <text:p text:style-name="P16">Ą (U+0104)</text:p>
          </table:table-cell>
          <table:table-cell table:style-name="Table12.A2" office:value-type="string">
            <text:p text:style-name="P16">cv53</text:p>
          </table:table-cell>
          <table:table-cell table:style-name="Table12.C2" office:value-type="string">
            <text:p text:style-name="Table_20_Contents">1=<text:span text:style-name="T412">Ą</text:span>, 2=<text:span text:style-name="T413">Ą</text:span>, 3=<text:span text:style-name="T414">Ą</text:span></text:p>
          </table:table-cell>
        </table:table-row>
        <table:table-row table:style-name="Table12.1">
          <table:table-cell table:style-name="Table12.A2" office:value-type="string">
            <text:p text:style-name="P16">ą (U+0105)</text:p>
          </table:table-cell>
          <table:table-cell table:style-name="Table12.A2" office:value-type="string">
            <text:p text:style-name="P16">cv54</text:p>
          </table:table-cell>
          <table:table-cell table:style-name="Table12.C2" office:value-type="string">
            <text:p text:style-name="P16">1=<text:span text:style-name="T415">ą</text:span>, 2=<text:span text:style-name="T416">ą</text:span></text:p>
          </table:table-cell>
        </table:table-row>
        <table:table-row table:style-name="Table12.1">
          <table:table-cell table:style-name="Table12.A2" office:value-type="string">
            <text:p text:style-name="P16">ꜳ (U+A733)</text:p>
          </table:table-cell>
          <table:table-cell table:style-name="Table12.A2" office:value-type="string">
            <text:p text:style-name="P16">cv55</text:p>
          </table:table-cell>
          <table:table-cell table:style-name="Table12.C2" office:value-type="string">
            <text:p text:style-name="Table_20_Contents">1=<text:span text:style-name="T417">ꜳ</text:span>, 2=<text:span text:style-name="T418">ꜳ</text:span></text:p>
          </table:table-cell>
        </table:table-row>
        <table:table-row table:style-name="Table12.1">
          <table:table-cell table:style-name="Table12.A2" office:value-type="string">
            <text:p text:style-name="Table_20_Contents">Æ (U+00C6)</text:p>
          </table:table-cell>
          <table:table-cell table:style-name="Table12.A2" office:value-type="string">
            <text:p text:style-name="P16">cv56</text:p>
          </table:table-cell>
          <table:table-cell table:style-name="Table12.C2" office:value-type="string">
            <text:p text:style-name="Table_20_Contents">1=<text:span text:style-name="T419">Æ</text:span></text:p>
          </table:table-cell>
        </table:table-row>
        <table:table-row table:style-name="Table12.1">
          <table:table-cell table:style-name="Table12.A2" office:value-type="string">
            <text:p text:style-name="P16">æ (U+00E6)</text:p>
          </table:table-cell>
          <table:table-cell table:style-name="Table12.A2" office:value-type="string">
            <text:p text:style-name="P16">cv57</text:p>
          </table:table-cell>
          <table:table-cell table:style-name="Table12.C2" office:value-type="string">
            <text:p text:style-name="P16">1=<text:span text:style-name="T420">æ</text:span>, 2=<text:span text:style-name="T421">æ</text:span>, 3=<text:span text:style-name="T422">æ</text:span></text:p>
          </table:table-cell>
        </table:table-row>
        <text:soft-page-break/>
        <table:table-row table:style-name="Table12.1">
          <table:table-cell table:style-name="Table12.A2" office:value-type="string">
            <text:p text:style-name="P16">Ꜵ (U+A734)</text:p>
          </table:table-cell>
          <table:table-cell table:style-name="Table12.A2" office:value-type="string">
            <text:p text:style-name="P16">cv58</text:p>
          </table:table-cell>
          <table:table-cell table:style-name="Table12.C2" office:value-type="string">
            <text:p text:style-name="P16">1=Ꜵ</text:p>
          </table:table-cell>
        </table:table-row>
        <table:table-row table:style-name="Table12.1">
          <table:table-cell table:style-name="Table12.A2" office:value-type="string">
            <text:p text:style-name="P16">ꜵ (U+A735)</text:p>
          </table:table-cell>
          <table:table-cell table:style-name="Table12.A2" office:value-type="string">
            <text:p text:style-name="P16">cv59</text:p>
          </table:table-cell>
          <table:table-cell table:style-name="Table12.C2" office:value-type="string">
            <text:p text:style-name="P16">1=<text:span text:style-name="T200">ꜵ</text:span>, 2=<text:span text:style-name="T201">ꜵ</text:span>, 3=<text:span text:style-name="T202">ꜵ</text:span></text:p>
          </table:table-cell>
        </table:table-row>
        <table:table-row table:style-name="Table12.1">
          <table:table-cell table:style-name="Table12.A2" office:value-type="string">
            <text:p text:style-name="Table_20_Contents">ꜹ (U+A739)</text:p>
          </table:table-cell>
          <table:table-cell table:style-name="Table12.A2" office:value-type="string">
            <text:p text:style-name="P16">cv60</text:p>
          </table:table-cell>
          <table:table-cell table:style-name="Table12.C2" office:value-type="string">
            <text:p text:style-name="P16">1=<text:span text:style-name="T203">ꜹ</text:span></text:p>
          </table:table-cell>
        </table:table-row>
        <table:table-row table:style-name="Table12.1">
          <table:table-cell table:style-name="Table12.A2" office:value-type="string">
            <text:p text:style-name="P16">đ (U+0111)</text:p>
          </table:table-cell>
          <table:table-cell table:style-name="Table12.A2" office:value-type="string">
            <text:p text:style-name="P16">cv61</text:p>
          </table:table-cell>
          <table:table-cell table:style-name="Table12.C2" office:value-type="string">
            <text:p text:style-name="P16">1=<text:span text:style-name="T204">đ</text:span></text:p>
          </table:table-cell>
        </table:table-row>
        <table:table-row table:style-name="Table12.1">
          <table:table-cell table:style-name="Table12.A2" office:value-type="string">
            <text:p text:style-name="P16">Ę, ę, <text:span text:style-name="T207">◌&amp;_eogo;</text:span> (U+01<text:span text:style-name="T45">1</text:span>8, U+0119)</text:p>
          </table:table-cell>
          <table:table-cell table:style-name="Table12.A2" office:value-type="string">
            <text:p text:style-name="P16">cv62</text:p>
          </table:table-cell>
          <table:table-cell table:style-name="Table12.C2" office:value-type="string">
            <text:p text:style-name="P16">1=<text:span text:style-name="T205">Ę</text:span>, <text:span text:style-name="T205">ę</text:span>, <text:span text:style-name="T206">◌&amp;_eogo;</text:span></text:p>
          </table:table-cell>
        </table:table-row>
        <table:table-row table:style-name="Table12.1">
          <table:table-cell table:style-name="Table12.A2" office:value-type="string">
            <text:p text:style-name="P16">Ę, ę (U+01<text:span text:style-name="T45">1</text:span>8, U+0119)</text:p>
          </table:table-cell>
          <table:table-cell table:style-name="Table12.A2" office:value-type="string">
            <text:p text:style-name="P16">cv63</text:p>
          </table:table-cell>
          <table:table-cell table:style-name="Table12.C2" office:value-type="string">
            <text:p text:style-name="P16">1=<text:span text:style-name="T208">Ę, ę</text:span></text:p>
          </table:table-cell>
        </table:table-row>
        <table:table-row table:style-name="Table12.1">
          <table:table-cell table:style-name="Table12.A2" office:value-type="string">
            <text:p text:style-name="P16">Ȝ, ȝ (U+021C, U+021D)</text:p>
          </table:table-cell>
          <table:table-cell table:style-name="Table12.A2" office:value-type="string">
            <text:p text:style-name="P16">cv64</text:p>
          </table:table-cell>
          <table:table-cell table:style-name="Table12.C2" office:value-type="string">
            <text:p text:style-name="Table_20_Contents">1=<text:span text:style-name="T209">Ȝ, ȝ</text:span></text:p>
          </table:table-cell>
        </table:table-row>
        <table:table-row table:style-name="Table12.1">
          <table:table-cell table:style-name="Table12.A2" office:value-type="string">
            <text:p text:style-name="P16">ꝉ (U+A749)</text:p>
          </table:table-cell>
          <table:table-cell table:style-name="Table12.A2" office:value-type="string">
            <text:p text:style-name="P16">cv65</text:p>
          </table:table-cell>
          <table:table-cell table:style-name="Table12.C2" office:value-type="string">
            <text:p text:style-name="P16">1=<text:span text:style-name="T210">ꝉ</text:span></text:p>
          </table:table-cell>
        </table:table-row>
        <table:table-row table:style-name="Table12.1">
          <table:table-cell table:style-name="Table12.A2" office:value-type="string">
            <text:p text:style-name="P16">ø (U+00F8)</text:p>
          </table:table-cell>
          <table:table-cell table:style-name="Table12.A2" office:value-type="string">
            <text:p text:style-name="P16">cv66</text:p>
          </table:table-cell>
          <table:table-cell table:style-name="Table12.C2" office:value-type="string">
            <text:p text:style-name="P16">1=<text:span text:style-name="T211">ø</text:span>, 2=<text:span text:style-name="T212">ø</text:span>, 3=<text:span text:style-name="T213">ø</text:span>, 4=<text:span text:style-name="T214">ø</text:span></text:p>
          </table:table-cell>
        </table:table-row>
        <table:table-row table:style-name="Table12.1">
          <table:table-cell table:style-name="Table12.A2" office:value-type="string">
            <text:p text:style-name="P16">ꝥ, <text:span text:style-name="T215">ꝥ</text:span> (U+A765)</text:p>
          </table:table-cell>
          <table:table-cell table:style-name="Table12.A2" office:value-type="string">
            <text:p text:style-name="P16">cv67</text:p>
          </table:table-cell>
          <table:table-cell table:style-name="Table12.C2" office:value-type="string">
            <text:p text:style-name="P16">1=<text:span text:style-name="T216">ꝥ, </text:span><text:span text:style-name="T217">ꝥ</text:span></text:p>
          </table:table-cell>
        </table:table-row>
      </table:table>
      <text:h text:style-name="Heading_20_2" text:outline-level="2"><text:sequence text:ref-name="refFeature15" text:name="Feature" text:formula="ooow:Feature+1" style:num-format="1">16</text:sequence>. <text:bookmark-start text:name="ss01"/><text:span text:style-name="Source_20_Text">ss01</text:span><text:bookmark-end text:name="ss01"/> – Alternate thorn and eth</text:h>
      <text:p text:style-name="Standard">Produces Nordic thorn and eth (<text:span text:style-name="T215">þðÞ</text:span>) when the language is English, and English thorn and eth (þðÞ) with any other language, reversing the font’s usual usage. This also affects small caps, crossed thorn (<text:span text:style-name="T215">ꝥ</text:span> ꝥ—see also <text:a xlink:type="simple" xlink:href="#OtherLatin" text:style-name="Internet_20_link" text:visited-style-name="Visited_20_Internet_20_Link"><text:span text:style-name="Source_20_Text">cv</text:span></text:a><text:a xlink:type="simple" xlink:href="#OtherLatin" text:style-name="Internet_20_link" text:visited-style-name="Visited_20_Internet_20_Link"><text:span text:style-name="Source_20_Text">67</text:span></text:a>), combining mark eth (U+1DD9, <text:span text:style-name="T215">◌ᷙ</text:span> ◌ᷙ), and enlarged thorn and eth (see <text:a xlink:type="simple" xlink:href="#ss06" text:style-name="Internet_20_link" text:visited-style-name="Visited_20_Internet_20_Link"><text:span text:style-name="Source_20_Text">ss06</text:span></text:a>). This feature depends on <text:a xlink:type="simple" xlink:href="#req" text:style-name="Internet_20_link" text:visited-style-name="Visited_20_Internet_20_Link"><text:span text:style-name="Source_20_Text">loca</text:span></text:a> (Localized Forms), which in most applications will always be enabled.</text:p>
      <text:h text:style-name="Heading_20_2" text:outline-level="2"><text:sequence text:ref-name="refFeature16" text:name="Feature" text:formula="ooow:Feature+1" style:num-format="1">17</text:sequence>. <text:bookmark-start text:name="ss02"/><text:span text:style-name="Source_20_Text">ss02</text:span><text:bookmark-end text:name="ss02"/> – Insular Letter-Forms</text:h>
      <text:p text:style-name="Standard">Produces insular letter-forms, e.g. <text:span text:style-name="T218">dfgrsw</text:span>. Does not affect capitals (except W), as these do not not commonly have insular shapes in early manuscripts. For these, enter the Unicode code points or use the Character Variant (<text:span text:style-name="Source_20_Text">cvNN</text:span>) features.</text:p>
      <text:h text:style-name="P73" text:outline-level="2"><text:span text:style-name="T19"><text:sequence text:ref-name="refFeature17" text:name="Feature" text:formula="ooow:Feature+1" style:num-format="1">18</text:sequence></text:span><text:span text:style-name="T19">. </text:span><text:bookmark-start text:name="hist"/><text:span text:style-name="Source_20_Text">hist</text:span><text:bookmark-end text:name="hist"/> – Historical Forms</text:h>
      <text:p text:style-name="Standard">Changes <text:span text:style-name="letter_20_example">s</text:span> to <text:span text:style-name="letter_20_example"><text:span text:style-name="T219">s</text:span></text:span> (longs).</text:p>
      <text:h text:style-name="P73" text:outline-level="2"><text:span text:style-name="T19"><text:sequence text:ref-name="refFeature18" text:name="Feature" text:formula="ooow:Feature+1" style:num-format="1">19</text:sequence></text:span><text:span text:style-name="T19">. </text:span><text:bookmark-start text:name="ss03"/><text:span text:style-name="Source_20_Text">ss03</text:span><text:bookmark-end text:name="ss03"/> – Long s</text:h>
      <text:p text:style-name="Standard">Changes <text:span text:style-name="letter_20_example">s</text:span> to <text:span text:style-name="letter_20_example"><text:span text:style-name="T219">s</text:span></text:span> (duplicating <text:span text:style-name="Source_20_Text">hist</text:span>). see also <text:span text:style-name="Source_20_Text">ss08</text:span>.</text:p>
      <text:h text:style-name="Heading_20_2" text:outline-level="2"><text:soft-page-break/><text:sequence text:ref-name="refFeature19" text:name="Feature" text:formula="ooow:Feature+1" style:num-format="1">20</text:sequence>. <text:bookmark-start text:name="ss04"/><text:span text:style-name="Source_20_Text">ss04</text:span><text:bookmark-end text:name="ss04"/> – High Overline</text:h>
      <text:p text:style-name="Standard">Produces a high overline over letters used as roman numbers: <text:span text:style-name="T220">cdijlmvx CDIJLMVXↃ</text:span>.</text:p>
      <text:h text:style-name="Heading_20_2" text:outline-level="2"><text:sequence text:ref-name="refFeature20" text:name="Feature" text:formula="ooow:Feature+1" style:num-format="1">21</text:sequence>. <text:bookmark-start text:name="ss05"/><text:span text:style-name="Source_20_Text">ss05</text:span><text:bookmark-end text:name="ss05"/> – Medium-High Overline</text:h>
      <text:p text:style-name="Standard">Produces a medium-high overline over (or through the ascenders of) letters used as roman numbers, and some others as well: <text:span text:style-name="T221">bcdhijklm</text:span><text:span text:style-name="T410">s</text:span><text:span text:style-name="T221">vxþ</text:span>.</text:p>
      <text:h text:style-name="P74" text:outline-level="2"><text:span text:style-name="T19"><text:sequence text:ref-name="refFeature21" text:name="Feature" text:formula="ooow:Feature+1" style:num-format="1">22</text:sequence></text:span><text:span text:style-name="T19">. </text:span><text:bookmark-start text:name="ss06"/><text:span text:style-name="Source_20_Text">ss06</text:span><text:bookmark-end text:name="ss06"/> – Enlarged Minuscules</text:h>
      <text:p text:style-name="Standard">Lowercase letters that match the height of normal ones, but with a higher x-height, e.g. <text:span text:style-name="T222">abcdefg</text:span>. Covers the whole of the basic Latin alphabet and several other letters: consult the MUFI recommendation for details, and if you are using the variable version of the font (JunicodeVF), consider using the <text:a xlink:type="simple" xlink:href="https://psb1558.github.io/Junicode-New/EnlargedAxis.html" text:style-name="Internet_20_link" text:visited-style-name="Visited_20_Internet_20_Link">Enlarged axis</text:a> instead, for reasons of flexibility and accessibility.</text:p>
      <text:h text:style-name="Heading_20_2" text:outline-level="2"><text:sequence text:ref-name="refFeature22" text:name="Feature" text:formula="ooow:Feature+1" style:num-format="1">23</text:sequence>. <text:bookmark-start text:name="ss07"/><text:span text:style-name="Source_20_Text">ss07</text:span><text:bookmark-end text:name="ss07"/> – Underdotted Text</text:h>
      <text:p text:style-name="Standard">Produces underdotted text (a standard way of indicating deletion in medieval manuscripts) for many letters (including the whole of the basic Latin alphabet and a number of other letters), e.g. <text:span text:style-name="T223">abcdefg HIJKLM</text:span>. This also affects small caps, e.g. <text:span text:style-name="T73">abcdef → </text:span><text:span text:style-name="T224">abcdef</text:span>. For letters without corresponding underdotted forms (e.g. U+A751, ꝑ), use U+0323, <text:span text:style-name="T73">combining dot below</text:span> ( ꝑ̣).</text:p>
      <text:h text:style-name="Heading_20_2" text:outline-level="2"><text:sequence text:ref-name="refFeature23" text:name="Feature" text:formula="ooow:Feature+1" style:num-format="1">24</text:sequence>. <text:bookmark-start text:name="ss08"/><text:span text:style-name="Source_20_Text">ss08</text:span><text:bookmark-end text:name="ss08"/> – Contextual Long s</text:h>
      <text:p text:style-name="Standard">In English and French text only, varies <text:span text:style-name="letter_20_example">s</text:span> and <text:span text:style-name="letter_20_example"><text:span text:style-name="T219">s</text:span></text:span> according to rules followed by many early printers: <text:span text:style-name="T225">sports, essence, stormy, disheveled, transfusions, slyness, cliffside</text:span>. For this feature to work properly, <text:span text:style-name="Source_20_Text">calt</text:span> “Contextual Alternates” must also be enabled (as it should be by default: see <text:a xlink:type="simple" xlink:href="#req" text:style-name="Internet_20_link" text:visited-style-name="Visited_20_Internet_20_Link">Required Features</text:a> below).</text:p>
      <text:h text:style-name="Heading_20_2" text:outline-level="2"><text:soft-page-break/><text:sequence text:ref-name="refFeature24" text:name="Feature" text:formula="ooow:Feature+1" style:num-format="1">25</text:sequence>. <text:bookmark-start text:name="ss11"/><text:span text:style-name="Source_20_Text">ss11</text:span><text:bookmark-end text:name="ss11"/> – r Rotunda</text:h>
      <text:p text:style-name="Standard">In lowercase and small caps, substitutes r rotunda (<text:span text:style-name="letter_20_example"><text:span text:style-name="T226">r</text:span></text:span>) for <text:span text:style-name="letter_20_example">r</text:span>. This features does not affect capital <text:span text:style-name="letter_20_example">R</text:span>: the uncommon <text:span text:style-name="letter_20_example">Ꝛ</text:span> (U+A75A) must be entered manually. See also <text:a xlink:type="simple" xlink:href="#ss16" text:style-name="Internet_20_link" text:visited-style-name="Visited_20_Internet_20_Link"><text:span text:style-name="Source_20_Text">ss16</text:span></text:a>.</text:p>
      <text:h text:style-name="Heading_20_2" text:outline-level="2"><text:sequence text:ref-name="refFeature25" text:name="Feature" text:formula="ooow:Feature+1" style:num-format="1">26</text:sequence>. <text:bookmark-start text:name="ss16"/><text:span text:style-name="Source_20_Text">ss16</text:span><text:bookmark-end text:name="ss16"/> – Contextual r Rotunda</text:h>
      <text:p text:style-name="Standard">Converts <text:span text:style-name="letter_20_example">r</text:span> to <text:span text:style-name="letter_20_example"><text:span text:style-name="T226">r</text:span></text:span> (lowercase only) following the most common rules of medieval manuscripts: <text:span text:style-name="T227">priest, firmer, frost, ornament</text:span>. For this feature to work properly, <text:span text:style-name="Source_20_Text">calt</text:span> “Contextual Alternates” must also be enabled (as it should be by default: see <text:a xlink:type="simple" xlink:href="#req" text:style-name="Internet_20_link" text:visited-style-name="Visited_20_Internet_20_Link">Required Features</text:a> below). See also <text:a xlink:type="simple" xlink:href="#ss11" text:style-name="Internet_20_link" text:visited-style-name="Visited_20_Internet_20_Link"><text:span text:style-name="Source_20_Text">ss11</text:span></text:a>.</text:p>
      <text:h text:style-name="P75" text:outline-level="2"><text:span text:style-name="T19"><text:sequence text:ref-name="refFeature26" text:name="Feature" text:formula="ooow:Feature+1" style:num-format="1">27</text:sequence></text:span><text:span text:style-name="T19">. </text:span><text:bookmark-start text:name="GlottalStop"/><text:span text:style-name="Source_20_Text">cv</text:span><text:span text:style-name="Source_20_Text"><text:span text:style-name="T47">68</text:span></text:span><text:bookmark-end text:name="GlottalStop"/> – Variant of ʔ (U+0294, <text:span text:style-name="T10">glottal stop</text:span>)</text:h>
      <text:p text:style-name="Standard">1=<text:span text:style-name="T228">ʔ</text:span>.</text:p>
      <text:h text:style-name="Heading_20_2" text:outline-level="2"><text:sequence text:ref-name="refFeature27" text:name="Feature" text:formula="ooow:Feature+1" style:num-format="1">28</text:sequence>. <text:bookmark-start text:name="RevertSmallCapA"/><text:span text:style-name="Source_20_Text">cv</text:span><text:bookmark-end text:name="RevertSmallCapA"/><text:span text:style-name="Source_20_Text">99</text:span> – revert small cap <text:span text:style-name="T73">a</text:span> to lowercase a</text:h>
      <text:p text:style-name="Standard"><text:span text:style-name="T229">1</text:span>=<text:span text:style-name="T233">a</text:span>. This features reverts small cap <text:span text:style-name="T73">a</text:span> to a, enabling it to ligature with small cap n or r via <text:span text:style-name="Source_20_Text">hlig</text:span>: <text:span text:style-name="T234">an</text:span>, <text:span text:style-name="T234">ar</text:span>. Be sure to apply <text:span text:style-name="Source_20_Text">smcp</text:span>, <text:span text:style-name="Source_20_Text">cv99</text:span> and <text:span text:style-name="Source_20_Text">hlig</text:span> to both components of the ligature.</text:p>
      <text:h text:style-name="Heading_20_1" text:outline-level="1">F. <text:bookmark-start text:name="SectionF"/>Punctuation<text:bookmark-end text:name="SectionF"/></text:h>
      <text:p text:style-name="P12">MUFI encodes <text:span text:style-name="T40">nearly</text:span> twenty marks of punctuation in the PUA. <text:span text:style-name="T38">In Junicode these </text:span><text:span text:style-name="T40">can be accessed in either of two ways: all are indexed variants of </text:span><text:span text:style-name="T21">.</text:span><text:span text:style-name="T40"> (period), and all</text:span><text:span text:style-name="T38"> are associated with the Unicode marks of punctuation they most resemble (but it should not be inferred that the medieval marks are semantically identical with the Unicode marks, or that there is an etymological relationship between them). </text:span><text:span text:style-name="T40">The first method will be easier for most to use, but the second is more likely to yield acceptable fallbacks in environments where Junicode is not available.</text:span></text:p>
      <text:p text:style-name="Standard">Marks with Unicode encoding are not included here, as they can safely be entered directly. In MUFI 4.0 several marks have PUA encodings, but have since that release been assigned Unicode code points: <text:span text:style-name="T27">paragraphus</text:span> (⹍ U+2E4D), medieval comma <text:soft-page-break/>(⹌ U+2E4C), <text:span text:style-name="T27">punctus elevatus</text:span> (⹎ U+2E4E), <text:span text:style-name="T27">virgula suspensiva</text:span> (⹊ U+2E4A), triple dagger (⹋ U+2E4B).</text:p>
      <text:h text:style-name="Heading_20_2" text:outline-level="2"><text:sequence text:ref-name="refFeature28" text:name="Feature" text:formula="ooow:Feature+1" style:num-format="1">29</text:sequence>. <text:bookmark-start text:name="ss18"/><text:span text:style-name="Source_20_Text">ss18</text:span><text:bookmark-end text:name="ss18"/> – Old-Style Punctuation Spacing</text:h>
      <text:p text:style-name="Standard">Colons, semicolons, parentheses, quotation marks and several other glyphs are spaced as in early printed books.</text:p>
      <text:h text:style-name="P75" text:outline-level="2"><text:span text:style-name="T19"><text:sequence text:ref-name="refFeature29" text:name="Feature" text:formula="ooow:Feature+1" style:num-format="1">30</text:sequence></text:span><text:span text:style-name="T19">. </text:span><text:bookmark-start text:name="TironianSign"/><text:span text:style-name="Source_20_Text">cv</text:span><text:span text:style-name="Source_20_Text"><text:span text:style-name="T47">69</text:span></text:span><text:bookmark-end text:name="TironianSign"/> – Variants of ⁊⹒ (U+204A<text:span text:style-name="T29"> </text:span>/<text:span text:style-name="T29"> U+2E52</text:span>, Tironian nota)</text:h>
      <text:p text:style-name="Standard">1=<text:span text:style-name="T235">⁊⹒,</text:span> 2=<text:span text:style-name="T236">⁊⹒</text:span>.</text:p>
      <text:h text:style-name="Heading_20_2" text:outline-level="2"><text:span text:style-name="T19"><text:sequence text:ref-name="refFeature30" text:name="Feature" text:formula="ooow:Feature+1" style:num-format="1">31</text:sequence></text:span>. <text:span text:style-name="Source_20_Text">cv7</text:span><text:span text:style-name="Source_20_Text"><text:span text:style-name="T15">0</text:span></text:span> – Variants of . (period)</text:h>
      <text:p text:style-name="Standard">1=<text:span text:style-name="T237">.</text:span>, 2=<text:span text:style-name="T238">.</text:span>, 3=<text:span text:style-name="T239">.</text:span>, 4=<text:span text:style-name="T240">.</text:span>, 5=<text:span text:style-name="T241">.</text:span>, 6=<text:span text:style-name="T242">.</text:span>, 7=<text:span text:style-name="T243">.</text:span>, 8=<text:span text:style-name="T244">.</text:span>, 9=<text:span text:style-name="T245">.</text:span>, 10=<text:span text:style-name="T246">.</text:span>, 11=<text:span text:style-name="T247">.</text:span>, 12=<text:span text:style-name="T248">.</text:span>, 13=<text:span text:style-name="T249">.</text:span>, 14=<text:span text:style-name="T250">.</text:span>, 15=<text:span text:style-name="T251">.</text:span>, 16=<text:span text:style-name="T252">.</text:span>, 17=<text:span text:style-name="T253">.</text:span>, 18=<text:span text:style-name="T254">.</text:span>, 19=<text:span text:style-name="T255">.</text:span>, 20=<text:span text:style-name="T256">.</text:span>. This feature provides access to all non-Unicode MUFI punctuation marks. Some of them are available via other features (see below).</text:p>
      <text:h text:style-name="Heading_20_2" text:outline-level="2"><text:span text:style-name="T19"><text:sequence text:ref-name="refFeature31" text:name="Feature" text:formula="ooow:Feature+1" style:num-format="1">32</text:sequence></text:span>. <text:bookmark-start text:name="MiddleDot"/><text:span text:style-name="Source_20_Text">cv7</text:span><text:span text:style-name="Source_20_Text"><text:span text:style-name="T47">1</text:span></text:span><text:bookmark-end text:name="MiddleDot"/> – Variant of · (U+00B7, middle dot)</text:h>
      <text:p text:style-name="P4">1=<text:span text:style-name="T257">·</text:span> (<text:span text:style-name="T28">distinctio</text:span>).</text:p>
      <text:h text:style-name="Heading_20_2" text:outline-level="2"><text:span text:style-name="T19"><text:sequence text:ref-name="refFeature32" text:name="Feature" text:formula="ooow:Feature+1" style:num-format="1">33</text:sequence></text:span>. <text:bookmark-start text:name="Comma"/><text:span text:style-name="Source_20_Text">cv7</text:span><text:span text:style-name="Source_20_Text"><text:span text:style-name="T47">2</text:span></text:span><text:bookmark-end text:name="Comma"/> – Variants of , (comma)</text:h>
      <text:p text:style-name="Standard">1=<text:span text:style-name="T258">,</text:span>, 2=<text:span text:style-name="T259">,</text:span>.</text:p>
      <text:h text:style-name="Heading_20_2" text:outline-level="2"><text:span text:style-name="T19"><text:sequence text:ref-name="refFeature33" text:name="Feature" text:formula="ooow:Feature+1" style:num-format="1">34</text:sequence></text:span>. <text:bookmark-start text:name="Semicolon"/><text:span text:style-name="Source_20_Text">cv7</text:span><text:span text:style-name="Source_20_Text"><text:span text:style-name="T48">3</text:span></text:span><text:bookmark-end text:name="Semicolon"/> – Variants of ; (semicolon)</text:h>
      <text:p text:style-name="Standard">1=<text:span text:style-name="T260">;</text:span> (<text:span text:style-name="T27">punctus versus</text:span>), 2=<text:span text:style-name="T261">;</text:span>, 3=<text:span text:style-name="T262">;</text:span>, 4=<text:span text:style-name="T263">;</text:span>, 5=<text:span text:style-name="T264">;</text:span>.</text:p>
      <text:h text:style-name="Heading_20_2" text:outline-level="2"><text:span text:style-name="T19"><text:sequence text:ref-name="refFeature34" text:name="Feature" text:formula="ooow:Feature+1" style:num-format="1">35</text:sequence></text:span>. <text:bookmark-start text:name="PunctusElevatus"/><text:span text:style-name="Source_20_Text">cv7</text:span><text:span text:style-name="Source_20_Text"><text:span text:style-name="T48">4</text:span></text:span><text:bookmark-end text:name="PunctusElevatus"/> – Variants of ⹎ (U+2E4E, <text:span text:style-name="T27">punctus elevatus</text:span>)</text:h>
      <text:p text:style-name="Standard">1=<text:span text:style-name="T265">⹎</text:span>, 2=<text:span text:style-name="T266">⹎</text:span>, 3=<text:span text:style-name="T267">⹎</text:span>, 4=<text:span text:style-name="T268">⹎</text:span> (<text:span text:style-name="T27">punctus flexus</text:span>).</text:p>
      <text:h text:style-name="P76" text:outline-level="2"><text:span text:style-name="T19"><text:sequence text:ref-name="refFeature35" text:name="Feature" text:formula="ooow:Feature+1" style:num-format="1">36</text:sequence></text:span>. <text:bookmark-start text:name="ExclamationMark"/><text:span text:style-name="Source_20_Text">cv7</text:span><text:bookmark-end text:name="ExclamationMark"/><text:span text:style-name="Source_20_Text"><text:span text:style-name="T48">5</text:span></text:span> – Variant of ! (exclamation mark)</text:h>
      <text:p text:style-name="Standard">1=<text:span text:style-name="T269">!</text:span> (<text:span text:style-name="T27">punctus exclamativus</text:span>).</text:p>
      <text:h text:style-name="Heading_20_2" text:outline-level="2"><text:soft-page-break/><text:span text:style-name="T19"><text:sequence text:ref-name="refFeature36" text:name="Feature" text:formula="ooow:Feature+1" style:num-format="1">37</text:sequence></text:span>. <text:bookmark-start text:name="QuestionMark"/><text:span text:style-name="Source_20_Text">cv7</text:span><text:span text:style-name="Source_20_Text"><text:span text:style-name="T48">6</text:span></text:span><text:bookmark-end text:name="QuestionMark"/> – <text:span text:style-name="T37">V</text:span>ariants of ? (question mark)</text:h>
      <text:p text:style-name="Standard">1=<text:span text:style-name="T270">?</text:span>, 2=<text:span text:style-name="T271">?</text:span>, 3=<text:span text:style-name="T272">?</text:span>. Shapes of the <text:span text:style-name="T27">punctus interrogativus</text:span>.</text:p>
      <text:h text:style-name="Heading_20_2" text:outline-level="2"><text:sequence text:ref-name="refFeature37" text:name="Feature" text:formula="ooow:Feature+1" style:num-format="1">38</text:sequence>. <text:bookmark-start text:name="ASCIITilde"/><text:span text:style-name="Source_20_Text">cv77</text:span><text:bookmark-end text:name="ASCIITilde"/> – Variant of ~ (ASCII tilde)</text:h>
      <text:p text:style-name="Standard">1=<text:span text:style-name="T273">~</text:span> (same as MUFI U+F1F9, “wavy line”).</text:p>
      <text:h text:style-name="Heading_20_2" text:outline-level="2"><text:span text:style-name="T19"><text:sequence text:ref-name="refFeature38" text:name="Feature" text:formula="ooow:Feature+1" style:num-format="1">39</text:sequence></text:span>. <text:bookmark-start text:name="Asterisk"/><text:span text:style-name="Source_20_Text">cv7</text:span><text:span text:style-name="Source_20_Text"><text:span text:style-name="T48">8</text:span></text:span><text:bookmark-end text:name="Asterisk"/> – Variant of * (asterisk)</text:h>
      <text:p text:style-name="Standard">1=<text:span text:style-name="T274">*</text:span>. MUFI defines U+F1EC as a <text:span text:style-name="T27">signe de renvoi</text:span>. Manuscripts employ a number of shapes (of which this is one) for this purpose. Junicode defines it as a variant of the asterisk—the most common modern <text:span text:style-name="T27">signe de renvoi</text:span>.</text:p>
      <text:h text:style-name="Heading_20_2" text:outline-level="2"><text:span text:style-name="T19"><text:sequence text:ref-name="refFeature39" text:name="Feature" text:formula="ooow:Feature+1" style:num-format="1">40</text:sequence></text:span>. <text:bookmark-start text:name="Slash"/><text:span text:style-name="Source_20_Text">cv7</text:span><text:bookmark-end text:name="Slash"/><text:span text:style-name="Source_20_Text"><text:span text:style-name="T48">9</text:span></text:span> – Variants of / (slash)</text:h>
      <text:p text:style-name="Standard">1=<text:span text:style-name="T275">/</text:span>, 2=<text:span text:style-name="T276">/</text:span>. The first of these is Unicode, U+2E4E.</text:p>
      <text:h text:style-name="P68" text:outline-level="1">G. <text:bookmark-start text:name="SectionG"/>Abbreviations<text:bookmark-end text:name="SectionG"/></text:h>
      <text:h text:style-name="P71" text:outline-level="2"><text:span text:style-name="T19"><text:sequence text:ref-name="refFeature40" text:name="Feature" text:formula="ooow:Feature+1" style:num-format="1">41</text:sequence></text:span><text:span text:style-name="T19">. </text:span><text:bookmark-start text:name="RumVariants"/><text:span text:style-name="Source_20_Text">cv</text:span><text:span text:style-name="Source_20_Text"><text:span text:style-name="T48">80</text:span></text:span><text:bookmark-end text:name="RumVariants"/> – Variant of ꝝ <text:span text:style-name="T6">(U+A75D, </text:span><text:span text:style-name="T10">rum abbreviation</text:span><text:span text:style-name="T6">)</text:span></text:h>
      <text:p text:style-name="Standard">1=<text:span text:style-name="T277">ꝝ</text:span>.</text:p>
      <text:h text:style-name="P71" text:outline-level="2"><text:span text:style-name="T19"><text:sequence text:ref-name="refFeature41" text:name="Feature" text:formula="ooow:Feature+1" style:num-format="1">42</text:sequence></text:span><text:span text:style-name="T19">. </text:span><text:bookmark-start text:name="CombiningZigzag"/><text:span text:style-name="Source_20_Text">cv</text:span><text:span text:style-name="Source_20_Text"><text:span text:style-name="T48">81</text:span></text:span><text:bookmark-end text:name="CombiningZigzag"/> – Variants of ◌͛ (U+035B, <text:span text:style-name="T10">combining zigzag above</text:span>)</text:h>
      <text:p text:style-name="Standard">1=<text:span text:style-name="T278">◌͛</text:span>, 2=<text:span text:style-name="T279">◌͛</text:span>, 3=<text:span text:style-name="T280">◌͛</text:span>. Positioning of the zigzag can differ from that of other combining marks, e.g. b͛, f͛, d͛. If <text:span text:style-name="Source_20_Text">calt</text:span> “Contextual Alternates” is enabled (as it is by default in most apps), variant forms of <text:span text:style-name="Source_20_Text">cv81[2]</text:span> will be used with several letters, e.g. <text:span text:style-name="T279">d͛, f͛, k͛</text:span>. Enable <text:span text:style-name="Source_20_Text">case</text:span> for forms that harmonize with capitals (<text:span text:style-name="T281">A͛ B͛ C͛ D͛</text:span>), <text:span text:style-name="Source_20_Text">smcp</text:span> for forms that harmonize with small caps (<text:span text:style-name="T282">e͛ f͛ g͛ h͛</text:span>).</text:p>
      <text:h text:style-name="Heading_20_2" text:outline-level="2"><text:sequence text:ref-name="refFeature42" text:name="Feature" text:formula="ooow:Feature+1" style:num-format="1">43</text:sequence>. <text:bookmark-start text:name="SpacingUS"/><text:span text:style-name="Source_20_Text">cv82</text:span><text:bookmark-end text:name="SpacingUS"/> – Variants of spacing ꝰ (U+A770)</text:h>
      <text:p text:style-name="Standard">1=<text:span text:style-name="T283">ꝰ</text:span>, 2=<text:span text:style-name="T284">ꝰ</text:span>. <text:span text:style-name="Source_20_Text">cv82[1]</text:span> produces the baseline <text:span text:style-name="T27">-us</text:span> abbreviation (same as MUFI U+F1A6). MUFI also has an uppercase baseline <text:span text:style-name="T27">-us</text:span> abbreviation (U+F1A5), but as there is no uppercase version of U+A770 to pair it with, it is indexed separately here.</text:p>
      <text:h text:style-name="Heading_20_2" text:outline-level="2"><text:soft-page-break/><text:sequence text:ref-name="refFeature43" text:name="Feature" text:formula="ooow:Feature+1" style:num-format="1">44</text:sequence>. <text:bookmark-start text:name="EtAbbreviation"/><text:span text:style-name="Source_20_Text">cv83</text:span><text:bookmark-end text:name="EtAbbreviation"/> – Variant of ꝫ (U+A76B, “et” abbreviation)</text:h>
      <text:p text:style-name="Standard">1=<text:span text:style-name="T285">ꝫ</text:span>. Identical in shape to a semicolon, but as it is semantically the same as U+A76B, it is preferable to use that character with this feature.</text:p>
      <text:h text:style-name="Heading_20_1" text:outline-level="1">H. <text:bookmark-start text:name="SectionH"/>Combining Marks<text:bookmark-end text:name="SectionH"/></text:h>
      <text:h text:style-name="Heading_20_2" text:outline-level="2"><text:sequence text:ref-name="refFeature44" text:name="Feature" text:formula="ooow:Feature+1" style:num-format="1">45</text:sequence>. <text:bookmark-start text:name="AllCombiningMarks"/><text:span text:style-name="Source_20_Text">cv84</text:span><text:bookmark-end text:name="AllCombiningMarks"/> – MUFI combining marks (variants of U+1DD1)</text:h>
      <text:p text:style-name="Standard">MUFI encodes a number of combining marks in the PUA (with code points between E000 and F8FF), but when these characters are entered directly, they can interfere with searching and accessibility, and some important applications fail to position them correctly over their base characters. To avoid these problems, enter U+1DD1 (◌᷑, <text:span text:style-name="T73">combining ur above</text:span>) and apply <text:span text:style-name="Source_20_Text">cv84</text:span>, with the appropriate index, to both mark and base character. This collection of marks does not include any Unicode-encoded marks (from the “Combining Diacritical Marks” ranges), as these can safely be entered directly. It does include three marks (<text:span text:style-name="Source_20_Text">cv84[35]</text:span>, <text:span text:style-name="Source_20_Text">[36]</text:span> and <text:span text:style-name="Source_20_Text">[37]</text:span>) that lack MUFI code points but are used to form MUFI characters.</text:p>
      <text:p text:style-name="Standard">These marks can sometimes be produced by other <text:span text:style-name="Source_20_Text">cvNN</text:span> features, which may be preferable to <text:span text:style-name="Source_20_Text">cv84</text:span> as providing fallbacks for applications that do not support Character Variant (<text:span text:style-name="Source_20_Text">cvNN</text:span>) features.</text:p>
      <text:p text:style-name="Standard">For some marks with PUA code points, users may find it easier to use <text:a xlink:type="simple" xlink:href="#SectionN" text:style-name="Internet_20_link" text:visited-style-name="Visited_20_Internet_20_Link">entities</text:a> than this feature. Note that entities beginning &amp;_ (ampersand + underscore) are for combining diacritics.</text:p>
      <text:p text:style-name="Standard">These marks are not affected by most other features. This is to preserve flexibility, given the rule that the feature that produces them must be applied to both the mark and the base character. For example, if <text:span text:style-name="Source_20_Text">smcp</text:span> “Small Caps” changed <text:span text:style-name="Source_20_Text">cv84[11]</text:span> <text:span text:style-name="T286">◌᷑</text:span> to <text:span text:style-name="Source_20_Text">[12]</text:span> <text:span text:style-name="T287">◌᷑</text:span>, it would be impossible to produce the sequence <text:span text:style-name="T323">na᷑a</text:span> with the diacritic properly positioned.</text:p>
      <text:p text:style-name="Standard">1=<text:span text:style-name="T288">◌᷑</text:span>, 2=<text:span text:style-name="T289">◌᷑◌</text:span>, 3=<text:span text:style-name="T290">◌᷑</text:span>, 4=<text:span text:style-name="T291">◌᷑</text:span>, 5=<text:span text:style-name="T292">◌᷑,</text:span> 6=<text:span text:style-name="T293">◌᷑</text:span>, 7=<text:span text:style-name="T294">◌᷑</text:span>, 8=<text:span text:style-name="T295">◌᷑</text:span>, 9=<text:span text:style-name="T296">◌᷑</text:span>, 10=<text:span text:style-name="T297">◌᷑</text:span>, 11=<text:span text:style-name="T286">◌᷑</text:span>, 12=<text:span text:style-name="T287">◌᷑</text:span>, 13=<text:span text:style-name="T298">◌᷑</text:span>, 14=<text:span text:style-name="T299">◌᷑</text:span>, 15=<text:span text:style-name="T300">◌᷑</text:span>, 16=<text:span text:style-name="T301">◌᷑</text:span>, 17=<text:span text:style-name="T302">◌᷑</text:span>, 18=<text:span text:style-name="T303">◌᷑</text:span>, 19=<text:span text:style-name="T304">◌᷑</text:span>, 20=<text:span text:style-name="T305">◌᷑</text:span>, 21=<text:span text:style-name="T306">◌᷑</text:span>, 22=<text:span text:style-name="T307">◌᷑</text:span>, 23=<text:span text:style-name="T308">◌᷑</text:span>, 24=<text:span text:style-name="T309">◌᷑</text:span>, 25=<text:span text:style-name="T310">◌᷑</text:span>, 26=<text:span text:style-name="T311">◌᷑</text:span>, 27=<text:span text:style-name="T312">◌᷑</text:span>, 28=<text:span text:style-name="T313">◌᷑</text:span>, 29=<text:span text:style-name="T314">◌᷑</text:span>, 30=<text:span text:style-name="T315">◌᷑</text:span>, 31=<text:span text:style-name="T316">◌᷑</text:span>, 32=<text:span text:style-name="T317">◌᷑</text:span>, 33=<text:span text:style-name="T318">◌᷑</text:span>, 34=<text:span text:style-name="T319">◌᷑</text:span>, 35=<text:span text:style-name="T320">◌᷑</text:span>, 36=<text:span text:style-name="T321">◌᷑</text:span>, 37=<text:span text:style-name="T322">◌᷑</text:span>.</text:p>
      <text:h text:style-name="Heading_20_2" text:outline-level="2"><text:soft-page-break/><text:sequence text:ref-name="refFeature45" text:name="Feature" text:formula="ooow:Feature+1" style:num-format="1">46</text:sequence>. ss20 – Low Diacritics</text:h>
      <text:p text:style-name="Standard">The MUFI recommendation includes a number of precomposed characters with base letters b, h, k, þ, ꝺ and ð and combining marks ◌ͣ (U+0363), ◌ͤ (U+0364), <text:span text:style-name="T302">◌᷑</text:span> (U+1DD1/<text:span text:style-name="Source_20_Text">cv84[17]</text:span>), ◌ͦ (U+0366), ◌ͬ (U+036C), ◌ᷢ U+1DE2), ◌ͭ (U+036D), ◌ͮ (U+036E), ◌ᷦ (U+1DE6) and ◌᷑ (U+1DD1/<text:span text:style-name="Source_20_Text">cv84[21]</text:span>). Instead of being positioned above ascender height as usual (e.g. <text:span text:style-name="letter_20_example">hͣ</text:span>), the MUFI glyphs have the marks positioned above the x-height (e.g. <text:span text:style-name="letter_20_example"><text:span text:style-name="T324">hͣ</text:span></text:span>). Using the MUFI code points for these precomposed glyphs can interfere with searching and drastically reduce accessibility. Users of Junicode should instead use a sequence of base character + combining mark, and apply <text:span text:style-name="Source_20_Text">ss20</text:span> to the two glyphs. A variant shape of eth (<text:span text:style-name="letter_20_example">ð</text:span>) that accommodates the combining mark will be substituted for the normal base character (but this is not necessary for the other base characters). Examples: <text:span text:style-name="letter_20_example"><text:span text:style-name="T324">bͦ</text:span></text:span><text:span text:style-name="T324">, </text:span><text:span text:style-name="letter_20_example"><text:span text:style-name="T324">ꝺᷦ</text:span></text:span><text:span text:style-name="T324">, </text:span><text:span text:style-name="letter_20_example"><text:span text:style-name="T325">h᷑</text:span></text:span><text:span text:style-name="T324">, </text:span><text:span text:style-name="letter_20_example"><text:span text:style-name="T324">kͤ</text:span></text:span><text:span text:style-name="T324">, </text:span><text:span text:style-name="letter_20_example"><text:span text:style-name="T324">þͭ</text:span></text:span><text:span text:style-name="T324">, </text:span><text:span text:style-name="letter_20_example"><text:span text:style-name="T324">ðᷢ</text:span></text:span>.</text:p>
      <text:p text:style-name="Standard"><text:span text:style-name="Source_20_Text">ss20</text:span> affects only the diacritics and base characters listed here; other combinations (e.g. <text:span text:style-name="letter_20_example"><text:span text:style-name="T207">m&amp;_e;</text:span></text:span><text:span text:style-name="T207">, </text:span><text:span text:style-name="letter_20_example">h́</text:span>) are not affected. It will therefore probably be safe to apply this feature to the whole text if it is needed anywhere.</text:p>
      <text:h text:style-name="P77" text:outline-level="2"><text:span text:style-name="T19"><text:sequence text:ref-name="refFeature46" text:name="Feature" text:formula="ooow:Feature+1" style:num-format="1">47</text:sequence></text:span><text:span text:style-name="T19">. </text:span><text:bookmark-start text:name="CombiningOpenA"/><text:span text:style-name="Source_20_Text">cv</text:span><text:span text:style-name="Source_20_Text"><text:span text:style-name="T49">85</text:span></text:span><text:bookmark-end text:name="CombiningOpenA"/> – Variant of ◌ᷓ (U+1DD3, <text:span text:style-name="T10">combining open a</text:span>)</text:h>
      <text:p text:style-name="Standard">1=<text:span text:style-name="T326">◌ᷓ</text:span>.</text:p>
      <text:h text:style-name="P78" text:outline-level="2"><text:span text:style-name="T19"><text:sequence text:ref-name="refFeature47" text:name="Feature" text:formula="ooow:Feature+1" style:num-format="1">48</text:sequence></text:span><text:span text:style-name="T19">. </text:span><text:bookmark-start text:name="CombiningInsularD"/><text:span text:style-name="Source_20_Text">cv</text:span><text:span text:style-name="Source_20_Text"><text:span text:style-name="T49">86</text:span></text:span><text:bookmark-end text:name="CombiningInsularD"/> – <text:span text:style-name="T49">Variant of ◌ᷘ U(U</text:span><text:span text:style-name="T71">+</text:span><text:span text:style-name="T49">1DD8, combining insular d)</text:span></text:h>
      <text:p text:style-name="Standard">1=<text:span text:style-name="T327">◌ᷘ</text:span>.</text:p>
      <text:h text:style-name="P71" text:outline-level="2"><text:span text:style-name="T19"><text:sequence text:ref-name="refFeature48" text:name="Feature" text:formula="ooow:Feature+1" style:num-format="1">49</text:sequence></text:span><text:span text:style-name="T19">. </text:span><text:bookmark-start text:name="CombiningRRotunda"/><text:span text:style-name="Source_20_Text">cv</text:span><text:span text:style-name="Source_20_Text"><text:span text:style-name="T49">87</text:span></text:span><text:bookmark-end text:name="CombiningRRotunda"/> – Variant of ◌ᷣ (U+1DE3, <text:span text:style-name="T10">combining r rotunda</text:span>)</text:h>
      <text:p text:style-name="Standard">1=<text:span text:style-name="T328">◌ᷣ</text:span>.</text:p>
      <text:h text:style-name="Heading_20_2" text:outline-level="2"><text:sequence text:ref-name="refFeature49" text:name="Feature" text:formula="ooow:Feature+1" style:num-format="1">50</text:sequence>. <text:bookmark-start text:name="CombiningDieresis"/><text:span text:style-name="Source_20_Text">cv8</text:span><text:bookmark-end text:name="CombiningDieresis"/><text:span text:style-name="Source_20_Text">8</text:span> – Variant of combining dieresis (U+0308)</text:h>
      <text:p text:style-name="Standard">1=<text:span text:style-name="T329">◌̈</text:span>. <text:span text:style-name="T331">This also affects precomposed characters on which this variant dieresis may occur, e.g. </text:span><text:span text:style-name="letter_20_example"><text:span text:style-name="T330">ä</text:span></text:span><text:span text:style-name="T331">.</text:span></text:p>
      <text:h text:style-name="P71" text:outline-level="2"><text:soft-page-break/><text:span text:style-name="T19"><text:sequence text:ref-name="refFeature50" text:name="Feature" text:formula="ooow:Feature+1" style:num-format="1">51</text:sequence></text:span><text:span text:style-name="T19">. </text:span><text:bookmark-start text:name="TwoLetterOverline"/><text:span text:style-name="Source_20_Text">cv</text:span><text:span text:style-name="Source_20_Text"><text:span text:style-name="T49">89</text:span></text:span><text:bookmark-end text:name="TwoLetterOverline"/> – Variant of ◌̅◌ (U+0305, <text:span text:style-name="T10">two-letter overline</text:span>)</text:h>
      <text:p text:style-name="Standard">1=<text:span text:style-name="T332">◌̅◌</text:span>.</text:p>
      <text:h text:style-name="P71" text:outline-level="2"><text:span text:style-name="T19"><text:sequence text:ref-name="refFeature51" text:name="Feature" text:formula="ooow:Feature+1" style:num-format="1">52</text:sequence></text:span><text:span text:style-name="T19">. </text:span><text:bookmark-start text:name="CombiningTilde"/><text:span text:style-name="Source_20_Text">cv</text:span><text:bookmark-end text:name="CombiningTilde"/><text:span text:style-name="Source_20_Text"><text:span text:style-name="T49">90</text:span></text:span> – Variant of ◌̃ (U+0303, <text:span text:style-name="T10">combining tilde</text:span>)</text:h>
      <text:p text:style-name="Standard">1=<text:span text:style-name="T333">◌̃</text:span>.</text:p>
      <text:h text:style-name="P79" text:outline-level="2"><text:span text:style-name="T19"><text:sequence text:ref-name="refFeature52" text:name="Feature" text:formula="ooow:Feature+1" style:num-format="1">53</text:sequence></text:span><text:span text:style-name="T19">.</text:span><text:span text:style-name="T12"> </text:span><text:bookmark-start text:name="ShortHorizontalStroke"/><text:span text:style-name="Source_20_Text"><text:span text:style-name="T13">cv</text:span></text:span><text:span text:style-name="Source_20_Text"><text:span text:style-name="T14">91</text:span></text:span><text:bookmark-end text:name="ShortHorizontalStroke"/><text:span text:style-name="T12"> – </text:span>Variants of short horizontal stroke <text:span text:style-name="T18">(U+0335)</text:span></text:h>
      <text:p text:style-name="Standard">1= <text:span text:style-name="T334">◌̵</text:span>, 2= <text:span text:style-name="T335">◌̵</text:span>, 3= <text:span text:style-name="T336">◌̵</text:span>. This character can be used with letters with ascenders or descenders, e.g. <text:span text:style-name="letter_20_example">d̵ b̵ þ̵ p̵</text:span>. <text:span text:style-name="Source_20_Text">cv91[1]</text:span> widens the stroke, and <text:span text:style-name="Source_20_Text">cv91[2]</text:span> and <text:span text:style-name="Source_20_Text">[3]</text:span> offset the stroke to the right or left. Via <text:span text:style-name="Source_20_Text">calt</text:span> “Contextual Alternates,” this offset is performed automatically for certain characters with ascenders, e.g. <text:span text:style-name="letter_20_example">b̵ d̵ þ̵ </text:span><text:span text:style-name="letter_20_example"><text:span text:style-name="T215">þ̵</text:span></text:span>. Thus it should rarely be necessary to use an index with <text:span text:style-name="Source_20_Text">cv91</text:span>.</text:p>
      <text:h text:style-name="Heading_20_2" text:outline-level="2"><text:sequence text:ref-name="refFeature53" text:name="Feature" text:formula="ooow:Feature+1" style:num-format="1">54</text:sequence>. <text:bookmark-start text:name="CombiningBreveBelow"/>cv92<text:bookmark-end text:name="CombiningBreveBelow"/> – Variant of breve below (U+032E)</text:h>
      <text:p text:style-name="Standard">1=<text:span text:style-name="T337">◌◌̮◌</text:span>. Position the mark after the middle of three glyphs, and apply <text:span text:style-name="Source_20_Text">cv92</text:span> to both the mark and (at least) the middle glyph. This mark is not available via <text:span text:style-name="Source_20_Text">cv84</text:span>.</text:p>
      <text:h text:style-name="Heading_20_1" text:outline-level="1">I. <text:bookmark-start text:name="SectionI"/>Currency <text:bookmark-end text:name="SectionI"/>and Weights</text:h>
      <text:h text:style-name="Heading_20_2" text:outline-level="2"><text:sequence text:ref-name="refFeature54" text:name="Feature" text:formula="ooow:Feature+1" style:num-format="1">55</text:sequence>. <text:bookmark-start text:name="GenericCurrency"/><text:span text:style-name="Source_20_Text">cv93</text:span><text:bookmark-end text:name="GenericCurrency"/> – Variants of ¤ (U+0044, generic currency sign)</text:h>
      <text:p text:style-name="Standard">1=<text:span text:style-name="T338">¤</text:span>, 2=<text:span text:style-name="T339">¤</text:span>, 3=<text:span text:style-name="T340">¤</text:span>, 4=<text:span text:style-name="T341">¤</text:span>, 5=<text:span text:style-name="T342">¤</text:span>, 6=<text:span text:style-name="T343">¤</text:span>, 7=<text:span text:style-name="T344">¤</text:span>, 8=<text:span text:style-name="T345">¤</text:span>, 9=<text:span text:style-name="T346">¤</text:span>, 10=<text:span text:style-name="T347">¤</text:span>, 11=<text:span text:style-name="T348">¤</text:span>, 12=<text:span text:style-name="T349">¤</text:span>, 13=<text:span text:style-name="T350">¤</text:span>, 14=<text:span text:style-name="T351">¤</text:span>, 15=<text:span text:style-name="T352">¤</text:span>, 16=<text:span text:style-name="T353">¤</text:span>, 17=<text:span text:style-name="T354">¤</text:span>, 18=<text:span text:style-name="T355">¤</text:span>, 19=<text:span text:style-name="T356">¤</text:span>, 20=<text:span text:style-name="T357">¤</text:span>, 21=<text:span text:style-name="T358">¤</text:span>, 22=<text:span text:style-name="T359">¤</text:span>, 23=<text:span text:style-name="T359">¤</text:span>, 24=<text:span text:style-name="T360">¤</text:span>, 25=<text:span text:style-name="T361">¤</text:span>, 26=<text:span text:style-name="T362">¤</text:span>, 27=<text:span text:style-name="T363">¤</text:span>. All of MUFI’s currency and weight symbols (those that do not have Unicode code points) are gathered here, but some are also variants of other currency signs (see below).</text:p>
      <text:h text:style-name="Heading_20_2" text:outline-level="2"><text:sequence text:ref-name="refFeature55" text:name="Feature" text:formula="ooow:Feature+1" style:num-format="1">56</text:sequence>. <text:bookmark-start text:name="FrenchLibra"/><text:span text:style-name="Source_20_Text">cv9</text:span><text:bookmark-end text:name="FrenchLibra"/><text:span text:style-name="Source_20_Text">4</text:span> – Variant of ℔ (U+2114)</text:h>
      <text:p text:style-name="Standard">1=<text:span text:style-name="T364">℔</text:span>. Same as MUFI U+F2EB (French Libra sign).</text:p>
      <text:h text:style-name="Heading_20_2" text:outline-level="2"><text:soft-page-break/><text:sequence text:ref-name="refFeature56" text:name="Feature" text:formula="ooow:Feature+1" style:num-format="1">57</text:sequence>. <text:bookmark-start text:name="PoundSign"/><text:span text:style-name="Source_20_Text">cv95</text:span><text:bookmark-end text:name="PoundSign"/> – Variants of £ (U+00A3, British pound sign)</text:h>
      <text:p text:style-name="Standard">1=<text:span text:style-name="T365">£</text:span>, 2=<text:span text:style-name="T366">£</text:span>, 3=<text:span text:style-name="T367">£</text:span>, 4=<text:span text:style-name="T368">£</text:span>, 5=<text:span text:style-name="T369">£</text:span>, 6=<text:span text:style-name="T370">£</text:span>. Same as MUFI U+F2EA, F2EB, F2EC, F2ED, F2EE, F2EF, pound signs from various locales.</text:p>
      <text:h text:style-name="Heading_20_2" text:outline-level="2"><text:sequence text:ref-name="refFeature57" text:name="Feature" text:formula="ooow:Feature+1" style:num-format="1">58</text:sequence>. <text:bookmark-start text:name="GermanPenny"/><text:span text:style-name="Source_20_Text">cv96</text:span><text:bookmark-end text:name="GermanPenny"/> – Variant of ₰ (U+20B0, German penny sign)</text:h>
      <text:p text:style-name="Standard">1=<text:span text:style-name="T371">₰</text:span>. Same as MUFI U+F2F5.</text:p>
      <text:h text:style-name="Heading_20_2" text:outline-level="2"><text:sequence text:ref-name="refFeature58" text:name="Feature" text:formula="ooow:Feature+1" style:num-format="1">59</text:sequence>. <text:bookmark-start text:name="Florin"/><text:span text:style-name="Source_20_Text">cv97</text:span><text:bookmark-end text:name="Florin"/> – Variant of ƒ (U+0192, florin)</text:h>
      <text:p text:style-name="Standard">1=<text:span text:style-name="T372">ƒ</text:span>. Same as MUFI U+F2E8.</text:p>
      <text:h text:style-name="Heading_20_2" text:outline-level="2"><text:sequence text:ref-name="refFeature59" text:name="Feature" text:formula="ooow:Feature+1" style:num-format="1">60</text:sequence>. <text:span text:style-name="Source_20_Text">cv98</text:span> – Variant of ℥ (U+2125, Ounce sign)</text:h>
      <text:p text:style-name="Standard">1=<text:span text:style-name="T373">℥</text:span>. Same as MUFI U+F2FD, Script ounce sign.</text:p>
      <text:h text:style-name="Heading_20_1" text:outline-level="1">J. <text:bookmark-start text:name="SectionJ"/>Gothic<text:bookmark-end text:name="SectionJ"/></text:h>
      <text:h text:style-name="Heading_20_2" text:outline-level="2"><text:sequence text:ref-name="refFeature60" text:name="Feature" text:formula="ooow:Feature+1" style:num-format="1">61</text:sequence>. <text:bookmark-start text:name="ss19"/><text:span text:style-name="Source_20_Text">ss19</text:span><text:bookmark-end text:name="ss19"/> – Latin to Gothic Transliteration</text:h>
      <text:p text:style-name="Standard">Produces Gothic letters from Latin: <text:span text:style-name="T46">Warþ þan in dagans jainans</text:span> → <text:span text:style-name="T374">Warþ þan in dagans jainans</text:span>. In web pages, the letters will be searchable as their Latin equivalents.</text:p>
      <text:h text:style-name="Heading_20_1" text:outline-level="1">K. <text:bookmark-start text:name="SectionK"/>Runic<text:bookmark-end text:name="SectionK"/></text:h>
      <text:h text:style-name="P80" text:outline-level="2"><text:span text:style-name="T19"><text:sequence text:ref-name="refFeature61" text:name="Feature" text:formula="ooow:Feature+1" style:num-format="1">62</text:sequence></text:span><text:span text:style-name="T19">. </text:span><text:bookmark-start text:name="ss12"/><text:span text:style-name="Source_20_Text">ss12</text:span><text:bookmark-end text:name="ss12"/> – Early English Futhorc</text:h>
      <text:p text:style-name="Standard">Changes Latin letters to their equivalents in the early English futhorc. Because of the variability of the runic alphabet, this method of transliteration may not produce the result you want. In that case, it may be necessary to manually edit the result. fisc flodu ahof → <text:span text:style-name="T375">fisc flodu ahof</text:span>.</text:p>
      <text:h text:style-name="P80" text:outline-level="2"><text:soft-page-break/><text:span text:style-name="T19"><text:sequence text:ref-name="refFeature62" text:name="Feature" text:formula="ooow:Feature+1" style:num-format="1">63</text:sequence></text:span><text:span text:style-name="T19">. </text:span><text:bookmark-start text:name="ss13"/><text:span text:style-name="Source_20_Text">ss13</text:span><text:bookmark-end text:name="ss13"/> – Elder Futhark</text:h>
      <text:p text:style-name="Standard">Changes Latin letters to their equivalents in the Elder Futhark. Because of the variability of the runic alphabet, this method of transliteration may not produce the result you want. In that case, it may be necessary to manually edit the result. ABCDEFG → <text:span text:style-name="T376">ABCDEFG</text:span>.</text:p>
      <text:h text:style-name="P80" text:outline-level="2"><text:span text:style-name="T19"><text:sequence text:ref-name="refFeature63" text:name="Feature" text:formula="ooow:Feature+1" style:num-format="1">64</text:sequence></text:span><text:span text:style-name="T19">. </text:span><text:bookmark-start text:name="ss14"/><text:span text:style-name="Source_20_Text">ss14</text:span><text:bookmark-end text:name="ss14"/> – Younger Futhark</text:h>
      <text:p text:style-name="Standard">Changes Latin letters to their equivalents in the Younger Futhark. Because of the variability of the runic alphabet, this method of transliteration may not produce the result you want. In that case, it may be necessary to manually edit the result. ABCDEFG → <text:span text:style-name="T377">ABCDEFG</text:span>.</text:p>
      <text:h text:style-name="P80" text:outline-level="2"><text:span text:style-name="T19"><text:sequence text:ref-name="refFeature64" text:name="Feature" text:formula="ooow:Feature+1" style:num-format="1">65</text:sequence></text:span><text:span text:style-name="T19">. </text:span><text:bookmark-start text:name="ss15"/><text:span text:style-name="Source_20_Text">ss15</text:span><text:bookmark-end text:name="ss15"/> – Long Branch to Short Twig</text:h>
      <text:p text:style-name="Standard">In combination with <text:span text:style-name="Source_20_Text">ss14</text:span>, converts long branch to short twig runes: <text:span text:style-name="T377">ABCDEFG</text:span> → <text:span text:style-name="T378">ABCDEFG</text:span>.</text:p>
      <text:h text:style-name="P80" text:outline-level="2"><text:span text:style-name="T19"><text:sequence text:ref-name="refFeature65" text:name="Feature" text:formula="ooow:Feature+1" style:num-format="1">66</text:sequence></text:span><text:span text:style-name="T19">. </text:span><text:bookmark-start text:name="rtlm"/><text:span text:style-name="Source_20_Text">rtlm</text:span><text:bookmark-end text:name="rtlm"/> – Right to Left Mirrored Forms</text:h>
      <text:p text:style-name="Standard">Produces mirrored runes, e.g. <text:span text:style-name="T375">ABCDEFG</text:span> → <text:span text:style-name="T379">ABCDEFG</text:span>. This feature cannot change the direction of text.</text:p>
      <text:h text:style-name="Heading_20_1" text:outline-level="1">L. <text:bookmark-start text:name="SectionL"/>Ligatures and Digraphs<text:bookmark-end text:name="SectionL"/></text:h>
      <text:h text:style-name="Heading_20_2" text:outline-level="2"><text:sequence text:ref-name="refFeature66" text:name="Feature" text:formula="ooow:Feature+1" style:num-format="1">67</text:sequence>. <text:bookmark-start text:name="hlig"/><text:span text:style-name="Source_20_Text">hlig</text:span><text:bookmark-end text:name="hlig"/> – Historic Ligatures</text:h>
      <text:p text:style-name="Standard">Produces ligatures for combinations that should not ordinarily be rendered as ligatures in modern text.<text:note text:id="ftn3" text:note-class="footnote"><text:note-citation>3</text:note-citation><text:note-body><text:p text:style-name="Footnote">Some fonts define hlig differently, as including all ligatures in which at least one element is an archaic character, e.g. those involving long s (<text:span text:style-name="T219">s </text:span>). However, there is no circumstance in which a ligature of, say, <text:span text:style-name="T219">s</text:span> and l (as in “<text:span text:style-name="T219">slick</text:span>”) would be inappropriate, and the Junicode definition<text:span text:style-name="T411">s</text:span> of <text:span text:style-name="T411">liga and</text:span> hlig reflect that position.</text:p></text:note-body></text:note> Most of these are from the MUFI recommendation, ranges B.1.1(b) and B.1.4. This feature does not produce digraphs (which have a phonetic value), for which see <text:a xlink:type="simple" xlink:href="#ss17" text:style-name="Internet_20_link" text:visited-style-name="Visited_20_Internet_20_Link">ss17</text:a>. The ligatures:</text:p>
      <text:section text:style-name="Sect1" text:name="Section3">
        <text:p text:style-name="P42">af<text:span text:style-name="T380">→af</text:span></text:p>
        <text:p text:style-name="P42">aꝼ<text:span text:style-name="T380">→aꝼ</text:span></text:p>
        <text:p text:style-name="P42">ag<text:span text:style-name="T380">→ag</text:span></text:p>
        <text:p text:style-name="P42">al<text:span text:style-name="T380">→al</text:span></text:p>
        <text:p text:style-name="P42">an<text:span text:style-name="T380">→an</text:span></text:p>
        <text:p text:style-name="P42"><text:soft-page-break/>an<text:span text:style-name="T380">→an</text:span></text:p>
        <text:p text:style-name="P42">ap<text:span text:style-name="T380">→ap</text:span></text:p>
        <text:p text:style-name="P42">ar<text:span text:style-name="T380">→ar</text:span></text:p>
        <text:p text:style-name="P42">ar<text:span text:style-name="T380">→ar</text:span></text:p>
        <text:p text:style-name="P42"><text:span text:style-name="T215">aþ</text:span><text:span text:style-name="T380">→</text:span><text:span text:style-name="T381">aþ</text:span></text:p>
        <text:p text:style-name="P42">bb<text:span text:style-name="T380">→bb</text:span></text:p>
        <text:p text:style-name="P42">bg<text:span text:style-name="T380">→bg</text:span></text:p>
        <text:p text:style-name="P42">ch<text:span text:style-name="T380">→ch</text:span></text:p>
        <text:p text:style-name="P42">ck<text:span text:style-name="T380">→ck</text:span></text:p>
        <text:p text:style-name="P42">ꝺꝺ<text:span text:style-name="T380">→ꝺꝺ</text:span></text:p>
        <text:p text:style-name="P42">ey<text:span text:style-name="T380">→ey</text:span></text:p>
        <text:p text:style-name="P42">f‌​ä<text:span text:style-name="T380">→fä</text:span></text:p>
        <text:p text:style-name="P42">gd<text:span text:style-name="T380">→gd</text:span></text:p>
        <text:p text:style-name="P42"><text:span text:style-name="T215">gð</text:span><text:span text:style-name="T380">→</text:span><text:span text:style-name="T381">gð</text:span></text:p>
        <text:p text:style-name="P42">gꝺ<text:span text:style-name="T380">→gꝺ</text:span></text:p>
        <text:p text:style-name="P42">gg<text:span text:style-name="T380">→gg</text:span></text:p>
        <text:p text:style-name="P42">ɡɡ<text:span text:style-name="T380">→ɡɡ</text:span></text:p>
        <text:p text:style-name="P42">go<text:span text:style-name="T380">→go</text:span></text:p>
        <text:p text:style-name="P42">gp<text:span text:style-name="T380">→gp</text:span></text:p>
        <text:p text:style-name="P42">gr<text:span text:style-name="T380">→gr</text:span></text:p>
        <text:p text:style-name="P42">Hr<text:span text:style-name="T380">→Hr</text:span></text:p>
        <text:p text:style-name="P42">hr<text:span text:style-name="T380">→hr</text:span></text:p>
        <text:p text:style-name="P42">hs<text:span text:style-name="T380">→hs</text:span></text:p>
        <text:p text:style-name="P42">hẝ<text:span text:style-name="T380">→hẝ</text:span></text:p>
        <text:p text:style-name="P42">kr<text:span text:style-name="T380">→kr</text:span></text:p>
        <text:p text:style-name="P42">ks<text:span text:style-name="T380">→ks</text:span></text:p>
        <text:p text:style-name="P42">kẝ<text:span text:style-name="T380">→kẝ</text:span></text:p>
        <text:p text:style-name="P42">ll<text:span text:style-name="T380">→ll</text:span></text:p>
        <text:p text:style-name="P42"><text:span text:style-name="T73">n</text:span>ſ<text:span text:style-name="T380">→</text:span><text:span text:style-name="T382">nſ</text:span></text:p>
        <text:p text:style-name="P42">oc<text:span text:style-name="T380">→oc</text:span></text:p>
        <text:p text:style-name="P42">OꝚ<text:span text:style-name="T380">→OꝚ</text:span></text:p>
        <text:p text:style-name="P37">or→<text:span text:style-name="T383">or</text:span></text:p>
        <text:p text:style-name="P42">OꝜ→<text:span text:style-name="T380">OꝜ</text:span></text:p>
        <text:p text:style-name="P42">oꝝ<text:span text:style-name="T380">→oꝝ</text:span></text:p>
        <text:p text:style-name="P42">PP<text:span text:style-name="T380">→PP</text:span></text:p>
        <text:p text:style-name="P42">pp<text:span text:style-name="T380">→pp</text:span></text:p>
        <text:p text:style-name="P42">ꝓp<text:span text:style-name="T380">→ꝓp</text:span></text:p>
        <text:p text:style-name="P42">Ps<text:span text:style-name="T380">→Ps</text:span></text:p>
        <text:p text:style-name="P42">ps<text:span text:style-name="T380">→ps</text:span></text:p>
        <text:p text:style-name="P42">Psi<text:span text:style-name="T380">→Psi</text:span></text:p>
        <text:p text:style-name="P42">psi<text:span text:style-name="T380">→psi</text:span></text:p>
        <text:p text:style-name="P42">qꝩ<text:span text:style-name="T380">→qꝩ</text:span></text:p>
        <text:p text:style-name="P42">qꝫ<text:span text:style-name="T380">→qꝫ</text:span></text:p>
        <text:p text:style-name="P42">QꝚ<text:span text:style-name="T380">→QꝚ</text:span></text:p>
        <text:p text:style-name="P37">qr→<text:span text:style-name="T383">qr</text:span></text:p>
        <text:p text:style-name="P38">sä→<text:span text:style-name="T384">sä</text:span></text:p>
        <text:p text:style-name="P42">sch<text:span text:style-name="T380">→sch</text:span></text:p>
        <text:p text:style-name="P38">str→<text:span text:style-name="T384">str</text:span></text:p>
        <text:p text:style-name="P38">sꝩ→<text:span text:style-name="T384">sꝩ</text:span></text:p>
        <text:p text:style-name="P42">ꞇꞇ<text:span text:style-name="T380">→ꞇꞇ</text:span></text:p>
        <text:p text:style-name="P42">UE<text:span text:style-name="T380">→UE</text:span></text:p>
        <text:p text:style-name="P42">ue<text:span text:style-name="T380">→ue</text:span></text:p>
        <text:p text:style-name="P42">UU<text:span text:style-name="T380">→UU</text:span></text:p>
        <text:p text:style-name="P42">uu<text:span text:style-name="T380">→uu</text:span></text:p>
        <text:p text:style-name="P83">ƿ‌ƿ→ƿƿ</text:p>
        <text:p text:style-name="P39">þr→<text:span text:style-name="T385">þr</text:span></text:p>
        <text:p text:style-name="P41">þs→<text:span text:style-name="T386">þs</text:span></text:p>
        <text:p text:style-name="P39">þẝ→<text:span text:style-name="T385">þẝ</text:span></text:p>
        <text:p text:style-name="P40"><text:span text:style-name="T385">þ‌þ</text:span>→<text:span text:style-name="T385">þþ</text:span></text:p>
      </text:section>
      <text:p text:style-name="P66">Notes: For <text:span text:style-name="letter_20_example"><text:span text:style-name="T387">an</text:span></text:span> and <text:span text:style-name="letter_20_example"><text:span text:style-name="T234">ar</text:span></text:span> see <text:a xlink:type="simple" xlink:href="#RevertSmallCapA" text:style-name="Internet_20_link" text:visited-style-name="Visited_20_Internet_20_Link"><text:span text:style-name="Source_20_Text">cv99</text:span></text:a> above. For the ligature <text:span text:style-name="letter_20_example"><text:span text:style-name="T388">nſ</text:span></text:span> to work properly, U+017F <text:span text:style-name="letter_20_example"><text:span text:style-name="T219">s</text:span></text:span> must be entered directly, not by applying an OpenType feature to <text:span text:style-name="letter_20_example">s</text:span>.</text:p>
      <text:h text:style-name="Heading_20_2" text:outline-level="2"><text:sequence text:ref-name="refFeature67" text:name="Feature" text:formula="ooow:Feature+1" style:num-format="1">68</text:sequence>. <text:bookmark-start text:name="dlig"/><text:span text:style-name="Source_20_Text">dlig</text:span><text:bookmark-end text:name="dlig"/> – Discretionary Ligatures</text:h>
      <text:p text:style-name="Standard">Produces lesser-used ligatures, but also roman numbers, e.g. ii, II, xi, XI. The lesser-used ligatures: <text:span text:style-name="letter_20_example"><text:span text:style-name="T16">ct, sp, str, st, tr, tt, ty</text:span></text:span>.</text:p>
      <text:h text:style-name="Heading_20_2" text:outline-level="2"><text:sequence text:ref-name="refFeature68" text:name="Feature" text:formula="ooow:Feature+1" style:num-format="1">69</text:sequence>. <text:bookmark-start text:name="ss17"/><text:span text:style-name="Source_20_Text">ss17</text:span><text:bookmark-end text:name="ss17"/> – Rare Digraphs</text:h>
      <text:p text:style-name="Standard">By “digraph” we mean conjoined letters that represent a phonetic value: the most common examples for western languages are <text:span text:style-name="letter_20_example">æ</text:span> and <text:span text:style-name="letter_20_example">œ</text:span> (though these, because they are so common, are not included in this feature). Use of this feature in web pages enables easier searches: for example, producing <text:span text:style-name="letter_20_example"><text:span text:style-name="T389">þau</text:span></text:span> from <text:span text:style-name="letter_20_example">þau</text:span> allows the word to be searched as “þau.” The digraphs covered by this feature are <text:span text:style-name="T17">aa, ao, au, av, ay, oo, vy,</text:span> plus capital and small cap equivalents and digraph + diacritic combinations anticipated in the MUFI recommendation. To produce such a digraph + diacritic combination, either type a letter + diacritic combination as the second element of the digraph or type the diacritic after the second element. For example, <text:span text:style-name="letter_20_example">a</text:span> + <text:span text:style-name="letter_20_example">ú</text:span> yields <text:span text:style-name="letter_20_example"><text:span text:style-name="T389">aú</text:span></text:span>, and so does <text:span text:style-name="letter_20_example">a</text:span> + <text:span text:style-name="letter_20_example">u</text:span> + U+0301 (<text:span text:style-name="T73">combining acute accent</text:span>). To produce a digraph + diacritic combination not covered by MUFI (e.g. <text:span text:style-name="letter_20_example">ꜵ̈</text:span>), you may have to enter the digraph directly and not via <text:span text:style-name="Source_20_Text">ss17</text:span> (rare diacritics, however, are usually safe to use with this feature—e.g. <text:span text:style-name="letter_20_example"><text:span text:style-name="T389">aaᷘ</text:span></text:span>). Note <text:soft-page-break/>that <text:span text:style-name="Source_20_Text">ss17</text:span> must be applied to the two elements of the digraph and any following diacritic.</text:p>
      <text:h text:style-name="Heading_20_1" text:outline-level="1">M. <text:bookmark-start text:name="req"/>Required<text:bookmark-end text:name="req"/> Features</text:h>
      <text:p text:style-name="Standard">Required features, which provide some of the font’s most basic functionality—ligatures, support for other features, kerning, and more—include <text:span text:style-name="Source_20_Text">ccmp</text:span> (Glyph Composition/Decomposition), <text:span text:style-name="Source_20_Text">calt</text:span> (Contextual Alternates), <text:span text:style-name="Source_20_Text">liga</text:span> (Standard Ligatures), <text:span text:style-name="Source_20_Text">loca</text:span> (Localized Forms), <text:span text:style-name="Source_20_Text">rlig</text:span> (Required Ligatures), <text:span text:style-name="Source_20_Text">kern</text:span> (Horizontal Kerning), and <text:span text:style-name="Source_20_Text">mark</text:span>/<text:span text:style-name="Source_20_Text">mkmk</text:span> (Mark Positioning). In MS Word these features have to be explicitly enabled on the Advanced tab of the Font dialog (Ctrl-D or Cmd-D: enable Kerning, Standard Ligatures, and Contextual Alternates, and the others will be enabled automatically), but in most other applications they are enabled by default.</text:p>
      <text:h text:style-name="Heading_20_1" text:outline-level="1"><text:bookmark-start text:name="SectionN"/>N. Entities<text:bookmark-end text:name="SectionN"/></text:h>
      <text:h text:style-name="Heading_20_2" text:outline-level="2"><text:sequence text:ref-name="refFeature69" text:name="Feature" text:formula="ooow:Feature+1" style:num-format="1">70</text:sequence>. <text:bookmark-start text:name="ss10"/><text:span text:style-name="Source_20_Text">ss10</text:span><text:bookmark-end text:name="ss10"/> – Character Entity References</text:h>
      <text:p text:style-name="Standard">In XML and HTML, characters that can’t easily be typed on a keyboard can be expressed as entity references consisting of an ampersand, a name, and a semicolon. The XML standard defines a few entities and HTML many more, but document authors can define as many as they like in a DTD. Junicode anticipates the need of medievalists for entities in addition to those defined in XML and HTML and defines more than a hundred of them. A few of these overlap with the collection of HTML entities, but most are peculiar to Junicode, emphasizing characters that are widely used in medieval texts and those that have only PUA code points (especially combining marks, which present special technical difficulties).</text:p>
      <text:p text:style-name="Standard">In applications that support Stylistic Sets, <text:span text:style-name="Source_20_Text">ss10</text:span> makes these entities appear as the characters they represent. But as such entities can interfere with searching and accessibility when embedded in a web page, you should think of them as a convenient set of mnemonics to be used when typing, to be replaced by their Unicode equivalents before publication. If you use any non-Unicode characters (highlighted in the list below), you should call your publisher’s attention to them, since they will present difficulties to typesetters.</text:p>
      <text:section text:style-name="Sect2" text:name="Section2">
        <text:p text:style-name="P43"><text:soft-page-break/><text:span text:style-name="T51">&amp;‌aa; → </text:span><text:span text:style-name="EntityRef"><text:span text:style-name="T64">&amp;aa;</text:span></text:span></text:p>
        <text:p text:style-name="P43"><text:span text:style-name="T51">&amp;‌AA; → </text:span><text:span text:style-name="EntityRef"><text:span text:style-name="T64">&amp;AA;</text:span></text:span></text:p>
        <text:p text:style-name="P44">&amp;‌aelig; → &amp;aelig;</text:p>
        <text:p text:style-name="P44">&amp;‌AElig; → &amp;AElig;</text:p>
        <text:p text:style-name="P46"><text:span text:style-name="T51">&amp;‌ao; → </text:span><text:span text:style-name="EntityRef"><text:span text:style-name="T64">&amp;ao;</text:span></text:span></text:p>
        <text:p text:style-name="P43"><text:span text:style-name="T51">&amp;‌AO; → </text:span><text:span text:style-name="EntityRef"><text:span text:style-name="T64">&amp;AO;</text:span></text:span></text:p>
        <text:p text:style-name="P43"><text:span text:style-name="T51">&amp;‌au; → </text:span><text:span text:style-name="EntityRef"><text:span text:style-name="T64">&amp;au;</text:span></text:span></text:p>
        <text:p text:style-name="P43"><text:span text:style-name="T51">&amp;‌AU; → </text:span><text:span text:style-name="EntityRef"><text:span text:style-name="T64">&amp;AU;</text:span></text:span></text:p>
        <text:p text:style-name="P47"><text:span text:style-name="T51">&amp;‌av; → </text:span><text:span text:style-name="EntityRef"><text:span text:style-name="T64">&amp;av;</text:span></text:span></text:p>
        <text:p text:style-name="P47"><text:span text:style-name="T51">&amp;‌AV; → </text:span><text:span text:style-name="EntityRef"><text:span text:style-name="T64">&amp;AV;</text:span></text:span></text:p>
        <text:p text:style-name="P47"><text:span text:style-name="T51">&amp;‌ay; → </text:span><text:span text:style-name="EntityRef"><text:span text:style-name="T64">&amp;ay;</text:span></text:span></text:p>
        <text:p text:style-name="P47"><text:span text:style-name="T51">&amp;‌AY; → </text:span><text:span text:style-name="EntityRef"><text:span text:style-name="T64">&amp;AY;</text:span></text:span></text:p>
        <text:p text:style-name="P46"><text:span text:style-name="T51">&amp;‌co; → </text:span><text:span text:style-name="EntityRef"><text:span text:style-name="T64">&amp;co;</text:span></text:span></text:p>
        <text:p text:style-name="P48"><text:span text:style-name="T51">&amp;‌eth; → </text:span><text:span text:style-name="EntityRef"><text:span text:style-name="T64">&amp;eth;</text:span></text:span></text:p>
        <text:p text:style-name="P46"><text:span text:style-name="T51">&amp;‌ETH; → </text:span><text:span text:style-name="EntityRef"><text:span text:style-name="T64">&amp;ETH;</text:span></text:span></text:p>
        <text:p text:style-name="P46"><text:span text:style-name="T51">&amp;‌et; → </text:span><text:span text:style-name="EntityRef"><text:span text:style-name="T64">&amp;et;</text:span></text:span></text:p>
        <text:p text:style-name="P46"><text:span text:style-name="T51">&amp;‌ti; → </text:span><text:span text:style-name="EntityRef"><text:span text:style-name="T64">&amp;ti;</text:span></text:span></text:p>
        <text:p text:style-name="P46"><text:span text:style-name="T51">&amp;‌yo; → </text:span><text:span text:style-name="EntityRef"><text:span text:style-name="T64">&amp;yo;</text:span></text:span></text:p>
        <text:p text:style-name="P49"><text:span text:style-name="T51">&amp;‌YO; → </text:span><text:span text:style-name="EntityRef"><text:span text:style-name="T64">&amp;YO;</text:span></text:span></text:p>
        <text:p text:style-name="P49"><text:span text:style-name="T51">&amp;‌kl; → </text:span><text:span text:style-name="EntityRef"><text:span text:style-name="T64">&amp;kl;</text:span></text:span></text:p>
        <text:p text:style-name="P49"><text:span text:style-name="T51">&amp;‌ob; → </text:span><text:span text:style-name="EntityRef"><text:span text:style-name="T64">&amp;ob;</text:span></text:span></text:p>
        <text:p text:style-name="P49"><text:span text:style-name="T51">&amp;‌OB; → </text:span><text:span text:style-name="EntityRef"><text:span text:style-name="T64">&amp;OB;</text:span></text:span></text:p>
        <text:p text:style-name="P49"><text:span text:style-name="T51">&amp;‌OO; → </text:span><text:span text:style-name="EntityRef"><text:span text:style-name="T64">&amp;OO;</text:span></text:span></text:p>
        <text:p text:style-name="P49"><text:span text:style-name="T51">&amp;‌oo; → </text:span><text:span text:style-name="EntityRef"><text:span text:style-name="T64">&amp;oo;</text:span></text:span></text:p>
        <text:p text:style-name="P36"><text:span text:style-name="T50">&amp;‌pr; → </text:span><text:span text:style-name="EntityRef"><text:span text:style-name="T50">&amp;pr;</text:span></text:span></text:p>
        <text:p text:style-name="P49"><text:span text:style-name="T51">&amp;‌po; → </text:span><text:span text:style-name="EntityRef"><text:span text:style-name="T64">&amp;po;</text:span></text:span></text:p>
        <text:p text:style-name="P49"><text:span text:style-name="T51">&amp;‌</text:span><text:span text:style-name="T52">q</text:span><text:span text:style-name="T51">1; → </text:span><text:span text:style-name="EntityRef"><text:span text:style-name="T64">&amp;</text:span></text:span><text:span text:style-name="EntityRef"><text:span text:style-name="T65">q</text:span></text:span><text:span text:style-name="EntityRef"><text:span text:style-name="T64">1;</text:span></text:span></text:p>
        <text:p text:style-name="P49"><text:span text:style-name="T51">&amp;‌</text:span><text:span text:style-name="T52">q</text:span><text:span text:style-name="T51">2; → </text:span><text:span text:style-name="EntityRef"><text:span text:style-name="T64">&amp;</text:span></text:span><text:span text:style-name="EntityRef"><text:span text:style-name="T65">q</text:span></text:span><text:span text:style-name="EntityRef"><text:span text:style-name="T64">2;</text:span></text:span></text:p>
        <text:p text:style-name="P49"><text:span text:style-name="T51">&amp;‌rr; → </text:span><text:span text:style-name="EntityRef"><text:span text:style-name="T64">&amp;rr;</text:span></text:span></text:p>
        <text:p text:style-name="P49"><text:span text:style-name="T51">&amp;‌ru; → </text:span><text:span text:style-name="EntityRef"><text:span text:style-name="T64">&amp;ru;</text:span></text:span></text:p>
        <text:p text:style-name="P46"><text:span text:style-name="T51">&amp;‌is; → </text:span><text:span text:style-name="EntityRef"><text:span text:style-name="T64">&amp;is;</text:span></text:span></text:p>
        <text:p text:style-name="P46"><text:span text:style-name="T51">&amp;‌sd; → </text:span><text:span text:style-name="EntityRef"><text:span text:style-name="T64">&amp;sd;</text:span></text:span></text:p>
        <text:p text:style-name="P46"><text:span text:style-name="T51">&amp;‌US; → </text:span><text:span text:style-name="EntityRef"><text:span text:style-name="T64">&amp;US;</text:span></text:span></text:p>
        <text:p text:style-name="P46"><text:span text:style-name="T51">&amp;‌</text:span><text:span text:style-name="T53">v</text:span><text:span text:style-name="T51">y; → </text:span><text:span text:style-name="EntityRef"><text:span text:style-name="T64">&amp;</text:span></text:span><text:span text:style-name="EntityRef"><text:span text:style-name="T66">v</text:span></text:span><text:span text:style-name="EntityRef"><text:span text:style-name="T64">y;</text:span></text:span></text:p>
        <text:p text:style-name="P50"><text:span text:style-name="T51">&amp;‌</text:span><text:span text:style-name="T53">V</text:span><text:span text:style-name="T51">Y; → </text:span><text:span text:style-name="EntityRef"><text:span text:style-name="T64">&amp;</text:span></text:span><text:span text:style-name="EntityRef"><text:span text:style-name="T66">V</text:span></text:span><text:span text:style-name="EntityRef"><text:span text:style-name="T64">Y;</text:span></text:span></text:p>
        <text:p text:style-name="P50"><text:span text:style-name="T51">&amp;‌wn; → </text:span><text:span text:style-name="EntityRef"><text:span text:style-name="T64">&amp;wn;</text:span></text:span></text:p>
        <text:p text:style-name="P50"><text:span text:style-name="T51">&amp;‌WN; → </text:span><text:span text:style-name="EntityRef"><text:span text:style-name="T64">&amp;WN;</text:span></text:span></text:p>
        <text:p text:style-name="P45">&amp;‌thorn; → &amp;thorn;</text:p>
        <text:p text:style-name="P45">&amp;‌THORN; → &amp;THORN;</text:p>
        <text:p text:style-name="P46"><text:span text:style-name="T51">&amp;‌ct; → </text:span><text:span text:style-name="EntityRef"><text:span text:style-name="T64">&amp;ct;</text:span></text:span></text:p>
        <text:p text:style-name="P51"><text:span text:style-name="T51">&amp;‌‌</text:span><text:span text:style-name="T63">_</text:span><text:span text:style-name="T51">ZZ; → </text:span><text:span text:style-name="EntityRef"><text:span text:style-name="T64">◌&amp;_ZZ;</text:span></text:span></text:p>
        <text:p text:style-name="P52"><text:span text:style-name="T51">&amp;_‌‌zz; → </text:span><text:span text:style-name="EntityRef"><text:span text:style-name="T64">◌&amp;_zz;</text:span></text:span></text:p>
        <text:p text:style-name="P52"><text:span text:style-name="T51">&amp;‌_us; → </text:span><text:span text:style-name="EntityRef"><text:span text:style-name="T64">◌&amp;_us;</text:span></text:span></text:p>
        <text:p text:style-name="P51"><text:span text:style-name="T51">&amp;‌_ol; → </text:span><text:span text:style-name="EntityRef"><text:span text:style-name="T64">◌&amp;_ol;◌</text:span></text:span></text:p>
        <text:p text:style-name="P52"><text:span text:style-name="T51">&amp;‌_a; → </text:span><text:span text:style-name="EntityRef"><text:span text:style-name="T64">◌&amp;_a;</text:span></text:span></text:p>
        <text:p text:style-name="P52"><text:span text:style-name="T51">&amp;‌_oa; → </text:span><text:span text:style-name="EntityRef"><text:span text:style-name="T64">◌&amp;_oa;</text:span></text:span></text:p>
        <text:p text:style-name="P51"><text:span text:style-name="T67">&amp;‌_ansc; → </text:span><text:span text:style-name="EntityRef"><text:span text:style-name="T67">◌&amp;_ansc;</text:span></text:span></text:p>
        <text:p text:style-name="P46"><text:span text:style-name="T54">&amp;‌_an; → </text:span><text:span text:style-name="EntityRef"><text:span text:style-name="T68">◌&amp;_an;</text:span></text:span></text:p>
        <text:p text:style-name="P51"><text:span text:style-name="T54">&amp;‌_ar; → </text:span><text:span text:style-name="EntityRef"><text:span text:style-name="T68">◌&amp;_ar;</text:span></text:span></text:p>
        <text:p text:style-name="P53"><text:span text:style-name="T54">&amp;‌_arsc; → </text:span><text:span text:style-name="EntityRef"><text:span text:style-name="T68">◌&amp;_arsc;</text:span></text:span></text:p>
        <text:p text:style-name="P53"><text:span text:style-name="T51">&amp;‌_ao; → </text:span><text:span text:style-name="EntityRef"><text:span text:style-name="T64">◌&amp;_ao;</text:span></text:span></text:p>
        <text:p text:style-name="P46"><text:span text:style-name="T51">&amp;‌_av; → </text:span><text:span text:style-name="EntityRef"><text:span text:style-name="T64">◌&amp;_av;</text:span></text:span></text:p>
        <text:p text:style-name="P54"><text:span text:style-name="T51">&amp;‌_</text:span><text:span text:style-name="T59">aelig</text:span><text:span text:style-name="T51">; → </text:span><text:span text:style-name="EntityRef"><text:span text:style-name="T50">◌&amp;_aelig;</text:span></text:span></text:p>
        <text:p text:style-name="P51"><text:span text:style-name="T51">&amp;‌_b; → </text:span><text:span text:style-name="EntityRef"><text:span text:style-name="T64">◌&amp;_b;</text:span></text:span></text:p>
        <text:p text:style-name="P51"><text:span text:style-name="T54">&amp;‌_bsc; → </text:span><text:span text:style-name="EntityRef"><text:span text:style-name="T68">◌&amp;_bsc;</text:span></text:span></text:p>
        <text:p text:style-name="P51"><text:span text:style-name="T51">&amp;‌_c; → </text:span><text:span text:style-name="EntityRef"><text:span text:style-name="T64">◌&amp;_c;</text:span></text:span></text:p>
        <text:p text:style-name="P54"><text:span text:style-name="T51">&amp;‌_</text:span><text:span text:style-name="T59">ccedil</text:span><text:span text:style-name="T51">; → </text:span><text:span text:style-name="EntityRef"><text:span text:style-name="T50">◌&amp;_ccedil;</text:span></text:span></text:p>
        <text:p text:style-name="P51"><text:span text:style-name="T51">&amp;‌_d; → </text:span><text:span text:style-name="EntityRef"><text:span text:style-name="T64">◌&amp;_d;</text:span></text:span></text:p>
        <text:p text:style-name="P51"><text:span text:style-name="T54">&amp;‌_dsc; → </text:span><text:span text:style-name="EntityRef"><text:span text:style-name="T68">◌&amp;_dsc;</text:span></text:span></text:p>
        <text:p text:style-name="P54"><text:span text:style-name="T54">&amp;‌_</text:span><text:span text:style-name="T55">dins</text:span><text:span text:style-name="T54">; → </text:span><text:span text:style-name="EntityRef"><text:span text:style-name="T67">◌&amp;_dins;</text:span></text:span></text:p>
        <text:p text:style-name="P54"><text:span text:style-name="T51">&amp;‌_</text:span><text:span text:style-name="T60">eth</text:span><text:span text:style-name="T51">; → </text:span><text:span text:style-name="EntityRef"><text:span text:style-name="T50">◌&amp;_eth;</text:span></text:span></text:p>
        <text:p text:style-name="P51"><text:span text:style-name="T51">&amp;‌_e; → </text:span><text:span text:style-name="EntityRef"><text:span text:style-name="T64">◌&amp;_e;</text:span></text:span></text:p>
        <text:p text:style-name="P54"><text:span text:style-name="T54">&amp;‌_</text:span><text:span text:style-name="T55">eogo</text:span><text:span text:style-name="T54">; → </text:span><text:span text:style-name="EntityRef"><text:span text:style-name="T67">◌&amp;_eogo;</text:span></text:span></text:p>
        <text:p text:style-name="P54"><text:span text:style-name="T54">&amp;‌_</text:span><text:span text:style-name="T55">emac</text:span><text:span text:style-name="T54">; → </text:span><text:span text:style-name="EntityRef"><text:span text:style-name="T67">◌&amp;_emac;</text:span></text:span></text:p>
        <text:p text:style-name="P51"><text:span text:style-name="T51">&amp;‌_f; → </text:span><text:span text:style-name="EntityRef"><text:span text:style-name="T64">◌&amp;_f;</text:span></text:span></text:p>
        <text:p text:style-name="P51"><text:span text:style-name="T51">&amp;‌_g; → </text:span><text:span text:style-name="EntityRef"><text:span text:style-name="T64">◌&amp;_g;</text:span></text:span></text:p>
        <text:p text:style-name="P51"><text:span text:style-name="T51">&amp;‌_gsc; → </text:span><text:span text:style-name="EntityRef"><text:span text:style-name="T64">◌&amp;_gsc;</text:span></text:span></text:p>
        <text:p text:style-name="P51"><text:span text:style-name="T51">&amp;_‌h; → </text:span><text:span text:style-name="EntityRef"><text:span text:style-name="T64">◌&amp;_h;</text:span></text:span></text:p>
        <text:p text:style-name="P51"><text:span text:style-name="T51">&amp;_‌i; → </text:span><text:span text:style-name="EntityRef"><text:span text:style-name="T64">◌&amp;_i;</text:span></text:span></text:p>
        <text:p text:style-name="P55"><text:span text:style-name="T54">&amp;_‌</text:span><text:span text:style-name="T56">idotl</text:span><text:span text:style-name="T54">; → </text:span><text:span text:style-name="EntityRef"><text:span text:style-name="T67">◌&amp;_idotl;</text:span></text:span></text:p>
        <text:p text:style-name="P51"><text:span text:style-name="T54">&amp;_‌j; → </text:span><text:span text:style-name="EntityRef"><text:span text:style-name="T68">◌&amp;_j;</text:span></text:span></text:p>
        <text:p text:style-name="P54"><text:span text:style-name="T54">&amp;_‌</text:span><text:span text:style-name="T55">jdotl</text:span><text:span text:style-name="T54">; → </text:span><text:span text:style-name="EntityRef"><text:span text:style-name="T67">◌&amp;_jdotl;</text:span></text:span></text:p>
        <text:p text:style-name="P51"><text:span text:style-name="T51">&amp;_‌k; → </text:span><text:span text:style-name="EntityRef"><text:span text:style-name="T64">◌&amp;_k;</text:span></text:span></text:p>
        <text:p text:style-name="P51"><text:span text:style-name="T54">&amp;_‌ksc; → </text:span><text:span text:style-name="EntityRef"><text:span text:style-name="T68">◌&amp;_ksc;</text:span></text:span></text:p>
        <text:p text:style-name="P51"><text:span text:style-name="T51">&amp;_‌l; → </text:span><text:span text:style-name="EntityRef"><text:span text:style-name="T64">◌&amp;_l;</text:span></text:span></text:p>
        <text:p text:style-name="P51"><text:span text:style-name="T51">&amp;_‌lsc; → </text:span><text:span text:style-name="EntityRef"><text:span text:style-name="T64">◌&amp;_lsc;</text:span></text:span></text:p>
        <text:p text:style-name="P51"><text:span text:style-name="T51">&amp;_‌m; → </text:span><text:span text:style-name="EntityRef"><text:span text:style-name="T64">◌&amp;_m;</text:span></text:span></text:p>
        <text:p text:style-name="P51"><text:span text:style-name="T51">&amp;_‌msc; → </text:span><text:span text:style-name="EntityRef"><text:span text:style-name="T64">◌&amp;_msc;</text:span></text:span></text:p>
        <text:p text:style-name="P46"><text:span text:style-name="T51">&amp;_‌munc; → </text:span><text:span text:style-name="EntityRef"><text:span text:style-name="T64">◌&amp;_munc;</text:span></text:span></text:p>
        <text:p text:style-name="P51"><text:span text:style-name="T51">&amp;_‌n; → </text:span><text:span text:style-name="EntityRef"><text:span text:style-name="T64">◌&amp;_n;</text:span></text:span></text:p>
        <text:p text:style-name="P36"><text:span text:style-name="T50">&amp;_‌nsc; → </text:span><text:span text:style-name="EntityRef"><text:span text:style-name="T50">◌&amp;_nsc;</text:span></text:span></text:p>
        <text:p text:style-name="P51"><text:span text:style-name="T51">&amp;_‌o; → </text:span><text:span text:style-name="EntityRef"><text:span text:style-name="T64">◌&amp;_o;</text:span></text:span></text:p>
        <text:p text:style-name="P54"><text:span text:style-name="T54">&amp;_‌</text:span><text:span text:style-name="T55">oogo</text:span><text:span text:style-name="T54">; → </text:span><text:span text:style-name="EntityRef"><text:span text:style-name="T67">◌&amp;_oogo;</text:span></text:span></text:p>
        <text:p text:style-name="P54"><text:span text:style-name="T54">&amp;_‌</text:span><text:span text:style-name="T55">oslash</text:span><text:span text:style-name="T54">; → </text:span><text:span text:style-name="EntityRef"><text:span text:style-name="T67">◌&amp;_oslash;</text:span></text:span></text:p>
        <text:p text:style-name="P54"><text:span text:style-name="T54">&amp;_‌</text:span><text:span text:style-name="T57">omac</text:span><text:span text:style-name="T54">; → </text:span><text:span text:style-name="EntityRef"><text:span text:style-name="T67">◌&amp;_omac;</text:span></text:span></text:p>
        <text:p text:style-name="P46"><text:span text:style-name="T54">&amp;_‌orr; → </text:span><text:span text:style-name="EntityRef"><text:span text:style-name="T68">◌&amp;_orr;</text:span></text:span></text:p>
        <text:p text:style-name="P54"><text:span text:style-name="T54">&amp;_‌o</text:span><text:span text:style-name="T57">ru</text:span><text:span text:style-name="T54">; → </text:span><text:span text:style-name="EntityRef"><text:span text:style-name="T67">◌&amp;_oru;</text:span></text:span></text:p>
        <text:p text:style-name="P56"><text:span text:style-name="T51">&amp;_‌p; → </text:span><text:span text:style-name="EntityRef"><text:span text:style-name="T64">◌&amp;_p;</text:span></text:span></text:p>
        <text:p text:style-name="P51"><text:span text:style-name="T54">&amp;_‌q; → </text:span><text:span text:style-name="EntityRef"><text:span text:style-name="T68">◌&amp;_q;</text:span></text:span></text:p>
        <text:p text:style-name="P57"><text:span text:style-name="EntityRef"><text:span text:style-name="T51">&amp;_‌r; → </text:span></text:span><text:span text:style-name="EntityRef"><text:span text:style-name="T64">◌&amp;_r;</text:span></text:span></text:p>
        <text:p text:style-name="P58"><text:span text:style-name="T51">&amp;_‌</text:span><text:span text:style-name="T61">rr</text:span><text:span text:style-name="T51">; → </text:span><text:span text:style-name="EntityRef"><text:span text:style-name="T50">◌&amp;_rr;</text:span></text:span></text:p>
        <text:p text:style-name="P51"><text:span text:style-name="T54">&amp;_‌rsc; → </text:span><text:span text:style-name="EntityRef"><text:span text:style-name="T68">◌&amp;_rsc;</text:span></text:span></text:p>
        <text:p text:style-name="P46"><text:span text:style-name="T51">&amp;_‌ur; → </text:span><text:span text:style-name="EntityRef"><text:span text:style-name="T64">◌&amp;_ur;</text:span></text:span></text:p>
        <text:p text:style-name="P54"><text:span text:style-name="T54">&amp;_‌</text:span><text:span text:style-name="T57">ru</text:span><text:span text:style-name="T54">; → </text:span><text:span text:style-name="EntityRef"><text:span text:style-name="T67">◌&amp;_ru;</text:span></text:span></text:p>
        <text:p text:style-name="P59"><text:span text:style-name="T51">&amp;_‌s; → </text:span><text:span text:style-name="EntityRef"><text:span text:style-name="T64">◌&amp;_s;</text:span></text:span></text:p>
        <text:p text:style-name="P54"><text:span text:style-name="T51">&amp;_‌</text:span><text:span text:style-name="T62">longs</text:span><text:span text:style-name="T51">; → </text:span><text:span text:style-name="EntityRef"><text:span text:style-name="T50">◌&amp;_longs;</text:span></text:span></text:p>
        <text:p text:style-name="P57"><text:span text:style-name="EntityRef"><text:span text:style-name="T69">&amp;_‌t;</text:span></text:span><text:span text:style-name="EntityRef"><text:span text:style-name="T51"> → </text:span></text:span><text:span text:style-name="EntityRef"><text:span text:style-name="T64">◌&amp;_</text:span></text:span><text:span text:style-name="EntityRef"><text:span text:style-name="T69">t</text:span></text:span><text:span text:style-name="EntityRef"><text:span text:style-name="T64">;</text:span></text:span></text:p>
        <text:p text:style-name="P54"><text:span text:style-name="T54">&amp;_‌</text:span><text:span text:style-name="T58">tins</text:span><text:span text:style-name="T54">; → </text:span><text:span text:style-name="EntityRef"><text:span text:style-name="T67">◌&amp;_tins;</text:span></text:span></text:p>
        <text:p text:style-name="P51"><text:span text:style-name="T54">&amp;_‌tsc; → </text:span><text:span text:style-name="EntityRef"><text:span text:style-name="T68">◌&amp;_tsc;</text:span></text:span></text:p>
        <text:p text:style-name="P51"><text:span text:style-name="T51">&amp;_‌u; → </text:span><text:span text:style-name="EntityRef"><text:span text:style-name="T64">◌&amp;_u;</text:span></text:span></text:p>
        <text:p text:style-name="P57"><text:span text:style-name="EntityRef"><text:span text:style-name="T51">&amp;_‌v; → </text:span></text:span><text:span text:style-name="EntityRef"><text:span text:style-name="T64">◌&amp;_v;</text:span></text:span></text:p>
        <text:p text:style-name="P51"><text:span text:style-name="T51">&amp;_‌w; → </text:span><text:span text:style-name="EntityRef"><text:span text:style-name="T64">◌&amp;_w;</text:span></text:span></text:p>
        <text:p text:style-name="P57"><text:soft-page-break/><text:span text:style-name="EntityRef"><text:span text:style-name="T51">&amp;_‌x; → </text:span></text:span><text:span text:style-name="EntityRef"><text:span text:style-name="T64">◌&amp;_x;</text:span></text:span></text:p>
        <text:p text:style-name="P60"><text:span text:style-name="T54">&amp;_‌y; → </text:span><text:span text:style-name="EntityRef"><text:span text:style-name="T68">◌&amp;_y;</text:span></text:span></text:p>
        <text:p text:style-name="P54"><text:span text:style-name="T54">&amp;_‌</text:span><text:span text:style-name="T58">thorn</text:span><text:span text:style-name="T54">; → </text:span><text:span text:style-name="EntityRef"><text:span text:style-name="T67">◌&amp;_thorn;</text:span></text:span></text:p>
        <text:p text:style-name="P60"><text:span text:style-name="T51">&amp;_‌z; → </text:span><text:span text:style-name="EntityRef"><text:span text:style-name="T64">◌&amp;_z;</text:span></text:span></text:p>
      </text:section>
      <text:h text:style-name="P69" text:outline-level="1">O. Non-MUFI<text:bookmark text:name="nonmufi"/> Code <text:span text:style-name="T41">Points</text:span></text:h>
      <text:p text:style-name="Standard">Characters in Junicode that do not have Unicode code points should be accessed via OpenType features whenever possible. MUFI/PUA code points should be used only in applications that do not support OpenType, or that support it only partially (for example, MS Word). For certain characters that lack either Unicode or MUFI code points, code points in the Supplementary Private Use Area-A (plane 15) are available.</text:p>
      <text:section text:style-name="Sect3" text:name="Section4">
        <text:p text:style-name="P61">U+F0000 󰀀</text:p>
        <text:p text:style-name="P61">U+F0001 󰀁</text:p>
        <text:p text:style-name="P61">U+F0002 󰀂</text:p>
        <text:p text:style-name="P61">U+F0003 󰀃</text:p>
        <text:p text:style-name="P61">U+F0004 󰀄</text:p>
        <text:p text:style-name="P61">U+F0005 󰀅</text:p>
        <text:p text:style-name="P61">U+F0006 󰀆</text:p>
        <text:p text:style-name="P61">U+F0007 󰀇</text:p>
        <text:p text:style-name="P61">U+F0008 󰀈</text:p>
        <text:p text:style-name="P61">U+F0009 󰀉</text:p>
        <text:p text:style-name="P61">U+F000A 󰀊</text:p>
        <text:p text:style-name="P61">U+F000B 󰀋</text:p>
        <text:p text:style-name="P61">U+F000C 󰀌</text:p>
        <text:p text:style-name="P61">U+F000D 󰀍</text:p>
        <text:p text:style-name="P61">U+F000E 󰀎</text:p>
        <text:p text:style-name="P61">U+F000F 󰀏</text:p>
        <text:p text:style-name="P61">U+F0010 󰀐</text:p>
        <text:p text:style-name="P61">U+F0011 󰀑</text:p>
        <text:p text:style-name="P61">U+F0012 󰀒</text:p>
        <text:p text:style-name="P61">U+F0013 󰀓</text:p>
        <text:p text:style-name="P61">U+F0014 󰀔</text:p>
        <text:p text:style-name="P61">U+F0015 󰀕</text:p>
        <text:p text:style-name="P61">U+F0016 󰀖</text:p>
        <text:p text:style-name="P61">U+F0017 󰀗</text:p>
        <text:p text:style-name="P61">U+F0018 󰀘</text:p>
        <text:p text:style-name="P62">U+F0019 󰀙</text:p>
        <text:p text:style-name="P62">U+F001A 󰀚</text:p>
        <text:p text:style-name="P62">U+F001B 󰀛</text:p>
        <text:p text:style-name="P63">U+F001C 󰀜</text:p>
        <text:p text:style-name="P64">U+F001D 󰀝</text:p>
        <text:p text:style-name="P65">U+F001E 󰀞</text:p>
        <text:p text:style-name="P65">U+F001F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code2" svg:font-family="Junicode" style:font-adornments="Bold" style:font-pitch="variable"/>
    <style:font-face style:name="Junicode1" svg:font-family="Junicode" style:font-adornments="Regular" style:font-pitch="variable"/>
    <style:font-face style:name="Junicode:c2sc" svg:font-family="Junicode:c2sc" style:font-pitch="variable"/>
    <style:font-face style:name="Junicode:case" svg:font-family="Junicode:case" style:font-pitch="variable"/>
    <style:font-face style:name="Junicode:cv01=1" svg:font-family="Junicode:cv01=1" style:font-pitch="variable"/>
    <style:font-face style:name="Junicode:cv01=2" svg:font-family="Junicode:cv01=2" style:font-pitch="variable"/>
    <style:font-face style:name="Junicode:cv01=3" svg:font-family="Junicode:cv01=3" style:font-pitch="variable"/>
    <style:font-face style:name="Junicode:cv02" svg:font-family="Junicode:cv02" style:font-pitch="variable"/>
    <style:font-face style:name="Junicode:cv02=2" svg:font-family="Junicode:cv02=2" style:font-pitch="variable"/>
    <style:font-face style:name="Junicode:cv02=3" svg:font-family="Junicode:cv02=3" style:font-pitch="variable"/>
    <style:font-face style:name="Junicode:cv02=4" svg:font-family="Junicode:cv02=4" style:font-pitch="variable"/>
    <style:font-face style:name="Junicode:cv02=5" svg:font-family="Junicode:cv02=5" style:font-pitch="variable"/>
    <style:font-face style:name="Junicode:cv05" svg:font-family="Junicode:cv05" style:font-pitch="variable"/>
    <style:font-face style:name="Junicode:cv06" svg:font-family="Junicode:cv06" style:font-pitch="variable"/>
    <style:font-face style:name="Junicode:cv07" svg:font-family="Junicode:cv07" style:font-pitch="variable"/>
    <style:font-face style:name="Junicode:cv08" svg:font-family="Junicode:cv08" style:font-pitch="variable"/>
    <style:font-face style:name="Junicode:cv08=2" svg:font-family="Junicode:cv08=2" style:font-pitch="variable"/>
    <style:font-face style:name="Junicode:cv08=3" svg:font-family="Junicode:cv08=3" style:font-pitch="variable"/>
    <style:font-face style:name="Junicode:cv09" svg:font-family="Junicode:cv09" style:font-pitch="variable"/>
    <style:font-face style:name="Junicode:cv09=2" svg:font-family="Junicode:cv09=2" style:font-pitch="variable"/>
    <style:font-face style:name="Junicode:cv10" svg:font-family="Junicode:cv10" style:font-pitch="variable"/>
    <style:font-face style:name="Junicode:cv10=2" svg:font-family="Junicode:cv10=2" style:font-pitch="variable"/>
    <style:font-face style:name="Junicode:cv10=3" svg:font-family="Junicode:cv10=3" style:font-pitch="variable"/>
    <style:font-face style:name="Junicode:cv11" svg:font-family="Junicode:cv11" style:font-pitch="variable"/>
    <style:font-face style:name="Junicode:cv12" svg:font-family="Junicode:cv12" style:font-pitch="variable"/>
    <style:font-face style:name="Junicode:cv12=2" svg:font-family="Junicode:cv12=2" style:font-pitch="variable"/>
    <style:font-face style:name="Junicode:cv12=3" svg:font-family="Junicode:cv12=3" style:font-pitch="variable"/>
    <style:font-face style:name="Junicode:cv12=4" svg:font-family="Junicode:cv12=4" style:font-pitch="variable"/>
    <style:font-face style:name="Junicode:cv12=5" svg:font-family="Junicode:cv12=5" style:font-pitch="variable"/>
    <style:font-face style:name="Junicode:cv12=6" svg:font-family="Junicode:cv12=6" style:font-pitch="variable"/>
    <style:font-face style:name="Junicode:cv13" svg:font-family="Junicode:cv13" style:font-pitch="variable"/>
    <style:font-face style:name="Junicode:cv13=2" svg:font-family="Junicode:cv13=2" style:font-pitch="variable"/>
    <style:font-face style:name="Junicode:cv13=3" svg:font-family="Junicode:cv13=3" style:font-pitch="variable"/>
    <style:font-face style:name="Junicode:cv14" svg:font-family="Junicode:cv14" style:font-pitch="variable"/>
    <style:font-face style:name="Junicode:cv14=2" svg:font-family="Junicode:cv14=2" style:font-pitch="variable"/>
    <style:font-face style:name="Junicode:cv14=3" svg:font-family="Junicode:cv14=3" style:font-pitch="variable"/>
    <style:font-face style:name="Junicode:cv14=4" svg:font-family="Junicode:cv14=4" style:font-pitch="variable"/>
    <style:font-face style:name="Junicode:cv14=5" svg:font-family="Junicode:cv14=5" style:font-pitch="variable"/>
    <style:font-face style:name="Junicode:cv14=6" svg:font-family="Junicode:cv14=6" style:font-pitch="variable"/>
    <style:font-face style:name="Junicode:cv14=7" svg:font-family="Junicode:cv14=7" style:font-pitch="variable"/>
    <style:font-face style:name="Junicode:cv15" svg:font-family="Junicode:cv15" style:font-pitch="variable"/>
    <style:font-face style:name="Junicode:cv16" svg:font-family="Junicode:cv16" style:font-pitch="variable"/>
    <style:font-face style:name="Junicode:cv16=2" svg:font-family="Junicode:cv16=2" style:font-pitch="variable"/>
    <style:font-face style:name="Junicode:cv17" svg:font-family="Junicode:cv17" style:font-pitch="variable"/>
    <style:font-face style:name="Junicode:cv17=2" svg:font-family="Junicode:cv17=2" style:font-pitch="variable"/>
    <style:font-face style:name="Junicode:cv18=1" svg:font-family="Junicode:cv18=1" style:font-pitch="variable"/>
    <style:font-face style:name="Junicode:cv18=2" svg:font-family="Junicode:cv18=2" style:font-pitch="variable"/>
    <style:font-face style:name="Junicode:cv18=3" svg:font-family="Junicode:cv18=3" style:font-pitch="variable"/>
    <style:font-face style:name="Junicode:cv19" svg:font-family="Junicode:cv19" style:font-pitch="variable"/>
    <style:font-face style:name="Junicode:cv20=1" svg:font-family="Junicode:cv20=1" style:font-pitch="variable"/>
    <style:font-face style:name="Junicode:cv20=2" svg:font-family="Junicode:cv20=2" style:font-pitch="variable"/>
    <style:font-face style:name="Junicode:cv20=3" svg:font-family="Junicode:cv20=3" style:font-pitch="variable"/>
    <style:font-face style:name="Junicode:cv22" svg:font-family="Junicode:cv22" style:font-pitch="variable"/>
    <style:font-face style:name="Junicode:cv22=2" svg:font-family="Junicode:cv22=2" style:font-pitch="variable"/>
    <style:font-face style:name="Junicode:cv22=3" svg:font-family="Junicode:cv22=3" style:font-pitch="variable"/>
    <style:font-face style:name="Junicode:cv22=4" svg:font-family="Junicode:cv22=4" style:font-pitch="variable"/>
    <style:font-face style:name="Junicode:cv24" svg:font-family="Junicode:cv24" style:font-pitch="variable"/>
    <style:font-face style:name="Junicode:cv25" svg:font-family="Junicode:cv25" style:font-pitch="variable"/>
    <style:font-face style:name="Junicode:cv25=1" svg:font-family="Junicode:cv25=1" style:font-pitch="variable"/>
    <style:font-face style:name="Junicode:cv25=3" svg:font-family="Junicode:cv25=3" style:font-pitch="variable"/>
    <style:font-face style:name="Junicode:cv26" svg:font-family="Junicode:cv26" style:font-pitch="variable"/>
    <style:font-face style:name="Junicode:cv26=2" svg:font-family="Junicode:cv26=2" style:font-pitch="variable"/>
    <style:font-face style:name="Junicode:cv26=3" svg:font-family="Junicode:cv26=3" style:font-pitch="variable"/>
    <style:font-face style:name="Junicode:cv27" svg:font-family="Junicode:cv27" style:font-pitch="variable"/>
    <style:font-face style:name="Junicode:cv28" svg:font-family="Junicode:cv28" style:font-pitch="variable"/>
    <style:font-face style:name="Junicode:cv28=2" svg:font-family="Junicode:cv28=2" style:font-pitch="variable"/>
    <style:font-face style:name="Junicode:cv28=3" svg:font-family="Junicode:cv28=3" style:font-pitch="variable"/>
    <style:font-face style:name="Junicode:cv28=4" svg:font-family="Junicode:cv28=4" style:font-pitch="variable"/>
    <style:font-face style:name="Junicode:cv29" svg:font-family="Junicode:cv29" style:font-pitch="variable"/>
    <style:font-face style:name="Junicode:cv30" svg:font-family="Junicode:cv30" style:font-pitch="variable"/>
    <style:font-face style:name="Junicode:cv31" svg:font-family="Junicode:cv31" style:font-pitch="variable"/>
    <style:font-face style:name="Junicode:cv33" svg:font-family="Junicode:cv33" style:font-pitch="variable"/>
    <style:font-face style:name="Junicode:cv34" svg:font-family="Junicode:cv34" style:font-pitch="variable"/>
    <style:font-face style:name="Junicode:cv35" svg:font-family="Junicode:cv35" style:font-pitch="variable"/>
    <style:font-face style:name="Junicode:cv36" svg:font-family="Junicode:cv36" style:font-pitch="variable"/>
    <style:font-face style:name="Junicode:cv36=2" svg:font-family="Junicode:cv36=2" style:font-pitch="variable"/>
    <style:font-face style:name="Junicode:cv37" svg:font-family="Junicode:cv37" style:font-pitch="variable"/>
    <style:font-face style:name="Junicode:cv37=2" svg:font-family="Junicode:cv37=2" style:font-pitch="variable"/>
    <style:font-face style:name="Junicode:cv38" svg:font-family="Junicode:cv38" style:font-pitch="variable"/>
    <style:font-face style:name="Junicode:cv38=2" svg:font-family="Junicode:cv38=2" style:font-pitch="variable"/>
    <style:font-face style:name="Junicode:cv38=3" svg:font-family="Junicode:cv38=3" style:font-pitch="variable"/>
    <style:font-face style:name="Junicode:cv38=4" svg:font-family="Junicode:cv38=4" style:font-pitch="variable"/>
    <style:font-face style:name="Junicode:cv38=5" svg:font-family="Junicode:cv38=5" style:font-pitch="variable"/>
    <style:font-face style:name="Junicode:cv38=6" svg:font-family="Junicode:cv38=6" style:font-pitch="variable"/>
    <style:font-face style:name="Junicode:cv39" svg:font-family="Junicode:cv39" style:font-pitch="variable"/>
    <style:font-face style:name="Junicode:cv40" svg:font-family="Junicode:cv40" style:font-pitch="variable"/>
    <style:font-face style:name="Junicode:cv40=2" svg:font-family="Junicode:cv40=2" style:font-pitch="variable"/>
    <style:font-face style:name="Junicode:cv44" svg:font-family="Junicode:cv44" style:font-pitch="variable"/>
    <style:font-face style:name="Junicode:cv44=2" svg:font-family="Junicode:cv44=2" style:font-pitch="variable"/>
    <style:font-face style:name="Junicode:cv44=3" svg:font-family="Junicode:cv44=3" style:font-pitch="variable"/>
    <style:font-face style:name="Junicode:cv44=4" svg:font-family="Junicode:cv44=4" style:font-pitch="variable"/>
    <style:font-face style:name="Junicode:cv48" svg:font-family="Junicode:cv48" style:font-pitch="variable"/>
    <style:font-face style:name="Junicode:cv48=2" svg:font-family="Junicode:cv48=2" style:font-pitch="variable"/>
    <style:font-face style:name="Junicode:cv48=3" svg:font-family="Junicode:cv48=3" style:font-pitch="variable"/>
    <style:font-face style:name="Junicode:cv48=4" svg:font-family="Junicode:cv48=4" style:font-pitch="variable"/>
    <style:font-face style:name="Junicode:cv49" svg:font-family="Junicode:cv49" style:font-pitch="variable"/>
    <style:font-face style:name="Junicode:cv50" svg:font-family="Junicode:cv50" style:font-pitch="variable"/>
    <style:font-face style:name="Junicode:cv50=2" svg:font-family="Junicode:cv50=2" style:font-pitch="variable"/>
    <style:font-face style:name="Junicode:cv51" svg:font-family="Junicode:cv51" style:font-pitch="variable"/>
    <style:font-face style:name="Junicode:cv52" svg:font-family="Junicode:cv52" style:font-pitch="variable"/>
    <style:font-face style:name="Junicode:cv52=2" svg:font-family="Junicode:cv52=2" style:font-pitch="variable"/>
    <style:font-face style:name="Junicode:cv53" svg:font-family="Junicode:cv53" style:font-pitch="variable"/>
    <style:font-face style:name="Junicode:cv53=2" svg:font-family="Junicode:cv53=2" style:font-pitch="variable"/>
    <style:font-face style:name="Junicode:cv53=3" svg:font-family="Junicode:cv53=3" style:font-pitch="variable"/>
    <style:font-face style:name="Junicode:cv54" svg:font-family="Junicode:cv54" style:font-pitch="variable"/>
    <style:font-face style:name="Junicode:cv54=2" svg:font-family="Junicode:cv54=2" style:font-pitch="variable"/>
    <style:font-face style:name="Junicode:cv55" svg:font-family="Junicode:cv55" style:font-pitch="variable"/>
    <style:font-face style:name="Junicode:cv55=2" svg:font-family="Junicode:cv55=2" style:font-pitch="variable"/>
    <style:font-face style:name="Junicode:cv56" svg:font-family="Junicode:cv56" style:font-pitch="variable"/>
    <style:font-face style:name="Junicode:cv57" svg:font-family="Junicode:cv57" style:font-pitch="variable"/>
    <style:font-face style:name="Junicode:cv57=2" svg:font-family="Junicode:cv57=2" style:font-pitch="variable"/>
    <style:font-face style:name="Junicode:cv57=3" svg:font-family="Junicode:cv57=3" style:font-pitch="variable"/>
    <style:font-face style:name="Junicode:cv59" svg:font-family="Junicode:cv59" style:font-pitch="variable"/>
    <style:font-face style:name="Junicode:cv59=2" svg:font-family="Junicode:cv59=2" style:font-pitch="variable"/>
    <style:font-face style:name="Junicode:cv59=3" svg:font-family="Junicode:cv59=3" style:font-pitch="variable"/>
    <style:font-face style:name="Junicode:cv60" svg:font-family="Junicode:cv60" style:font-pitch="variable"/>
    <style:font-face style:name="Junicode:cv61" svg:font-family="Junicode:cv61" style:font-pitch="variable"/>
    <style:font-face style:name="Junicode:cv62" svg:font-family="Junicode:cv62" style:font-pitch="variable"/>
    <style:font-face style:name="Junicode:cv62&amp;ss10" svg:font-family="Junicode:cv62&amp;ss10" style:font-pitch="variable"/>
    <style:font-face style:name="Junicode:cv63" svg:font-family="Junicode:cv63" style:font-pitch="variable"/>
    <style:font-face style:name="Junicode:cv64" svg:font-family="Junicode:cv64" style:font-pitch="variable"/>
    <style:font-face style:name="Junicode:cv65" svg:font-family="Junicode:cv65" style:font-pitch="variable"/>
    <style:font-face style:name="Junicode:cv66" svg:font-family="Junicode:cv66" style:font-pitch="variable"/>
    <style:font-face style:name="Junicode:cv66=2" svg:font-family="Junicode:cv66=2" style:font-pitch="variable"/>
    <style:font-face style:name="Junicode:cv66=3" svg:font-family="Junicode:cv66=3" style:font-pitch="variable"/>
    <style:font-face style:name="Junicode:cv66=4" svg:font-family="Junicode:cv66=4" style:font-pitch="variable"/>
    <style:font-face style:name="Junicode:cv67" svg:font-family="Junicode:cv67" style:font-pitch="variable"/>
    <style:font-face style:name="Junicode:cv67&amp;ss01" svg:font-family="Junicode:cv67&amp;ss01" style:font-pitch="variable"/>
    <style:font-face style:name="Junicode:cv68" svg:font-family="Junicode:cv68" style:font-pitch="variable"/>
    <style:font-face style:name="Junicode:cv69" svg:font-family="Junicode:cv69" style:font-pitch="variable"/>
    <style:font-face style:name="Junicode:cv69=2" svg:font-family="Junicode:cv69=2" style:font-pitch="variable"/>
    <style:font-face style:name="Junicode:cv70" svg:font-family="Junicode:cv70" style:font-pitch="variable"/>
    <style:font-face style:name="Junicode:cv70=10" svg:font-family="Junicode:cv70=10" style:font-pitch="variable"/>
    <style:font-face style:name="Junicode:cv70=11" svg:font-family="Junicode:cv70=11" style:font-pitch="variable"/>
    <style:font-face style:name="Junicode:cv70=12" svg:font-family="Junicode:cv70=12" style:font-pitch="variable"/>
    <style:font-face style:name="Junicode:cv70=13" svg:font-family="Junicode:cv70=13" style:font-pitch="variable"/>
    <style:font-face style:name="Junicode:cv70=14" svg:font-family="Junicode:cv70=14" style:font-pitch="variable"/>
    <style:font-face style:name="Junicode:cv70=15" svg:font-family="Junicode:cv70=15" style:font-pitch="variable"/>
    <style:font-face style:name="Junicode:cv70=16" svg:font-family="Junicode:cv70=16" style:font-pitch="variable"/>
    <style:font-face style:name="Junicode:cv70=17" svg:font-family="Junicode:cv70=17" style:font-pitch="variable"/>
    <style:font-face style:name="Junicode:cv70=18" svg:font-family="Junicode:cv70=18" style:font-pitch="variable"/>
    <style:font-face style:name="Junicode:cv70=19" svg:font-family="Junicode:cv70=19" style:font-pitch="variable"/>
    <style:font-face style:name="Junicode:cv70=2" svg:font-family="Junicode:cv70=2" style:font-pitch="variable"/>
    <style:font-face style:name="Junicode:cv70=20" svg:font-family="Junicode:cv70=20" style:font-pitch="variable"/>
    <style:font-face style:name="Junicode:cv70=3" svg:font-family="Junicode:cv70=3" style:font-pitch="variable"/>
    <style:font-face style:name="Junicode:cv70=4" svg:font-family="Junicode:cv70=4" style:font-pitch="variable"/>
    <style:font-face style:name="Junicode:cv70=5" svg:font-family="Junicode:cv70=5" style:font-pitch="variable"/>
    <style:font-face style:name="Junicode:cv70=6" svg:font-family="Junicode:cv70=6" style:font-pitch="variable"/>
    <style:font-face style:name="Junicode:cv70=7" svg:font-family="Junicode:cv70=7" style:font-pitch="variable"/>
    <style:font-face style:name="Junicode:cv70=8" svg:font-family="Junicode:cv70=8" style:font-pitch="variable"/>
    <style:font-face style:name="Junicode:cv70=9" svg:font-family="Junicode:cv70=9" style:font-pitch="variable"/>
    <style:font-face style:name="Junicode:cv71" svg:font-family="Junicode:cv71" style:font-pitch="variable"/>
    <style:font-face style:name="Junicode:cv72" svg:font-family="Junicode:cv72" style:font-pitch="variable"/>
    <style:font-face style:name="Junicode:cv72=2" svg:font-family="Junicode:cv72=2" style:font-pitch="variable"/>
    <style:font-face style:name="Junicode:cv73" svg:font-family="Junicode:cv73" style:font-pitch="variable"/>
    <style:font-face style:name="Junicode:cv73=2" svg:font-family="Junicode:cv73=2" style:font-pitch="variable"/>
    <style:font-face style:name="Junicode:cv73=3" svg:font-family="Junicode:cv73=3" style:font-pitch="variable"/>
    <style:font-face style:name="Junicode:cv73=4" svg:font-family="Junicode:cv73=4" style:font-pitch="variable"/>
    <style:font-face style:name="Junicode:cv73=5" svg:font-family="Junicode:cv73=5" style:font-pitch="variable"/>
    <style:font-face style:name="Junicode:cv74" svg:font-family="Junicode:cv74" style:font-pitch="variable"/>
    <style:font-face style:name="Junicode:cv74=2" svg:font-family="Junicode:cv74=2" style:font-pitch="variable"/>
    <style:font-face style:name="Junicode:cv74=3" svg:font-family="Junicode:cv74=3" style:font-pitch="variable"/>
    <style:font-face style:name="Junicode:cv74=4" svg:font-family="Junicode:cv74=4" style:font-pitch="variable"/>
    <style:font-face style:name="Junicode:cv75" svg:font-family="Junicode:cv75" style:font-pitch="variable"/>
    <style:font-face style:name="Junicode:cv76" svg:font-family="Junicode:cv76" style:font-pitch="variable"/>
    <style:font-face style:name="Junicode:cv76=2" svg:font-family="Junicode:cv76=2" style:font-pitch="variable"/>
    <style:font-face style:name="Junicode:cv76=3" svg:font-family="Junicode:cv76=3" style:font-pitch="variable"/>
    <style:font-face style:name="Junicode:cv77" svg:font-family="Junicode:cv77" style:font-pitch="variable"/>
    <style:font-face style:name="Junicode:cv78" svg:font-family="Junicode:cv78" style:font-pitch="variable"/>
    <style:font-face style:name="Junicode:cv79" svg:font-family="Junicode:cv79" style:font-pitch="variable"/>
    <style:font-face style:name="Junicode:cv79=2" svg:font-family="Junicode:cv79=2" style:font-pitch="variable"/>
    <style:font-face style:name="Junicode:cv80" svg:font-family="Junicode:cv80" style:font-pitch="variable"/>
    <style:font-face style:name="Junicode:cv81" svg:font-family="Junicode:cv81" style:font-pitch="variable"/>
    <style:font-face style:name="Junicode:cv81=2" svg:font-family="Junicode:cv81=2" style:font-pitch="variable"/>
    <style:font-face style:name="Junicode:cv81=2&amp;case" svg:font-family="Junicode:cv81=2&amp;case" style:font-pitch="variable"/>
    <style:font-face style:name="Junicode:cv81=2&amp;smcp" svg:font-family="Junicode:cv81=2&amp;smcp" style:font-pitch="variable"/>
    <style:font-face style:name="Junicode:cv81=3" svg:font-family="Junicode:cv81=3" style:font-pitch="variable"/>
    <style:font-face style:name="Junicode:cv82" svg:font-family="Junicode:cv82" style:font-pitch="variable"/>
    <style:font-face style:name="Junicode:cv82=2" svg:font-family="Junicode:cv82=2" style:font-pitch="variable"/>
    <style:font-face style:name="Junicode:cv83" svg:font-family="Junicode:cv83" style:font-pitch="variable"/>
    <style:font-face style:name="Junicode:cv84" svg:font-family="Junicode:cv84" style:font-pitch="variable"/>
    <style:font-face style:name="Junicode:cv84=10" svg:font-family="Junicode:cv84=10" style:font-pitch="variable"/>
    <style:font-face style:name="Junicode:cv84=11" svg:font-family="Junicode:cv84=11" style:font-pitch="variable"/>
    <style:font-face style:name="Junicode:cv84=12" svg:font-family="Junicode:cv84=12" style:font-pitch="variable"/>
    <style:font-face style:name="Junicode:cv84=13" svg:font-family="Junicode:cv84=13" style:font-pitch="variable"/>
    <style:font-face style:name="Junicode:cv84=14" svg:font-family="Junicode:cv84=14" style:font-pitch="variable"/>
    <style:font-face style:name="Junicode:cv84=15" svg:font-family="Junicode:cv84=15" style:font-pitch="variable"/>
    <style:font-face style:name="Junicode:cv84=16" svg:font-family="Junicode:cv84=16" style:font-pitch="variable"/>
    <style:font-face style:name="Junicode:cv84=17" svg:font-family="Junicode:cv84=17" style:font-pitch="variable"/>
    <style:font-face style:name="Junicode:cv84=18" svg:font-family="Junicode:cv84=18" style:font-pitch="variable"/>
    <style:font-face style:name="Junicode:cv84=19" svg:font-family="Junicode:cv84=19" style:font-pitch="variable"/>
    <style:font-face style:name="Junicode:cv84=2" svg:font-family="Junicode:cv84=2" style:font-pitch="variable"/>
    <style:font-face style:name="Junicode:cv84=20" svg:font-family="Junicode:cv84=20" style:font-pitch="variable"/>
    <style:font-face style:name="Junicode:cv84=21" svg:font-family="Junicode:cv84=21" style:font-pitch="variable"/>
    <style:font-face style:name="Junicode:cv84=22" svg:font-family="Junicode:cv84=22" style:font-pitch="variable"/>
    <style:font-face style:name="Junicode:cv84=23" svg:font-family="Junicode:cv84=23" style:font-pitch="variable"/>
    <style:font-face style:name="Junicode:cv84=24" svg:font-family="Junicode:cv84=24" style:font-pitch="variable"/>
    <style:font-face style:name="Junicode:cv84=25" svg:font-family="Junicode:cv84=25" style:font-pitch="variable"/>
    <style:font-face style:name="Junicode:cv84=26" svg:font-family="Junicode:cv84=26" style:font-pitch="variable"/>
    <style:font-face style:name="Junicode:cv84=27" svg:font-family="Junicode:cv84=27" style:font-pitch="variable"/>
    <style:font-face style:name="Junicode:cv84=28" svg:font-family="Junicode:cv84=28" style:font-pitch="variable"/>
    <style:font-face style:name="Junicode:cv84=29" svg:font-family="Junicode:cv84=29" style:font-pitch="variable"/>
    <style:font-face style:name="Junicode:cv84=3" svg:font-family="Junicode:cv84=3" style:font-pitch="variable"/>
    <style:font-face style:name="Junicode:cv84=30" svg:font-family="Junicode:cv84=30" style:font-pitch="variable"/>
    <style:font-face style:name="Junicode:cv84=31" svg:font-family="Junicode:cv84=31" style:font-pitch="variable"/>
    <style:font-face style:name="Junicode:cv84=32" svg:font-family="Junicode:cv84=32" style:font-pitch="variable"/>
    <style:font-face style:name="Junicode:cv84=33" svg:font-family="Junicode:cv84=33" style:font-pitch="variable"/>
    <style:font-face style:name="Junicode:cv84=34" svg:font-family="Junicode:cv84=34" style:font-pitch="variable"/>
    <style:font-face style:name="Junicode:cv84=35" svg:font-family="Junicode:cv84=35" style:font-pitch="variable"/>
    <style:font-face style:name="Junicode:cv84=36" svg:font-family="Junicode:cv84=36" style:font-pitch="variable"/>
    <style:font-face style:name="Junicode:cv84=37" svg:font-family="Junicode:cv84=37" style:font-pitch="variable"/>
    <style:font-face style:name="Junicode:cv84=4" svg:font-family="Junicode:cv84=4" style:font-pitch="variable"/>
    <style:font-face style:name="Junicode:cv84=5" svg:font-family="Junicode:cv84=5" style:font-pitch="variable"/>
    <style:font-face style:name="Junicode:cv84=6" svg:font-family="Junicode:cv84=6" style:font-pitch="variable"/>
    <style:font-face style:name="Junicode:cv84=7" svg:font-family="Junicode:cv84=7" style:font-pitch="variable"/>
    <style:font-face style:name="Junicode:cv84=8" svg:font-family="Junicode:cv84=8" style:font-pitch="variable"/>
    <style:font-face style:name="Junicode:cv84=9" svg:font-family="Junicode:cv84=9" style:font-pitch="variable"/>
    <style:font-face style:name="Junicode:cv85" svg:font-family="Junicode:cv85" style:font-pitch="variable"/>
    <style:font-face style:name="Junicode:cv86" svg:font-family="Junicode:cv86" style:font-pitch="variable"/>
    <style:font-face style:name="Junicode:cv87" svg:font-family="Junicode:cv87" style:font-pitch="variable"/>
    <style:font-face style:name="Junicode:cv88" svg:font-family="Junicode:cv88" style:font-pitch="variable"/>
    <style:font-face style:name="Junicode:cv89" svg:font-family="Junicode:cv89" style:font-pitch="variable"/>
    <style:font-face style:name="Junicode:cv90" svg:font-family="Junicode:cv90" style:font-pitch="variable"/>
    <style:font-face style:name="Junicode:cv91" svg:font-family="Junicode:cv91" style:font-pitch="variable"/>
    <style:font-face style:name="Junicode:cv91=2" svg:font-family="Junicode:cv91=2" style:font-pitch="variable"/>
    <style:font-face style:name="Junicode:cv91=3" svg:font-family="Junicode:cv91=3" style:font-pitch="variable"/>
    <style:font-face style:name="Junicode:cv92" svg:font-family="Junicode:cv92" style:font-pitch="variable"/>
    <style:font-face style:name="Junicode:cv93" svg:font-family="Junicode:cv93" style:font-pitch="variable"/>
    <style:font-face style:name="Junicode:cv93=10" svg:font-family="Junicode:cv93=10" style:font-pitch="variable"/>
    <style:font-face style:name="Junicode:cv93=11" svg:font-family="Junicode:cv93=11" style:font-pitch="variable"/>
    <style:font-face style:name="Junicode:cv93=12" svg:font-family="Junicode:cv93=12" style:font-pitch="variable"/>
    <style:font-face style:name="Junicode:cv93=13" svg:font-family="Junicode:cv93=13" style:font-pitch="variable"/>
    <style:font-face style:name="Junicode:cv93=14" svg:font-family="Junicode:cv93=14" style:font-pitch="variable"/>
    <style:font-face style:name="Junicode:cv93=15" svg:font-family="Junicode:cv93=15" style:font-pitch="variable"/>
    <style:font-face style:name="Junicode:cv93=16" svg:font-family="Junicode:cv93=16" style:font-pitch="variable"/>
    <style:font-face style:name="Junicode:cv93=17" svg:font-family="Junicode:cv93=17" style:font-pitch="variable"/>
    <style:font-face style:name="Junicode:cv93=18" svg:font-family="Junicode:cv93=18" style:font-pitch="variable"/>
    <style:font-face style:name="Junicode:cv93=19" svg:font-family="Junicode:cv93=19" style:font-pitch="variable"/>
    <style:font-face style:name="Junicode:cv93=2" svg:font-family="Junicode:cv93=2" style:font-pitch="variable"/>
    <style:font-face style:name="Junicode:cv93=20" svg:font-family="Junicode:cv93=20" style:font-pitch="variable"/>
    <style:font-face style:name="Junicode:cv93=21" svg:font-family="Junicode:cv93=21" style:font-pitch="variable"/>
    <style:font-face style:name="Junicode:cv93=22" svg:font-family="Junicode:cv93=22" style:font-pitch="variable"/>
    <style:font-face style:name="Junicode:cv93=24" svg:font-family="Junicode:cv93=24" style:font-pitch="variable"/>
    <style:font-face style:name="Junicode:cv93=25" svg:font-family="Junicode:cv93=25" style:font-pitch="variable"/>
    <style:font-face style:name="Junicode:cv93=26" svg:font-family="Junicode:cv93=26" style:font-pitch="variable"/>
    <style:font-face style:name="Junicode:cv93=27" svg:font-family="Junicode:cv93=27" style:font-pitch="variable"/>
    <style:font-face style:name="Junicode:cv93=3" svg:font-family="Junicode:cv93=3" style:font-pitch="variable"/>
    <style:font-face style:name="Junicode:cv93=4" svg:font-family="Junicode:cv93=4" style:font-pitch="variable"/>
    <style:font-face style:name="Junicode:cv93=5" svg:font-family="Junicode:cv93=5" style:font-pitch="variable"/>
    <style:font-face style:name="Junicode:cv93=6" svg:font-family="Junicode:cv93=6" style:font-pitch="variable"/>
    <style:font-face style:name="Junicode:cv93=7" svg:font-family="Junicode:cv93=7" style:font-pitch="variable"/>
    <style:font-face style:name="Junicode:cv93=8" svg:font-family="Junicode:cv93=8" style:font-pitch="variable"/>
    <style:font-face style:name="Junicode:cv93=9" svg:font-family="Junicode:cv93=9" style:font-pitch="variable"/>
    <style:font-face style:name="Junicode:cv94" svg:font-family="Junicode:cv94" style:font-pitch="variable"/>
    <style:font-face style:name="Junicode:cv95" svg:font-family="Junicode:cv95" style:font-pitch="variable"/>
    <style:font-face style:name="Junicode:cv95=2" svg:font-family="Junicode:cv95=2" style:font-pitch="variable"/>
    <style:font-face style:name="Junicode:cv95=3" svg:font-family="Junicode:cv95=3" style:font-pitch="variable"/>
    <style:font-face style:name="Junicode:cv95=4" svg:font-family="Junicode:cv95=4" style:font-pitch="variable"/>
    <style:font-face style:name="Junicode:cv95=5" svg:font-family="Junicode:cv95=5" style:font-pitch="variable"/>
    <style:font-face style:name="Junicode:cv95=6" svg:font-family="Junicode:cv95=6" style:font-pitch="variable"/>
    <style:font-face style:name="Junicode:cv96" svg:font-family="Junicode:cv96" style:font-pitch="variable"/>
    <style:font-face style:name="Junicode:cv97" svg:font-family="Junicode:cv97" style:font-pitch="variable"/>
    <style:font-face style:name="Junicode:cv98" svg:font-family="Junicode:cv98" style:font-pitch="variable"/>
    <style:font-face style:name="Junicode:cv99&amp;smcp&amp;hlig" svg:font-family="Junicode:cv99&amp;smcp&amp;hlig" style:font-pitch="variable"/>
    <style:font-face style:name="Junicode:dlig" svg:font-family="Junicode:dlig" style:font-pitch="variable"/>
    <style:font-face style:name="Junicode:hist" svg:font-family="Junicode:hist" style:font-pitch="variable"/>
    <style:font-face style:name="Junicode:hist&amp;hlig" svg:font-family="Junicode:hist&amp;hlig" style:font-pitch="variable"/>
    <style:font-face style:name="Junicode:hlig" svg:font-family="Junicode:hlig" style:font-pitch="variable"/>
    <style:font-face style:name="Junicode:hlig&amp;smcp" svg:font-family="Junicode:hlig&amp;smcp" style:font-pitch="variable"/>
    <style:font-face style:name="Junicode:hlig&amp;ss01" svg:font-family="Junicode:hlig&amp;ss01" style:font-pitch="variable"/>
    <style:font-face style:name="Junicode:lnum" svg:font-family="Junicode:lnum" style:font-pitch="variable"/>
    <style:font-face style:name="Junicode:lnum&amp;pnum" svg:font-family="Junicode:lnum&amp;pnum" style:font-pitch="variable"/>
    <style:font-face style:name="Junicode:nalt=1" svg:font-family="Junicode:nalt=1" style:font-pitch="variable"/>
    <style:font-face style:name="Junicode:nalt=2" svg:font-family="Junicode:nalt=2" style:font-pitch="variable"/>
    <style:font-face style:name="Junicode:nalt=3" svg:font-family="Junicode:nalt=3" style:font-pitch="variable"/>
    <style:font-face style:name="Junicode:nalt=4" svg:font-family="Junicode:nalt=4" style:font-pitch="variable"/>
    <style:font-face style:name="Junicode:nalt=5" svg:font-family="Junicode:nalt=5" style:font-pitch="variable"/>
    <style:font-face style:name="Junicode:onum&amp;pnum" svg:font-family="Junicode:onum&amp;pnum" style:font-pitch="variable"/>
    <style:font-face style:name="Junicode:onum&amp;tnum" svg:font-family="Junicode:onum&amp;tnum" style:font-pitch="variable"/>
    <style:font-face style:name="Junicode:ornm" svg:font-family="Junicode:ornm" style:font-pitch="variable"/>
    <style:font-face style:name="Junicode:ornm=1" svg:font-family="Junicode:ornm=1" style:font-pitch="variable"/>
    <style:font-face style:name="Junicode:ornm=2" svg:font-family="Junicode:ornm=2" style:font-pitch="variable"/>
    <style:font-face style:name="Junicode:ornm=3" svg:font-family="Junicode:ornm=3" style:font-pitch="variable"/>
    <style:font-face style:name="Junicode:ornm=4" svg:font-family="Junicode:ornm=4" style:font-pitch="variable"/>
    <style:font-face style:name="Junicode:pcap" svg:font-family="Junicode:pcap" style:font-pitch="variable"/>
    <style:font-face style:name="Junicode:pnum" svg:font-family="Junicode:pnum" style:font-pitch="variable"/>
    <style:font-face style:name="Junicode:smcp" svg:font-family="Junicode:smcp" style:font-pitch="variable"/>
    <style:font-face style:name="Junicode:smcp1" svg:font-family="Junicode:smcp" style:font-adornments="Bold" style:font-pitch="variable"/>
    <style:font-face style:name="Junicode:smcp2" svg:font-family="Junicode:smcp" style:font-adornments="Regular" style:font-pitch="variable"/>
    <style:font-face style:name="Junicode:smcp&amp;cv84=11" svg:font-family="Junicode:smcp&amp;cv84=11" style:font-pitch="variable"/>
    <style:font-face style:name="Junicode:smcp&amp;cv99" svg:font-family="Junicode:smcp&amp;cv99" style:font-pitch="variable"/>
    <style:font-face style:name="Junicode:smcp&amp;cv99&amp;hlig" svg:font-family="Junicode:smcp&amp;cv99&amp;hlig" style:font-pitch="variable"/>
    <style:font-face style:name="Junicode:smcp&amp;hlig" svg:font-family="Junicode:smcp&amp;hlig" style:font-pitch="variable"/>
    <style:font-face style:name="Junicode:smcp&amp;pnum&amp;onum" svg:font-family="Junicode:smcp&amp;pnum&amp;onum" style:font-pitch="variable"/>
    <style:font-face style:name="Junicode:smcp&amp;ss07" svg:font-family="Junicode:smcp&amp;ss07" style:font-pitch="variable"/>
    <style:font-face style:name="Junicode:ss01" svg:font-family="Junicode:ss01" style:font-pitch="variable"/>
    <style:font-face style:name="Junicode:ss01&amp;hist" svg:font-family="Junicode:ss01&amp;hist" style:font-pitch="variable"/>
    <style:font-face style:name="Junicode:ss01&amp;hist&amp;hlig" svg:font-family="Junicode:ss01&amp;hist&amp;hlig" style:font-pitch="variable"/>
    <style:font-face style:name="Junicode:ss01&amp;hlig" svg:font-family="Junicode:ss01&amp;hlig" style:font-pitch="variable"/>
    <style:font-face style:name="Junicode:ss02" svg:font-family="Junicode:ss02" style:font-pitch="variable"/>
    <style:font-face style:name="Junicode:ss03" svg:font-family="Junicode:ss03" style:font-pitch="variable"/>
    <style:font-face style:name="Junicode:ss04" svg:font-family="Junicode:ss04" style:font-pitch="variable"/>
    <style:font-face style:name="Junicode:ss05" svg:font-family="Junicode:ss05" style:font-pitch="variable"/>
    <style:font-face style:name="Junicode:ss05&amp;hist" svg:font-family="Junicode:ss05&amp;hist" style:font-pitch="variable"/>
    <style:font-face style:name="Junicode:ss06" svg:font-family="Junicode:ss06" style:font-pitch="variable"/>
    <style:font-face style:name="Junicode:ss07" svg:font-family="Junicode:ss07" style:font-pitch="variable"/>
    <style:font-face style:name="Junicode:ss08" svg:font-family="Junicode:ss08" style:font-pitch="variable"/>
    <style:font-face style:name="Junicode:ss10" svg:font-family="Junicode:ss10" style:font-pitch="variable"/>
    <style:font-face style:name="Junicode:ss11" svg:font-family="Junicode:ss11" style:font-pitch="variable"/>
    <style:font-face style:name="Junicode:ss11&amp;hlig" svg:font-family="Junicode:ss11&amp;hlig" style:font-pitch="variable"/>
    <style:font-face style:name="Junicode:ss12" svg:font-family="Junicode:ss12" style:font-pitch="variable"/>
    <style:font-face style:name="Junicode:ss12&amp;rtlm" svg:font-family="Junicode:ss12&amp;rtlm" style:font-pitch="variable"/>
    <style:font-face style:name="Junicode:ss13" svg:font-family="Junicode:ss13" style:font-pitch="variable"/>
    <style:font-face style:name="Junicode:ss14" svg:font-family="Junicode:ss14" style:font-pitch="variable"/>
    <style:font-face style:name="Junicode:ss14&amp;ss15" svg:font-family="Junicode:ss14&amp;ss15" style:font-pitch="variable"/>
    <style:font-face style:name="Junicode:ss16" svg:font-family="Junicode:ss16" style:font-pitch="variable"/>
    <style:font-face style:name="Junicode:ss17" svg:font-family="Junicode:ss17" style:font-pitch="variable"/>
    <style:font-face style:name="Junicode:ss19" svg:font-family="Junicode:ss19" style:font-pitch="variable"/>
    <style:font-face style:name="Junicode:ss20" svg:font-family="Junicode:ss20" style:font-pitch="variable"/>
    <style:font-face style:name="Junicode:ss20&amp;cv84=17" svg:font-family="Junicode:ss20&amp;cv84=17" style:font-pitch="variable"/>
    <style:font-face style:name="Junicode:subs" svg:font-family="Junicode:subs" style:font-pitch="variable"/>
    <style:font-face style:name="Junicode:subs&amp;pnum&amp;onum" svg:font-family="Junicode:subs&amp;pnum&amp;onum" style:font-pitch="variable"/>
    <style:font-face style:name="Junicode:sups" svg:font-family="Junicode:sups" style:font-pitch="variable"/>
    <style:font-face style:name="Junicode:sups&amp;pnum&amp;onum" svg:font-family="Junicode:sups&amp;pnum&amp;onum" style:font-pitch="variable"/>
    <style:font-face style:name="Junicode:zero" svg:font-family="Junicode:zero" style:font-pitch="variable"/>
    <style:font-face style:name="Junicode:zero&amp;onum" svg:font-family="Junicode:zero&amp;onum" style:font-pitch="variable"/>
    <style:font-face style:name="Junicode:zero&amp;onum&amp;pnum" svg:font-family="Junicode:zero&amp;onum&amp;pnum" style:font-pitch="variable"/>
    <style:font-face style:name="Junicode:zero&amp;pnum" svg:font-family="Junicode:zero&amp;pnum" style:font-pitch="variable"/>
    <style:font-face style:name="Junicode:zero&amp;subs" svg:font-family="Junicode:zero&amp;subs" style:font-pitch="variable"/>
    <style:font-face style:name="Junicode:zero&amp;subs&amp;onum&amp;pnum" svg:font-family="Junicode:zero&amp;subs&amp;onum&amp;pnum" style:font-pitch="variable"/>
    <style:font-face style:name="Junicode:zero&amp;sups" svg:font-family="Junicode:zero&amp;sups" style:font-pitch="variable"/>
    <style:font-face style:name="Junicode:zero&amp;sups&amp;onum&amp;pnum" svg:font-family="Junicode:zero&amp;sups&amp;onum&amp;pnum" style:font-pitch="variable"/>
    <style:font-face style:name="JuniusX1" svg:font-family="JuniusX" style:font-adornments="Bold" style:font-pitch="variable"/>
    <style:font-face style:name="JuniusX" svg:font-family="JuniusX" style:font-adornments="Condensed" style:font-pitch="variable"/>
    <style:font-face style:name="JuniusX:c2sc" svg:font-family="JuniusX:c2sc" style:font-pitch="variable"/>
    <style:font-face style:name="JuniusX:onum&amp;tnum" svg:font-family="JuniusX:onum&amp;tnum" style:font-pitch="variable"/>
    <style:font-face style:name="JuniusX:smcp" svg:font-family="JuniusX:smcp" style:font-pitch="variable"/>
    <style:font-face style:name="JuniusX:ss10" svg:font-family="JuniusX:ss10" style:font-adornments="Regular"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style:contextual-spacing="false" fo:line-height="0.25in" style:page-number="auto"/>
      <style:text-properties style:font-name="Junicode1" fo:font-family="Junicode" style:font-style-name="Regular"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fo:line-height="0.25in"/>
      <style:text-properties fo:color="#127622" loext:opacity="100%" style:font-name="Junicode2" fo:font-family="Junicode"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1in" style:contextual-spacing="false"/>
      <style:text-properties fo:color="#8d281e" loext:opacity="100%" style:font-name="Junicode2" fo:font-family="Junicode" style:font-style-name="Bold" style:font-pitch="variable" fo:font-size="16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margin-top="0in" fo:margin-bottom="0in" style:contextual-spacing="false" fo:line-height="0.2201in" fo:text-align="center" style:justify-single-word="false" fo:orphans="0" fo:widows="0" text:number-lines="false" text:line-number="0"/>
      <style:text-properties fo:font-size="12pt" fo:language="zxx" fo:country="none" fo:font-weight="normal"/>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margin-top="0in" fo:margin-bottom="0in" style:contextual-spacing="false" fo:line-height="0.25in" fo:text-align="center" style:justify-single-word="false" text:number-lines="false" text:line-number="0"/>
      <style:text-properties style:font-name="Junicode:smcp1" fo:font-family="Junicode:smcp" style:font-style-name="Bold" style:font-pitch="variable"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 fo:font-family="JuniusX:ss10" style:font-style-name="Regular" style:font-pitch="variable" fo:font-size="14pt"/>
    </style:style>
    <style:style style:name="Emphasis" style:family="text">
      <style:text-properties fo:font-style="italic" style:font-style-asian="italic" style:font-style-complex="italic"/>
    </style:style>
    <style:style style:name="UName" style:family="text">
      <style:text-properties style:font-name="Junicode:smcp2" fo:font-family="Junicode:smcp" style:font-style-name="Regular" style:font-pitch="variable"/>
    </style:style>
    <style:style style:name="letter_20_example" style:display-name="letter example" style:family="text">
      <style:text-properties style:font-name="Junicode2" fo:font-family="Junicode" style:font-style-name="Bold" style:font-pitch="variabl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_20_left">
      <style:paragraph-properties fo:text-align="end" style:justify-single-word="false"/>
      <style:text-properties style:font-name="Junicode:smcp&amp;pnum&amp;onum"/>
    </style:style>
    <style:style style:name="MP2" style:family="paragraph" style:parent-style-name="Header_20_left">
      <style:text-properties style:font-name="Junicode:smcp&amp;pnum&amp;onum" fo:letter-spacing="0.0138in" officeooo:rsid="023539d6" officeooo:paragraph-rsid="023539d6"/>
    </style:style>
    <style:style style:name="MT1" style:family="text">
      <style:text-properties officeooo:rsid="032596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code 2 Feature Reference, p. <text:page-number text:select-page="current">9</text:page-number>/<text:page-count>23</text:page-count></text:p>
      </style:header>
      <style:header-left>
        <text:p text:style-name="MP2">Junicode <text:span text:style-name="MT1">2</text:span> Feature Reference, p. <text:page-number text:select-page="current">10</text:page-number>/<text:page-count>23</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1-09-28T06:30:40.246348071</dc:date>
    <meta:editing-duration>P19DT9H56M47S</meta:editing-duration>
    <meta:editing-cycles>522</meta:editing-cycles>
    <meta:generator>LibreOffice/7.1.4.2$MacOSX_X86_64 LibreOffice_project/a529a4fab45b75fefc5b6226684193eb000654f6</meta:generator>
    <meta:print-date>2020-10-21T09:40:57.846013746</meta:print-date>
    <meta:document-statistic meta:table-count="2" meta:image-count="0" meta:object-count="0" meta:page-count="23" meta:paragraph-count="627" meta:word-count="5464" meta:character-count="31733" meta:non-whitespace-character-count="26846"/>
  </office:meta>
</office:document-meta>
</file>